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861cm" svg:height="18.356cm" svg:x="28.36cm" svg:y="7.384cm">
            <draw:object draw:notify-on-update-of-ranges="Sheet1.G14:Sheet1.G14 Sheet1.G15:Sheet1.G114 Sheet1.G13:Sheet1.G13 Sheet1.H15:Sheet1.H114 Sheet1.I13:Sheet1.I13 Sheet1.J15:Sheet1.J114 Sheet1.I15:Sheet1.I114 Sheet1.K13:Sheet1.K13 Sheet1.L15:Sheet1.L114 Sheet1.K15:Sheet1.K1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4" table:default-cell-style-name="ce1"/>
        <table:table-column table:style-name="co1" table:number-columns-repeated="193" table:default-cell-style-name="Default"/>
        <table:table-row table:style-name="ro1">
          <table:table-cell table:number-columns-repeated="2"/>
          <table:table-cell office:value-type="string" calcext:value-type="string">
            <text:p>X = {</text:p>
          </table:table-cell>
          <table:table-cell table:number-columns-repeated="3"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59318" calcext:value-type="float">
            <text:p>0.159318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314567" calcext:value-type="float">
            <text:p>0.314567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461779" calcext:value-type="float">
            <text:p>0.461779</text:p>
          </table:table-cell>
          <table:table-cell office:value-type="float" office:value="0.04" calcext:value-type="float">
            <text:p>0.04</text:p>
          </table:table-cell>
          <table:table-cell office:value-type="float" office:value="0.597195" calcext:value-type="float">
            <text:p>0.597195</text:p>
          </table:table-cell>
          <table:table-cell office:value-type="float" office:value="0.05" calcext:value-type="float">
            <text:p>0.05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06" calcext:value-type="float">
            <text:p>0.06</text:p>
          </table:table-cell>
          <table:table-cell office:value-type="float" office:value="0.819192" calcext:value-type="float">
            <text:p>0.819192</text:p>
          </table:table-cell>
          <table:table-cell office:value-type="float" office:value="0.07" calcext:value-type="float">
            <text:p>0.07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08" calcext:value-type="float">
            <text:p>0.08</text:p>
          </table:table-cell>
          <table:table-cell office:value-type="float" office:value="0.958016" calcext:value-type="float">
            <text:p>0.958016</text:p>
          </table:table-cell>
          <table:table-cell office:value-type="float" office:value="0.09" calcext:value-type="float">
            <text:p>0.09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0.1" calcext:value-type="float">
            <text:p>0.1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11" calcext:value-type="float">
            <text:p>0.11</text:p>
          </table:table-cell>
          <table:table-cell office:value-type="float" office:value="0.982154" calcext:value-type="float">
            <text:p>0.982154</text:p>
          </table:table-cell>
          <table:table-cell office:value-type="float" office:value="0.12" calcext:value-type="float">
            <text:p>0.12</text:p>
          </table:table-cell>
          <table:table-cell office:value-type="float" office:value="0.939645" calcext:value-type="float">
            <text:p>0.939645</text:p>
          </table:table-cell>
          <table:table-cell office:value-type="float" office:value="0.13" calcext:value-type="float">
            <text:p>0.13</text:p>
          </table:table-cell>
          <table:table-cell office:value-type="float" office:value="0.873133" calcext:value-type="float">
            <text:p>0.873133</text:p>
          </table:table-cell>
          <table:table-cell office:value-type="float" office:value="0.14" calcext:value-type="float">
            <text:p>0.14</text:p>
          </table:table-cell>
          <table:table-cell office:value-type="float" office:value="0.784316" calcext:value-type="float">
            <text:p>0.784316</text:p>
          </table:table-cell>
          <table:table-cell office:value-type="float" office:value="0.15" calcext:value-type="float">
            <text:p>0.15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0.16" calcext:value-type="float">
            <text:p>0.16</text:p>
          </table:table-cell>
          <table:table-cell office:value-type="float" office:value="0.549356" calcext:value-type="float">
            <text:p>0.549356</text:p>
          </table:table-cell>
          <table:table-cell office:value-type="float" office:value="0.17" calcext:value-type="float">
            <text:p>0.17</text:p>
          </table:table-cell>
          <table:table-cell office:value-type="float" office:value="0.409214" calcext:value-type="float">
            <text:p>0.409214</text:p>
          </table:table-cell>
          <table:table-cell office:value-type="float" office:value="0.18" calcext:value-type="float">
            <text:p>0.18</text:p>
          </table:table-cell>
          <table:table-cell office:value-type="float" office:value="0.258619" calcext:value-type="float">
            <text:p>0.258619</text:p>
          </table:table-cell>
          <table:table-cell office:value-type="float" office:value="0.19" calcext:value-type="float">
            <text:p>0.19</text:p>
          </table:table-cell>
          <table:table-cell office:value-type="float" office:value="0.101418" calcext:value-type="float">
            <text:p>0.101418</text:p>
          </table:table-cell>
          <table:table-cell office:value-type="float" office:value="0.2" calcext:value-type="float">
            <text:p>0.2</text:p>
          </table:table-cell>
          <table:table-cell office:value-type="float" office:value="-0.0583742" calcext:value-type="float">
            <text:p>-0.0583742</text:p>
          </table:table-cell>
          <table:table-cell office:value-type="float" office:value="0.21" calcext:value-type="float">
            <text:p>0.21</text:p>
          </table:table-cell>
          <table:table-cell office:value-type="float" office:value="-0.216675" calcext:value-type="float">
            <text:p>-0.216675</text:p>
          </table:table-cell>
          <table:table-cell office:value-type="float" office:value="0.22" calcext:value-type="float">
            <text:p>0.22</text:p>
          </table:table-cell>
          <table:table-cell office:value-type="float" office:value="-0.369441" calcext:value-type="float">
            <text:p>-0.369441</text:p>
          </table:table-cell>
          <table:table-cell office:value-type="float" office:value="0.23" calcext:value-type="float">
            <text:p>0.23</text:p>
          </table:table-cell>
          <table:table-cell office:value-type="float" office:value="-0.512769" calcext:value-type="float">
            <text:p>-0.512769</text:p>
          </table:table-cell>
          <table:table-cell office:value-type="float" office:value="0.24" calcext:value-type="float">
            <text:p>0.24</text:p>
          </table:table-cell>
          <table:table-cell office:value-type="float" office:value="-0.642999" calcext:value-type="float">
            <text:p>-0.642999</text:p>
          </table:table-cell>
          <table:table-cell office:value-type="float" office:value="0.25" calcext:value-type="float">
            <text:p>0.25</text:p>
          </table:table-cell>
          <table:table-cell office:value-type="float" office:value="-0.756802" calcext:value-type="float">
            <text:p>-0.756802</text:p>
          </table:table-cell>
          <table:table-cell office:value-type="float" office:value="0.26" calcext:value-type="float">
            <text:p>0.26</text:p>
          </table:table-cell>
          <table:table-cell office:value-type="float" office:value="-0.851273" calcext:value-type="float">
            <text:p>-0.851273</text:p>
          </table:table-cell>
          <table:table-cell office:value-type="float" office:value="0.27" calcext:value-type="float">
            <text:p>0.27</text:p>
          </table:table-cell>
          <table:table-cell office:value-type="float" office:value="-0.923998" calcext:value-type="float">
            <text:p>-0.923998</text:p>
          </table:table-cell>
          <table:table-cell office:value-type="float" office:value="0.28" calcext:value-type="float">
            <text:p>0.28</text:p>
          </table:table-cell>
          <table:table-cell office:value-type="float" office:value="-0.973119" calcext:value-type="float">
            <text:p>-0.973119</text:p>
          </table:table-cell>
          <table:table-cell office:value-type="float" office:value="0.29" calcext:value-type="float">
            <text:p>0.29</text:p>
          </table:table-cell>
          <table:table-cell office:value-type="float" office:value="-0.997381" calcext:value-type="float">
            <text:p>-0.997381</text:p>
          </table:table-cell>
          <table:table-cell office:value-type="float" office:value="0.3" calcext:value-type="float">
            <text:p>0.3</text:p>
          </table:table-cell>
          <table:table-cell office:value-type="float" office:value="-0.996165" calcext:value-type="float">
            <text:p>-0.996165</text:p>
          </table:table-cell>
          <table:table-cell office:value-type="float" office:value="0.31" calcext:value-type="float">
            <text:p>0.31</text:p>
          </table:table-cell>
          <table:table-cell office:value-type="float" office:value="-0.969501" calcext:value-type="float">
            <text:p>-0.969501</text:p>
          </table:table-cell>
          <table:table-cell office:value-type="float" office:value="0.32" calcext:value-type="float">
            <text:p>0.32</text:p>
          </table:table-cell>
          <table:table-cell office:value-type="float" office:value="-0.91807" calcext:value-type="float">
            <text:p>-0.91807</text:p>
          </table:table-cell>
          <table:table-cell office:value-type="float" office:value="0.33" calcext:value-type="float">
            <text:p>0.33</text:p>
          </table:table-cell>
          <table:table-cell office:value-type="float" office:value="-0.843188" calcext:value-type="float">
            <text:p>-0.843188</text:p>
          </table:table-cell>
          <table:table-cell office:value-type="float" office:value="0.34" calcext:value-type="float">
            <text:p>0.34</text:p>
          </table:table-cell>
          <table:table-cell office:value-type="float" office:value="-0.746765" calcext:value-type="float">
            <text:p>-0.746765</text:p>
          </table:table-cell>
          <table:table-cell office:value-type="float" office:value="0.35" calcext:value-type="float">
            <text:p>0.35</text:p>
          </table:table-cell>
          <table:table-cell office:value-type="float" office:value="-0.631267" calcext:value-type="float">
            <text:p>-0.631267</text:p>
          </table:table-cell>
          <table:table-cell office:value-type="float" office:value="0.36" calcext:value-type="float">
            <text:p>0.36</text:p>
          </table:table-cell>
          <table:table-cell office:value-type="float" office:value="-0.499642" calcext:value-type="float">
            <text:p>-0.499642</text:p>
          </table:table-cell>
          <table:table-cell office:value-type="float" office:value="0.37" calcext:value-type="float">
            <text:p>0.37</text:p>
          </table:table-cell>
          <table:table-cell office:value-type="float" office:value="-0.355253" calcext:value-type="float">
            <text:p>-0.355253</text:p>
          </table:table-cell>
          <table:table-cell office:value-type="float" office:value="0.38" calcext:value-type="float">
            <text:p>0.38</text:p>
          </table:table-cell>
          <table:table-cell office:value-type="float" office:value="-0.20179" calcext:value-type="float">
            <text:p>-0.20179</text:p>
          </table:table-cell>
          <table:table-cell office:value-type="float" office:value="0.39" calcext:value-type="float">
            <text:p>0.39</text:p>
          </table:table-cell>
          <table:table-cell office:value-type="float" office:value="-0.0431721" calcext:value-type="float">
            <text:p>-0.0431721</text:p>
          </table:table-cell>
          <table:table-cell office:value-type="float" office:value="0.4" calcext:value-type="float">
            <text:p>0.4</text:p>
          </table:table-cell>
          <table:table-cell office:value-type="float" office:value="0.116549" calcext:value-type="float">
            <text:p>0.116549</text:p>
          </table:table-cell>
          <table:table-cell office:value-type="float" office:value="0.41" calcext:value-type="float">
            <text:p>0.41</text:p>
          </table:table-cell>
          <table:table-cell office:value-type="float" office:value="0.273293" calcext:value-type="float">
            <text:p>0.273293</text:p>
          </table:table-cell>
          <table:table-cell office:value-type="float" office:value="0.42" calcext:value-type="float">
            <text:p>0.42</text:p>
          </table:table-cell>
          <table:table-cell office:value-type="float" office:value="0.423055" calcext:value-type="float">
            <text:p>0.423055</text:p>
          </table:table-cell>
          <table:table-cell office:value-type="float" office:value="0.43" calcext:value-type="float">
            <text:p>0.43</text:p>
          </table:table-cell>
          <table:table-cell office:value-type="float" office:value="0.562011" calcext:value-type="float">
            <text:p>0.562011</text:p>
          </table:table-cell>
          <table:table-cell office:value-type="float" office:value="0.44" calcext:value-type="float">
            <text:p>0.44</text:p>
          </table:table-cell>
          <table:table-cell office:value-type="float" office:value="0.686609" calcext:value-type="float">
            <text:p>0.686609</text:p>
          </table:table-cell>
          <table:table-cell office:value-type="float" office:value="0.45" calcext:value-type="float">
            <text:p>0.45</text:p>
          </table:table-cell>
          <table:table-cell office:value-type="float" office:value="0.793668" calcext:value-type="float">
            <text:p>0.793668</text:p>
          </table:table-cell>
          <table:table-cell office:value-type="float" office:value="0.46" calcext:value-type="float">
            <text:p>0.46</text:p>
          </table:table-cell>
          <table:table-cell office:value-type="float" office:value="0.880452" calcext:value-type="float">
            <text:p>0.880452</text:p>
          </table:table-cell>
          <table:table-cell office:value-type="float" office:value="0.47" calcext:value-type="float">
            <text:p>0.47</text:p>
          </table:table-cell>
          <table:table-cell office:value-type="float" office:value="0.944745" calcext:value-type="float">
            <text:p>0.944745</text:p>
          </table:table-cell>
          <table:table-cell office:value-type="float" office:value="0.48" calcext:value-type="float">
            <text:p>0.48</text:p>
          </table:table-cell>
          <table:table-cell office:value-type="float" office:value="0.984903" calcext:value-type="float">
            <text:p>0.984903</text:p>
          </table:table-cell>
          <table:table-cell office:value-type="float" office:value="0.49" calcext:value-type="float">
            <text:p>0.49</text:p>
          </table:table-cell>
          <table:table-cell office:value-type="float" office:value="0.999902" calcext:value-type="float">
            <text:p>0.999902</text:p>
          </table:table-cell>
          <table:table-cell office:value-type="float" office:value="0.5" calcext:value-type="float">
            <text:p>0.5</text:p>
          </table:table-cell>
          <table:table-cell office:value-type="float" office:value="0.989358" calcext:value-type="float">
            <text:p>0.989358</text:p>
          </table:table-cell>
          <table:table-cell office:value-type="float" office:value="0.51" calcext:value-type="float">
            <text:p>0.51</text:p>
          </table:table-cell>
          <table:table-cell office:value-type="float" office:value="0.953541" calcext:value-type="float">
            <text:p>0.953541</text:p>
          </table:table-cell>
          <table:table-cell office:value-type="float" office:value="0.52" calcext:value-type="float">
            <text:p>0.52</text:p>
          </table:table-cell>
          <table:table-cell office:value-type="float" office:value="0.893365" calcext:value-type="float">
            <text:p>0.893365</text:p>
          </table:table-cell>
          <table:table-cell office:value-type="float" office:value="0.53" calcext:value-type="float">
            <text:p>0.53</text:p>
          </table:table-cell>
          <table:table-cell office:value-type="float" office:value="0.810367" calcext:value-type="float">
            <text:p>0.810367</text:p>
          </table:table-cell>
          <table:table-cell office:value-type="float" office:value="0.54" calcext:value-type="float">
            <text:p>0.54</text:p>
          </table:table-cell>
          <table:table-cell office:value-type="float" office:value="0.706668" calcext:value-type="float">
            <text:p>0.706668</text:p>
          </table:table-cell>
          <table:table-cell office:value-type="float" office:value="0.55" calcext:value-type="float">
            <text:p>0.55</text:p>
          </table:table-cell>
          <table:table-cell office:value-type="float" office:value="0.584917" calcext:value-type="float">
            <text:p>0.584917</text:p>
          </table:table-cell>
          <table:table-cell office:value-type="float" office:value="0.56" calcext:value-type="float">
            <text:p>0.56</text:p>
          </table:table-cell>
          <table:table-cell office:value-type="float" office:value="0.448224" calcext:value-type="float">
            <text:p>0.448224</text:p>
          </table:table-cell>
          <table:table-cell office:value-type="float" office:value="0.57" calcext:value-type="float">
            <text:p>0.57</text:p>
          </table:table-cell>
          <table:table-cell office:value-type="float" office:value="0.300081" calcext:value-type="float">
            <text:p>0.300081</text:p>
          </table:table-cell>
          <table:table-cell office:value-type="float" office:value="0.58" calcext:value-type="float">
            <text:p>0.58</text:p>
          </table:table-cell>
          <table:table-cell office:value-type="float" office:value="0.144273" calcext:value-type="float">
            <text:p>0.144273</text:p>
          </table:table-cell>
          <table:table-cell office:value-type="float" office:value="0.59" calcext:value-type="float">
            <text:p>0.59</text:p>
          </table:table-cell>
          <table:table-cell office:value-type="float" office:value="-0.015221" calcext:value-type="float">
            <text:p>-0.015221</text:p>
          </table:table-cell>
          <table:table-cell office:value-type="float" office:value="0.6" calcext:value-type="float">
            <text:p>0.6</text:p>
          </table:table-cell>
          <table:table-cell office:value-type="float" office:value="-0.174327" calcext:value-type="float">
            <text:p>-0.174327</text:p>
          </table:table-cell>
          <table:table-cell office:value-type="float" office:value="0.61" calcext:value-type="float">
            <text:p>0.61</text:p>
          </table:table-cell>
          <table:table-cell office:value-type="float" office:value="-0.328979" calcext:value-type="float">
            <text:p>-0.328979</text:p>
          </table:table-cell>
          <table:table-cell office:value-type="float" office:value="0.62" calcext:value-type="float">
            <text:p>0.62</text:p>
          </table:table-cell>
          <table:table-cell office:value-type="float" office:value="-0.475227" calcext:value-type="float">
            <text:p>-0.475227</text:p>
          </table:table-cell>
          <table:table-cell office:value-type="float" office:value="0.63" calcext:value-type="float">
            <text:p>0.63</text:p>
          </table:table-cell>
          <table:table-cell office:value-type="float" office:value="-0.609335" calcext:value-type="float">
            <text:p>-0.609335</text:p>
          </table:table-cell>
          <table:table-cell office:value-type="float" office:value="0.64" calcext:value-type="float">
            <text:p>0.64</text:p>
          </table:table-cell>
          <table:table-cell office:value-type="float" office:value="-0.727878" calcext:value-type="float">
            <text:p>-0.727878</text:p>
          </table:table-cell>
          <table:table-cell office:value-type="float" office:value="0.65" calcext:value-type="float">
            <text:p>0.65</text:p>
          </table:table-cell>
          <table:table-cell office:value-type="float" office:value="-0.827826" calcext:value-type="float">
            <text:p>-0.827826</text:p>
          </table:table-cell>
          <table:table-cell office:value-type="float" office:value="0.66" calcext:value-type="float">
            <text:p>0.66</text:p>
          </table:table-cell>
          <table:table-cell office:value-type="float" office:value="-0.906628" calcext:value-type="float">
            <text:p>-0.906628</text:p>
          </table:table-cell>
          <table:table-cell office:value-type="float" office:value="0.67" calcext:value-type="float">
            <text:p>0.67</text:p>
          </table:table-cell>
          <table:table-cell office:value-type="float" office:value="-0.962269" calcext:value-type="float">
            <text:p>-0.962269</text:p>
          </table:table-cell>
          <table:table-cell office:value-type="float" office:value="0.68" calcext:value-type="float">
            <text:p>0.68</text:p>
          </table:table-cell>
          <table:table-cell office:value-type="float" office:value="-0.993329" calcext:value-type="float">
            <text:p>-0.993329</text:p>
          </table:table-cell>
          <table:table-cell office:value-type="float" office:value="0.69" calcext:value-type="float">
            <text:p>0.69</text:p>
          </table:table-cell>
          <table:table-cell office:value-type="float" office:value="-0.999013" calcext:value-type="float">
            <text:p>-0.999013</text:p>
          </table:table-cell>
          <table:table-cell office:value-type="float" office:value="0.7" calcext:value-type="float">
            <text:p>0.7</text:p>
          </table:table-cell>
          <table:table-cell office:value-type="float" office:value="-0.979178" calcext:value-type="float">
            <text:p>-0.979178</text:p>
          </table:table-cell>
          <table:table-cell office:value-type="float" office:value="0.71" calcext:value-type="float">
            <text:p>0.71</text:p>
          </table:table-cell>
          <table:table-cell office:value-type="float" office:value="-0.934329" calcext:value-type="float">
            <text:p>-0.934329</text:p>
          </table:table-cell>
          <table:table-cell office:value-type="float" office:value="0.72" calcext:value-type="float">
            <text:p>0.72</text:p>
          </table:table-cell>
          <table:table-cell office:value-type="float" office:value="-0.865611" calcext:value-type="float">
            <text:p>-0.865611</text:p>
          </table:table-cell>
          <table:table-cell office:value-type="float" office:value="0.73" calcext:value-type="float">
            <text:p>0.73</text:p>
          </table:table-cell>
          <table:table-cell office:value-type="float" office:value="-0.774782" calcext:value-type="float">
            <text:p>-0.774782</text:p>
          </table:table-cell>
          <table:table-cell office:value-type="float" office:value="0.74" calcext:value-type="float">
            <text:p>0.74</text:p>
          </table:table-cell>
          <table:table-cell office:value-type="float" office:value="-0.664161" calcext:value-type="float">
            <text:p>-0.664161</text:p>
          </table:table-cell>
          <table:table-cell office:value-type="float" office:value="0.75" calcext:value-type="float">
            <text:p>0.75</text:p>
          </table:table-cell>
          <table:table-cell office:value-type="float" office:value="-0.536573" calcext:value-type="float">
            <text:p>-0.536573</text:p>
          </table:table-cell>
          <table:table-cell office:value-type="float" office:value="0.76" calcext:value-type="float">
            <text:p>0.76</text:p>
          </table:table-cell>
          <table:table-cell office:value-type="float" office:value="-0.395278" calcext:value-type="float">
            <text:p>-0.395278</text:p>
          </table:table-cell>
          <table:table-cell office:value-type="float" office:value="0.77" calcext:value-type="float">
            <text:p>0.77</text:p>
          </table:table-cell>
          <table:table-cell office:value-type="float" office:value="-0.243886" calcext:value-type="float">
            <text:p>-0.243886</text:p>
          </table:table-cell>
          <table:table-cell office:value-type="float" office:value="0.78" calcext:value-type="float">
            <text:p>0.78</text:p>
          </table:table-cell>
          <table:table-cell office:value-type="float" office:value="-0.0862637" calcext:value-type="float">
            <text:p>-0.0862637</text:p>
          </table:table-cell>
          <table:table-cell office:value-type="float" office:value="0.79" calcext:value-type="float">
            <text:p>0.79</text:p>
          </table:table-cell>
          <table:table-cell office:value-type="float" office:value="0.0735632" calcext:value-type="float">
            <text:p>0.0735632</text:p>
          </table:table-cell>
          <table:table-cell office:value-type="float" office:value="0.8" calcext:value-type="float">
            <text:p>0.8</text:p>
          </table:table-cell>
          <table:table-cell office:value-type="float" office:value="0.23151" calcext:value-type="float">
            <text:p>0.23151</text:p>
          </table:table-cell>
          <table:table-cell office:value-type="float" office:value="0.81" calcext:value-type="float">
            <text:p>0.81</text:p>
          </table:table-cell>
          <table:table-cell office:value-type="float" office:value="0.383543" calcext:value-type="float">
            <text:p>0.383543</text:p>
          </table:table-cell>
          <table:table-cell office:value-type="float" office:value="0.82" calcext:value-type="float">
            <text:p>0.82</text:p>
          </table:table-cell>
          <table:table-cell office:value-type="float" office:value="0.525778" calcext:value-type="float">
            <text:p>0.525778</text:p>
          </table:table-cell>
          <table:table-cell office:value-type="float" office:value="0.83" calcext:value-type="float">
            <text:p>0.83</text:p>
          </table:table-cell>
          <table:table-cell office:value-type="float" office:value="0.654582" calcext:value-type="float">
            <text:p>0.654582</text:p>
          </table:table-cell>
          <table:table-cell office:value-type="float" office:value="0.84" calcext:value-type="float">
            <text:p>0.84</text:p>
          </table:table-cell>
          <table:table-cell office:value-type="float" office:value="0.766664" calcext:value-type="float">
            <text:p>0.766664</text:p>
          </table:table-cell>
          <table:table-cell office:value-type="float" office:value="0.85" calcext:value-type="float">
            <text:p>0.85</text:p>
          </table:table-cell>
          <table:table-cell office:value-type="float" office:value="0.859162" calcext:value-type="float">
            <text:p>0.859162</text:p>
          </table:table-cell>
          <table:table-cell office:value-type="float" office:value="0.86" calcext:value-type="float">
            <text:p>0.86</text:p>
          </table:table-cell>
          <table:table-cell office:value-type="float" office:value="0.929712" calcext:value-type="float">
            <text:p>0.929712</text:p>
          </table:table-cell>
          <table:table-cell office:value-type="float" office:value="0.87" calcext:value-type="float">
            <text:p>0.87</text:p>
          </table:table-cell>
          <table:table-cell office:value-type="float" office:value="0.976512" calcext:value-type="float">
            <text:p>0.976512</text:p>
          </table:table-cell>
          <table:table-cell office:value-type="float" office:value="0.88" calcext:value-type="float">
            <text:p>0.88</text:p>
          </table:table-cell>
          <table:table-cell office:value-type="float" office:value="0.998366" calcext:value-type="float">
            <text:p>0.998366</text:p>
          </table:table-cell>
          <table:table-cell office:value-type="float" office:value="0.89" calcext:value-type="float">
            <text:p>0.89</text:p>
          </table:table-cell>
          <table:table-cell office:value-type="float" office:value="0.994717" calcext:value-type="float">
            <text:p>0.994717</text:p>
          </table:table-cell>
          <table:table-cell office:value-type="float" office:value="0.9" calcext:value-type="float">
            <text:p>0.9</text:p>
          </table:table-cell>
          <table:table-cell office:value-type="float" office:value="0.965658" calcext:value-type="float">
            <text:p>0.965658</text:p>
          </table:table-cell>
          <table:table-cell office:value-type="float" office:value="0.91" calcext:value-type="float">
            <text:p>0.91</text:p>
          </table:table-cell>
          <table:table-cell office:value-type="float" office:value="0.91193" calcext:value-type="float">
            <text:p>0.91193</text:p>
          </table:table-cell>
          <table:table-cell office:value-type="float" office:value="0.92" calcext:value-type="float">
            <text:p>0.92</text:p>
          </table:table-cell>
          <table:table-cell office:value-type="float" office:value="0.834907" calcext:value-type="float">
            <text:p>0.834907</text:p>
          </table:table-cell>
          <table:table-cell office:value-type="float" office:value="0.93" calcext:value-type="float">
            <text:p>0.93</text:p>
          </table:table-cell>
          <table:table-cell office:value-type="float" office:value="0.736555" calcext:value-type="float">
            <text:p>0.736555</text:p>
          </table:table-cell>
          <table:table-cell office:value-type="float" office:value="0.94" calcext:value-type="float">
            <text:p>0.94</text:p>
          </table:table-cell>
          <table:table-cell office:value-type="float" office:value="0.619388" calcext:value-type="float">
            <text:p>0.619388</text:p>
          </table:table-cell>
          <table:table-cell office:value-type="float" office:value="0.95" calcext:value-type="float">
            <text:p>0.95</text:p>
          </table:table-cell>
          <table:table-cell office:value-type="float" office:value="0.486399" calcext:value-type="float">
            <text:p>0.486399</text:p>
          </table:table-cell>
          <table:table-cell office:value-type="float" office:value="0.96" calcext:value-type="float">
            <text:p>0.96</text:p>
          </table:table-cell>
          <table:table-cell office:value-type="float" office:value="0.340984" calcext:value-type="float">
            <text:p>0.340984</text:p>
          </table:table-cell>
          <table:table-cell office:value-type="float" office:value="0.97" calcext:value-type="float">
            <text:p>0.97</text:p>
          </table:table-cell>
          <table:table-cell office:value-type="float" office:value="0.186858" calcext:value-type="float">
            <text:p>0.186858</text:p>
          </table:table-cell>
          <table:table-cell office:value-type="float" office:value="0.98" calcext:value-type="float">
            <text:p>0.98</text:p>
          </table:table-cell>
          <table:table-cell office:value-type="float" office:value="0.0279593" calcext:value-type="float">
            <text:p>0.0279593</text:p>
          </table:table-cell>
          <table:table-cell office:value-type="float" office:value="0.99" calcext:value-type="float">
            <text:p>0.99</text:p>
          </table:table-cell>
          <table:table-cell office:value-type="float" office:value="-0.131654" calcext:value-type="float">
            <text:p>-0.1316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string" calcext:value-type="string">
            <text:p>Y_pca = {</text:p>
          </table:table-cell>
          <table:table-cell table:number-columns-repeated="3"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1.71605" calcext:value-type="float">
            <text:p>1.71605</text:p>
          </table:table-cell>
          <table:table-cell office:value-type="float" office:value="-0.177061" calcext:value-type="float">
            <text:p>-0.177061</text:p>
          </table:table-cell>
          <table:table-cell office:value-type="float" office:value="1.67985" calcext:value-type="float">
            <text:p>1.67985</text:p>
          </table:table-cell>
          <table:table-cell office:value-type="float" office:value="0.0538694" calcext:value-type="float">
            <text:p>0.0538694</text:p>
          </table:table-cell>
          <table:table-cell table:style-name="Default" office:value-type="float" office:value="1.64368" calcext:value-type="float">
            <text:p>1.64368</text:p>
          </table:table-cell>
          <table:table-cell table:style-name="Default" office:value-type="float" office:value="0.278899" calcext:value-type="float">
            <text:p>0.278899</text:p>
          </table:table-cell>
          <table:table-cell table:style-name="Default" office:value-type="float" office:value="1.6076" calcext:value-type="float">
            <text:p>1.6076</text:p>
          </table:table-cell>
          <table:table-cell table:style-name="Default" office:value-type="float" office:value="0.492279" calcext:value-type="float">
            <text:p>0.492279</text:p>
          </table:table-cell>
          <table:table-cell office:value-type="float" office:value="1.57163" calcext:value-type="float">
            <text:p>1.57163</text:p>
          </table:table-cell>
          <table:table-cell office:value-type="float" office:value="0.688558" calcext:value-type="float">
            <text:p>0.688558</text:p>
          </table:table-cell>
          <table:table-cell office:value-type="float" office:value="1.53581" calcext:value-type="float">
            <text:p>1.53581</text:p>
          </table:table-cell>
          <table:table-cell office:value-type="float" office:value="0.862719" calcext:value-type="float">
            <text:p>0.862719</text:p>
          </table:table-cell>
          <table:table-cell office:value-type="float" office:value="1.50017" calcext:value-type="float">
            <text:p>1.50017</text:p>
          </table:table-cell>
          <table:table-cell office:value-type="float" office:value="1.01031" calcext:value-type="float">
            <text:p>1.01031</text:p>
          </table:table-cell>
          <table:table-cell office:value-type="float" office:value="1.46473" calcext:value-type="float">
            <text:p>1.46473</text:p>
          </table:table-cell>
          <table:table-cell office:value-type="float" office:value="1.12757" calcext:value-type="float">
            <text:p>1.12757</text:p>
          </table:table-cell>
          <table:table-cell office:value-type="float" office:value="1.42952" calcext:value-type="float">
            <text:p>1.42952</text:p>
          </table:table-cell>
          <table:table-cell office:value-type="float" office:value="1.21149" calcext:value-type="float">
            <text:p>1.21149</text:p>
          </table:table-cell>
          <table:table-cell office:value-type="float" office:value="1.39455" calcext:value-type="float">
            <text:p>1.39455</text:p>
          </table:table-cell>
          <table:table-cell office:value-type="float" office:value="1.25993" calcext:value-type="float">
            <text:p>1.25993</text:p>
          </table:table-cell>
          <table:table-cell office:value-type="float" office:value="1.35983" calcext:value-type="float">
            <text:p>1.35983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1.32535" calcext:value-type="float">
            <text:p>1.32535</text:p>
          </table:table-cell>
          <table:table-cell office:value-type="float" office:value="1.24636" calcext:value-type="float">
            <text:p>1.24636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1.1847" calcext:value-type="float">
            <text:p>1.1847</text:p>
          </table:table-cell>
          <table:table-cell office:value-type="float" office:value="1.25713" calcext:value-type="float">
            <text:p>1.25713</text:p>
          </table:table-cell>
          <table:table-cell office:value-type="float" office:value="1.08823" calcext:value-type="float">
            <text:p>1.08823</text:p>
          </table:table-cell>
          <table:table-cell office:value-type="float" office:value="1.22336" calcext:value-type="float">
            <text:p>1.22336</text:p>
          </table:table-cell>
          <table:table-cell office:value-type="float" office:value="0.959425" calcext:value-type="float">
            <text:p>0.959425</text:p>
          </table:table-cell>
          <table:table-cell office:value-type="float" office:value="1.18979" calcext:value-type="float">
            <text:p>1.18979</text:p>
          </table:table-cell>
          <table:table-cell office:value-type="float" office:value="0.801575" calcext:value-type="float">
            <text:p>0.801575</text:p>
          </table:table-cell>
          <table:table-cell office:value-type="float" office:value="1.15638" calcext:value-type="float">
            <text:p>1.15638</text:p>
          </table:table-cell>
          <table:table-cell office:value-type="float" office:value="0.61871" calcext:value-type="float">
            <text:p>0.61871</text:p>
          </table:table-cell>
          <table:table-cell office:value-type="float" office:value="1.12311" calcext:value-type="float">
            <text:p>1.12311</text:p>
          </table:table-cell>
          <table:table-cell office:value-type="float" office:value="0.415499" calcext:value-type="float">
            <text:p>0.415499</text:p>
          </table:table-cell>
          <table:table-cell office:value-type="float" office:value="1.08994" calcext:value-type="float">
            <text:p>1.08994</text:p>
          </table:table-cell>
          <table:table-cell office:value-type="float" office:value="0.197134" calcext:value-type="float">
            <text:p>0.197134</text:p>
          </table:table-cell>
          <table:table-cell office:value-type="float" office:value="1.05684" calcext:value-type="float">
            <text:p>1.05684</text:p>
          </table:table-cell>
          <table:table-cell office:value-type="float" office:value="-0.0308093" calcext:value-type="float">
            <text:p>-0.0308093</text:p>
          </table:table-cell>
          <table:table-cell office:value-type="float" office:value="1.02376" calcext:value-type="float">
            <text:p>1.02376</text:p>
          </table:table-cell>
          <table:table-cell office:value-type="float" office:value="-0.262509" calcext:value-type="float">
            <text:p>-0.262509</text:p>
          </table:table-cell>
          <table:table-cell office:value-type="float" office:value="0.990666" calcext:value-type="float">
            <text:p>0.990666</text:p>
          </table:table-cell>
          <table:table-cell office:value-type="float" office:value="-0.492046" calcext:value-type="float">
            <text:p>-0.492046</text:p>
          </table:table-cell>
          <table:table-cell office:value-type="float" office:value="0.95752" calcext:value-type="float">
            <text:p>0.95752</text:p>
          </table:table-cell>
          <table:table-cell office:value-type="float" office:value="-0.713559" calcext:value-type="float">
            <text:p>-0.713559</text:p>
          </table:table-cell>
          <table:table-cell office:value-type="float" office:value="0.924281" calcext:value-type="float">
            <text:p>0.924281</text:p>
          </table:table-cell>
          <table:table-cell office:value-type="float" office:value="-0.92139" calcext:value-type="float">
            <text:p>-0.92139</text:p>
          </table:table-cell>
          <table:table-cell office:value-type="float" office:value="0.890914" calcext:value-type="float">
            <text:p>0.890914</text:p>
          </table:table-cell>
          <table:table-cell office:value-type="float" office:value="-1.11023" calcext:value-type="float">
            <text:p>-1.11023</text:p>
          </table:table-cell>
          <table:table-cell office:value-type="float" office:value="0.857385" calcext:value-type="float">
            <text:p>0.857385</text:p>
          </table:table-cell>
          <table:table-cell office:value-type="float" office:value="-1.27526" calcext:value-type="float">
            <text:p>-1.27526</text:p>
          </table:table-cell>
          <table:table-cell office:value-type="float" office:value="0.823668" calcext:value-type="float">
            <text:p>0.823668</text:p>
          </table:table-cell>
          <table:table-cell office:value-type="float" office:value="-1.41226" calcext:value-type="float">
            <text:p>-1.41226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-1.51773" calcext:value-type="float">
            <text:p>-1.51773</text:p>
          </table:table-cell>
          <table:table-cell office:value-type="float" office:value="0.755575" calcext:value-type="float">
            <text:p>0.755575</text:p>
          </table:table-cell>
          <table:table-cell office:value-type="float" office:value="-1.58899" calcext:value-type="float">
            <text:p>-1.58899</text:p>
          </table:table-cell>
          <table:table-cell office:value-type="float" office:value="0.721169" calcext:value-type="float">
            <text:p>0.721169</text:p>
          </table:table-cell>
          <table:table-cell office:value-type="float" office:value="-1.6242" calcext:value-type="float">
            <text:p>-1.6242</text:p>
          </table:table-cell>
          <table:table-cell office:value-type="float" office:value="0.686514" calcext:value-type="float">
            <text:p>0.686514</text:p>
          </table:table-cell>
          <table:table-cell office:value-type="float" office:value="-1.62248" calcext:value-type="float">
            <text:p>-1.62248</text:p>
          </table:table-cell>
          <table:table-cell office:value-type="float" office:value="0.65161" calcext:value-type="float">
            <text:p>0.65161</text:p>
          </table:table-cell>
          <table:table-cell office:value-type="float" office:value="-1.58386" calcext:value-type="float">
            <text:p>-1.58386</text:p>
          </table:table-cell>
          <table:table-cell office:value-type="float" office:value="0.616463" calcext:value-type="float">
            <text:p>0.616463</text:p>
          </table:table-cell>
          <table:table-cell office:value-type="float" office:value="-1.50934" calcext:value-type="float">
            <text:p>-1.50934</text:p>
          </table:table-cell>
          <table:table-cell office:value-type="float" office:value="0.581086" calcext:value-type="float">
            <text:p>0.581086</text:p>
          </table:table-cell>
          <table:table-cell office:value-type="float" office:value="-1.40082" calcext:value-type="float">
            <text:p>-1.40082</text:p>
          </table:table-cell>
          <table:table-cell office:value-type="float" office:value="0.545498" calcext:value-type="float">
            <text:p>0.545498</text:p>
          </table:table-cell>
          <table:table-cell office:value-type="float" office:value="-1.26108" calcext:value-type="float">
            <text:p>-1.26108</text:p>
          </table:table-cell>
          <table:table-cell office:value-type="float" office:value="0.509723" calcext:value-type="float">
            <text:p>0.509723</text:p>
          </table:table-cell>
          <table:table-cell office:value-type="float" office:value="-1.09367" calcext:value-type="float">
            <text:p>-1.09367</text:p>
          </table:table-cell>
          <table:table-cell office:value-type="float" office:value="0.47379" calcext:value-type="float">
            <text:p>0.47379</text:p>
          </table:table-cell>
          <table:table-cell office:value-type="float" office:value="-0.902891" calcext:value-type="float">
            <text:p>-0.902891</text:p>
          </table:table-cell>
          <table:table-cell office:value-type="float" office:value="0.437732" calcext:value-type="float">
            <text:p>0.437732</text:p>
          </table:table-cell>
          <table:table-cell office:value-type="float" office:value="-0.693606" calcext:value-type="float">
            <text:p>-0.693606</text:p>
          </table:table-cell>
          <table:table-cell office:value-type="float" office:value="0.401585" calcext:value-type="float">
            <text:p>0.401585</text:p>
          </table:table-cell>
          <table:table-cell office:value-type="float" office:value="-0.471164" calcext:value-type="float">
            <text:p>-0.471164</text:p>
          </table:table-cell>
          <table:table-cell office:value-type="float" office:value="0.365388" calcext:value-type="float">
            <text:p>0.365388</text:p>
          </table:table-cell>
          <table:table-cell office:value-type="float" office:value="-0.241248" calcext:value-type="float">
            <text:p>-0.241248</text:p>
          </table:table-cell>
          <table:table-cell office:value-type="float" office:value="0.32918" calcext:value-type="float">
            <text:p>0.32918</text:p>
          </table:table-cell>
          <table:table-cell office:value-type="float" office:value="-0.00973378" calcext:value-type="float">
            <text:p>-0.00973378</text:p>
          </table:table-cell>
          <table:table-cell office:value-type="float" office:value="0.293001" calcext:value-type="float">
            <text:p>0.293001</text:p>
          </table:table-cell>
          <table:table-cell office:value-type="float" office:value="0.217464" calcext:value-type="float">
            <text:p>0.217464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43454" calcext:value-type="float">
            <text:p>0.43454</text:p>
          </table:table-cell>
          <table:table-cell office:value-type="float" office:value="0.220885" calcext:value-type="float">
            <text:p>0.220885</text:p>
          </table:table-cell>
          <table:table-cell office:value-type="float" office:value="0.63595" calcext:value-type="float">
            <text:p>0.63595</text:p>
          </table:table-cell>
          <table:table-cell office:value-type="float" office:value="0.185021" calcext:value-type="float">
            <text:p>0.185021</text:p>
          </table:table-cell>
          <table:table-cell office:value-type="float" office:value="0.816545" calcext:value-type="float">
            <text:p>0.816545</text:p>
          </table:table-cell>
          <table:table-cell office:value-type="float" office:value="0.149329" calcext:value-type="float">
            <text:p>0.149329</text:p>
          </table:table-cell>
          <table:table-cell office:value-type="float" office:value="0.971712" calcext:value-type="float">
            <text:p>0.971712</text:p>
          </table:table-cell>
          <table:table-cell office:value-type="float" office:value="0.113835" calcext:value-type="float">
            <text:p>0.113835</text:p>
          </table:table-cell>
          <table:table-cell office:value-type="float" office:value="1.09749" calcext:value-type="float">
            <text:p>1.09749</text:p>
          </table:table-cell>
          <table:table-cell office:value-type="float" office:value="0.0785623" calcext:value-type="float">
            <text:p>0.0785623</text:p>
          </table:table-cell>
          <table:table-cell office:value-type="float" office:value="1.19065" calcext:value-type="float">
            <text:p>1.19065</text:p>
          </table:table-cell>
          <table:table-cell office:value-type="float" office:value="0.0435257" calcext:value-type="float">
            <text:p>0.0435257</text:p>
          </table:table-cell>
          <table:table-cell office:value-type="float" office:value="1.24883" calcext:value-type="float">
            <text:p>1.24883</text:p>
          </table:table-cell>
          <table:table-cell office:value-type="float" office:value="0.00873536" calcext:value-type="float">
            <text:p>0.00873536</text:p>
          </table:table-cell>
          <table:table-cell office:value-type="float" office:value="1.27054" calcext:value-type="float">
            <text:p>1.27054</text:p>
          </table:table-cell>
          <table:table-cell office:value-type="float" office:value="-0.0258046" calcext:value-type="float">
            <text:p>-0.0258046</text:p>
          </table:table-cell>
          <table:table-cell office:value-type="float" office:value="1.25521" calcext:value-type="float">
            <text:p>1.25521</text:p>
          </table:table-cell>
          <table:table-cell office:value-type="float" office:value="-0.0600969" calcext:value-type="float">
            <text:p>-0.0600969</text:p>
          </table:table-cell>
          <table:table-cell office:value-type="float" office:value="1.20324" calcext:value-type="float">
            <text:p>1.20324</text:p>
          </table:table-cell>
          <table:table-cell office:value-type="float" office:value="-0.0941505" calcext:value-type="float">
            <text:p>-0.0941505</text:p>
          </table:table-cell>
          <table:table-cell office:value-type="float" office:value="1.11596" calcext:value-type="float">
            <text:p>1.11596</text:p>
          </table:table-cell>
          <table:table-cell office:value-type="float" office:value="-0.127981" calcext:value-type="float">
            <text:p>-0.127981</text:p>
          </table:table-cell>
          <table:table-cell office:value-type="float" office:value="0.995594" calcext:value-type="float">
            <text:p>0.995594</text:p>
          </table:table-cell>
          <table:table-cell office:value-type="float" office:value="-0.161608" calcext:value-type="float">
            <text:p>-0.161608</text:p>
          </table:table-cell>
          <table:table-cell office:value-type="float" office:value="0.845215" calcext:value-type="float">
            <text:p>0.845215</text:p>
          </table:table-cell>
          <table:table-cell office:value-type="float" office:value="-0.195058" calcext:value-type="float">
            <text:p>-0.195058</text:p>
          </table:table-cell>
          <table:table-cell office:value-type="float" office:value="0.668666" calcext:value-type="float">
            <text:p>0.668666</text:p>
          </table:table-cell>
          <table:table-cell office:value-type="float" office:value="-0.228362" calcext:value-type="float">
            <text:p>-0.228362</text:p>
          </table:table-cell>
          <table:table-cell office:value-type="float" office:value="0.470455" calcext:value-type="float">
            <text:p>0.470455</text:p>
          </table:table-cell>
          <table:table-cell office:value-type="float" office:value="-0.261554" calcext:value-type="float">
            <text:p>-0.261554</text:p>
          </table:table-cell>
          <table:table-cell office:value-type="float" office:value="0.255645" calcext:value-type="float">
            <text:p>0.255645</text:p>
          </table:table-cell>
          <table:table-cell office:value-type="float" office:value="-0.294671" calcext:value-type="float">
            <text:p>-0.294671</text:p>
          </table:table-cell>
          <table:table-cell office:value-type="float" office:value="0.0297205" calcext:value-type="float">
            <text:p>0.0297205</text:p>
          </table:table-cell>
          <table:table-cell office:value-type="float" office:value="-0.327751" calcext:value-type="float">
            <text:p>-0.327751</text:p>
          </table:table-cell>
          <table:table-cell office:value-type="float" office:value="-0.201546" calcext:value-type="float">
            <text:p>-0.201546</text:p>
          </table:table-cell>
          <table:table-cell office:value-type="float" office:value="-0.360836" calcext:value-type="float">
            <text:p>-0.360836</text:p>
          </table:table-cell>
          <table:table-cell office:value-type="float" office:value="-0.432251" calcext:value-type="float">
            <text:p>-0.432251</text:p>
          </table:table-cell>
          <table:table-cell office:value-type="float" office:value="-0.393964" calcext:value-type="float">
            <text:p>-0.393964</text:p>
          </table:table-cell>
          <table:table-cell office:value-type="float" office:value="-0.656498" calcext:value-type="float">
            <text:p>-0.656498</text:p>
          </table:table-cell>
          <table:table-cell office:value-type="float" office:value="-0.427174" calcext:value-type="float">
            <text:p>-0.427174</text:p>
          </table:table-cell>
          <table:table-cell office:value-type="float" office:value="-0.868562" calcext:value-type="float">
            <text:p>-0.868562</text:p>
          </table:table-cell>
          <table:table-cell office:value-type="float" office:value="-0.460504" calcext:value-type="float">
            <text:p>-0.460504</text:p>
          </table:table-cell>
          <table:table-cell office:value-type="float" office:value="-1.06303" calcext:value-type="float">
            <text:p>-1.06303</text:p>
          </table:table-cell>
          <table:table-cell office:value-type="float" office:value="-0.493985" calcext:value-type="float">
            <text:p>-0.493985</text:p>
          </table:table-cell>
          <table:table-cell office:value-type="float" office:value="-1.23492" calcext:value-type="float">
            <text:p>-1.23492</text:p>
          </table:table-cell>
          <table:table-cell office:value-type="float" office:value="-0.527649" calcext:value-type="float">
            <text:p>-0.527649</text:p>
          </table:table-cell>
          <table:table-cell office:value-type="float" office:value="-1.37986" calcext:value-type="float">
            <text:p>-1.37986</text:p>
          </table:table-cell>
          <table:table-cell office:value-type="float" office:value="-0.561521" calcext:value-type="float">
            <text:p>-0.561521</text:p>
          </table:table-cell>
          <table:table-cell office:value-type="float" office:value="-1.49415" calcext:value-type="float">
            <text:p>-1.49415</text:p>
          </table:table-cell>
          <table:table-cell office:value-type="float" office:value="-0.595619" calcext:value-type="float">
            <text:p>-0.595619</text:p>
          </table:table-cell>
          <table:table-cell office:value-type="float" office:value="-1.57485" calcext:value-type="float">
            <text:p>-1.57485</text:p>
          </table:table-cell>
          <table:table-cell office:value-type="float" office:value="-0.629958" calcext:value-type="float">
            <text:p>-0.629958</text:p>
          </table:table-cell>
          <table:table-cell office:value-type="float" office:value="-1.61992" calcext:value-type="float">
            <text:p>-1.61992</text:p>
          </table:table-cell>
          <table:table-cell office:value-type="float" office:value="-0.664545" calcext:value-type="float">
            <text:p>-0.664545</text:p>
          </table:table-cell>
          <table:table-cell office:value-type="float" office:value="-1.62821" calcext:value-type="float">
            <text:p>-1.62821</text:p>
          </table:table-cell>
          <table:table-cell office:value-type="float" office:value="-0.699383" calcext:value-type="float">
            <text:p>-0.699383</text:p>
          </table:table-cell>
          <table:table-cell office:value-type="float" office:value="-1.59949" calcext:value-type="float">
            <text:p>-1.59949</text:p>
          </table:table-cell>
          <table:table-cell office:value-type="float" office:value="-0.734465" calcext:value-type="float">
            <text:p>-0.734465</text:p>
          </table:table-cell>
          <table:table-cell office:value-type="float" office:value="-1.53451" calcext:value-type="float">
            <text:p>-1.53451</text:p>
          </table:table-cell>
          <table:table-cell office:value-type="float" office:value="-0.769782" calcext:value-type="float">
            <text:p>-0.769782</text:p>
          </table:table-cell>
          <table:table-cell office:value-type="float" office:value="-1.43493" calcext:value-type="float">
            <text:p>-1.43493</text:p>
          </table:table-cell>
          <table:table-cell office:value-type="float" office:value="-0.805315" calcext:value-type="float">
            <text:p>-0.805315</text:p>
          </table:table-cell>
          <table:table-cell office:value-type="float" office:value="-1.30329" calcext:value-type="float">
            <text:p>-1.30329</text:p>
          </table:table-cell>
          <table:table-cell office:value-type="float" office:value="-0.841042" calcext:value-type="float">
            <text:p>-0.841042</text:p>
          </table:table-cell>
          <table:table-cell office:value-type="float" office:value="-1.14296" calcext:value-type="float">
            <text:p>-1.14296</text:p>
          </table:table-cell>
          <table:table-cell office:value-type="float" office:value="-0.876936" calcext:value-type="float">
            <text:p>-0.876936</text:p>
          </table:table-cell>
          <table:table-cell office:value-type="float" office:value="-0.958031" calcext:value-type="float">
            <text:p>-0.958031</text:p>
          </table:table-cell>
          <table:table-cell office:value-type="float" office:value="-0.912963" calcext:value-type="float">
            <text:p>-0.912963</text:p>
          </table:table-cell>
          <table:table-cell office:value-type="float" office:value="-0.753231" calcext:value-type="float">
            <text:p>-0.753231</text:p>
          </table:table-cell>
          <table:table-cell office:value-type="float" office:value="-0.94909" calcext:value-type="float">
            <text:p>-0.94909</text:p>
          </table:table-cell>
          <table:table-cell office:value-type="float" office:value="-0.533791" calcext:value-type="float">
            <text:p>-0.533791</text:p>
          </table:table-cell>
          <table:table-cell office:value-type="float" office:value="-0.985277" calcext:value-type="float">
            <text:p>-0.985277</text:p>
          </table:table-cell>
          <table:table-cell office:value-type="float" office:value="-0.305319" calcext:value-type="float">
            <text:p>-0.305319</text:p>
          </table:table-cell>
          <table:table-cell office:value-type="float" office:value="-1.02149" calcext:value-type="float">
            <text:p>-1.02149</text:p>
          </table:table-cell>
          <table:table-cell office:value-type="float" office:value="-0.0736518" calcext:value-type="float">
            <text:p>-0.0736518</text:p>
          </table:table-cell>
          <table:table-cell office:value-type="float" office:value="-1.05768" calcext:value-type="float">
            <text:p>-1.05768</text:p>
          </table:table-cell>
          <table:table-cell office:value-type="float" office:value="0.15529" calcext:value-type="float">
            <text:p>0.15529</text:p>
          </table:table-cell>
          <table:table-cell office:value-type="float" office:value="-1.09381" calcext:value-type="float">
            <text:p>-1.09381</text:p>
          </table:table-cell>
          <table:table-cell office:value-type="float" office:value="0.375658" calcext:value-type="float">
            <text:p>0.375658</text:p>
          </table:table-cell>
          <table:table-cell office:value-type="float" office:value="-1.12985" calcext:value-type="float">
            <text:p>-1.12985</text:p>
          </table:table-cell>
          <table:table-cell office:value-type="float" office:value="0.581822" calcext:value-type="float">
            <text:p>0.581822</text:p>
          </table:table-cell>
          <table:table-cell office:value-type="float" office:value="-1.16575" calcext:value-type="float">
            <text:p>-1.16575</text:p>
          </table:table-cell>
          <table:table-cell office:value-type="float" office:value="0.768514" calcext:value-type="float">
            <text:p>0.768514</text:p>
          </table:table-cell>
          <table:table-cell office:value-type="float" office:value="-1.20149" calcext:value-type="float">
            <text:p>-1.20149</text:p>
          </table:table-cell>
          <table:table-cell office:value-type="float" office:value="0.930964" calcext:value-type="float">
            <text:p>0.930964</text:p>
          </table:table-cell>
          <table:table-cell office:value-type="float" office:value="-1.23704" calcext:value-type="float">
            <text:p>-1.23704</text:p>
          </table:table-cell>
          <table:table-cell office:value-type="float" office:value="1.06502" calcext:value-type="float">
            <text:p>1.06502</text:p>
          </table:table-cell>
          <table:table-cell office:value-type="float" office:value="-1.27238" calcext:value-type="float">
            <text:p>-1.27238</text:p>
          </table:table-cell>
          <table:table-cell office:value-type="float" office:value="1.16726" calcext:value-type="float">
            <text:p>1.16726</text:p>
          </table:table-cell>
          <table:table-cell office:value-type="float" office:value="-1.30748" calcext:value-type="float">
            <text:p>-1.30748</text:p>
          </table:table-cell>
          <table:table-cell office:value-type="float" office:value="1.23507" calcext:value-type="float">
            <text:p>1.23507</text:p>
          </table:table-cell>
          <table:table-cell office:value-type="float" office:value="-1.34234" calcext:value-type="float">
            <text:p>-1.34234</text:p>
          </table:table-cell>
          <table:table-cell office:value-type="float" office:value="1.26671" calcext:value-type="float">
            <text:p>1.26671</text:p>
          </table:table-cell>
          <table:table-cell office:value-type="float" office:value="-1.37694" calcext:value-type="float">
            <text:p>-1.37694</text:p>
          </table:table-cell>
          <table:table-cell office:value-type="float" office:value="1.26138" calcext:value-type="float">
            <text:p>1.26138</text:p>
          </table:table-cell>
          <table:table-cell office:value-type="float" office:value="-1.4113" calcext:value-type="float">
            <text:p>-1.4113</text:p>
          </table:table-cell>
          <table:table-cell office:value-type="float" office:value="1.21921" calcext:value-type="float">
            <text:p>1.21921</text:p>
          </table:table-cell>
          <table:table-cell office:value-type="float" office:value="-1.44542" calcext:value-type="float">
            <text:p>-1.44542</text:p>
          </table:table-cell>
          <table:table-cell office:value-type="float" office:value="1.14128" calcext:value-type="float">
            <text:p>1.14128</text:p>
          </table:table-cell>
          <table:table-cell office:value-type="float" office:value="-1.47931" calcext:value-type="float">
            <text:p>-1.47931</text:p>
          </table:table-cell>
          <table:table-cell office:value-type="float" office:value="1.02957" calcext:value-type="float">
            <text:p>1.02957</text:p>
          </table:table-cell>
          <table:table-cell office:value-type="float" office:value="-1.51299" calcext:value-type="float">
            <text:p>-1.51299</text:p>
          </table:table-cell>
          <table:table-cell office:value-type="float" office:value="0.886945" calcext:value-type="float">
            <text:p>0.886945</text:p>
          </table:table-cell>
          <table:table-cell office:value-type="float" office:value="-1.54648" calcext:value-type="float">
            <text:p>-1.54648</text:p>
          </table:table-cell>
          <table:table-cell office:value-type="float" office:value="0.717042" calcext:value-type="float">
            <text:p>0.717042</text:p>
          </table:table-cell>
          <table:table-cell office:value-type="float" office:value="-1.57982" calcext:value-type="float">
            <text:p>-1.57982</text:p>
          </table:table-cell>
          <table:table-cell office:value-type="float" office:value="0.5242" calcext:value-type="float">
            <text:p>0.5242</text:p>
          </table:table-cell>
          <table:table-cell office:value-type="float" office:value="-1.61304" calcext:value-type="float">
            <text:p>-1.61304</text:p>
          </table:table-cell>
          <table:table-cell office:value-type="float" office:value="0.313344" calcext:value-type="float">
            <text:p>0.313344</text:p>
          </table:table-cell>
          <table:table-cell office:value-type="float" office:value="-1.64618" calcext:value-type="float">
            <text:p>-1.64618</text:p>
          </table:table-cell>
          <table:table-cell office:value-type="float" office:value="0.089859" calcext:value-type="float">
            <text:p>0.089859</text:p>
          </table:table-cell>
          <table:table-cell office:value-type="float" office:value="-1.67926" calcext:value-type="float">
            <text:p>-1.67926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-1.71234" calcext:value-type="float">
            <text:p>-1.71234</text:p>
          </table:table-cell>
          <table:table-cell office:value-type="float" office:value="-0.371984" calcext:value-type="float">
            <text:p>-0.3719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string" calcext:value-type="string">
            <text:p>Y_zca = {</text:p>
          </table:table-cell>
          <table:table-cell table:number-columns-repeated="3"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1.71554" calcext:value-type="float">
            <text:p>-1.71554</text:p>
          </table:table-cell>
          <table:table-cell office:value-type="float" office:value="-0.181913" calcext:value-type="float">
            <text:p>-0.181913</text:p>
          </table:table-cell>
          <table:table-cell office:value-type="float" office:value="-1.67999" calcext:value-type="float">
            <text:p>-1.67999</text:p>
          </table:table-cell>
          <table:table-cell office:value-type="float" office:value="0.0491183" calcext:value-type="float">
            <text:p>0.0491183</text:p>
          </table:table-cell>
          <table:table-cell table:style-name="Default" office:value-type="float" office:value="-1.64447" calcext:value-type="float">
            <text:p>-1.64447</text:p>
          </table:table-cell>
          <table:table-cell table:style-name="Default" office:value-type="float" office:value="0.27425" calcext:value-type="float">
            <text:p>0.27425</text:p>
          </table:table-cell>
          <table:table-cell table:style-name="Default" office:value-type="float" office:value="-1.60898" calcext:value-type="float">
            <text:p>-1.60898</text:p>
          </table:table-cell>
          <table:table-cell table:style-name="Default" office:value-type="float" office:value="0.487731" calcext:value-type="float">
            <text:p>0.487731</text:p>
          </table:table-cell>
          <table:table-cell office:value-type="float" office:value="-1.57357" calcext:value-type="float">
            <text:p>-1.57357</text:p>
          </table:table-cell>
          <table:table-cell office:value-type="float" office:value="0.68411" calcext:value-type="float">
            <text:p>0.68411</text:p>
          </table:table-cell>
          <table:table-cell office:value-type="float" office:value="-1.53824" calcext:value-type="float">
            <text:p>-1.53824</text:p>
          </table:table-cell>
          <table:table-cell office:value-type="float" office:value="0.858372" calcext:value-type="float">
            <text:p>0.858372</text:p>
          </table:table-cell>
          <table:table-cell office:value-type="float" office:value="-1.50302" calcext:value-type="float">
            <text:p>-1.50302</text:p>
          </table:table-cell>
          <table:table-cell office:value-type="float" office:value="1.00607" calcext:value-type="float">
            <text:p>1.00607</text:p>
          </table:table-cell>
          <table:table-cell office:value-type="float" office:value="-1.46791" calcext:value-type="float">
            <text:p>-1.46791</text:p>
          </table:table-cell>
          <table:table-cell office:value-type="float" office:value="1.12342" calcext:value-type="float">
            <text:p>1.12342</text:p>
          </table:table-cell>
          <table:table-cell office:value-type="float" office:value="-1.43294" calcext:value-type="float">
            <text:p>-1.43294</text:p>
          </table:table-cell>
          <table:table-cell office:value-type="float" office:value="1.20744" calcext:value-type="float">
            <text:p>1.20744</text:p>
          </table:table-cell>
          <table:table-cell office:value-type="float" office:value="-1.39811" calcext:value-type="float">
            <text:p>-1.39811</text:p>
          </table:table-cell>
          <table:table-cell office:value-type="float" office:value="1.25599" calcext:value-type="float">
            <text:p>1.25599</text:p>
          </table:table-cell>
          <table:table-cell office:value-type="float" office:value="-1.36342" calcext:value-type="float">
            <text:p>-1.36342</text:p>
          </table:table-cell>
          <table:table-cell office:value-type="float" office:value="1.26781" calcext:value-type="float">
            <text:p>1.26781</text:p>
          </table:table-cell>
          <table:table-cell office:value-type="float" office:value="-1.32887" calcext:value-type="float">
            <text:p>-1.32887</text:p>
          </table:table-cell>
          <table:table-cell office:value-type="float" office:value="1.24261" calcext:value-type="float">
            <text:p>1.24261</text:p>
          </table:table-cell>
          <table:table-cell office:value-type="float" office:value="-1.29447" calcext:value-type="float">
            <text:p>-1.29447</text:p>
          </table:table-cell>
          <table:table-cell office:value-type="float" office:value="1.18104" calcext:value-type="float">
            <text:p>1.18104</text:p>
          </table:table-cell>
          <table:table-cell office:value-type="float" office:value="-1.26021" calcext:value-type="float">
            <text:p>-1.26021</text:p>
          </table:table-cell>
          <table:table-cell office:value-type="float" office:value="1.08467" calcext:value-type="float">
            <text:p>1.08467</text:p>
          </table:table-cell>
          <table:table-cell office:value-type="float" office:value="-1.22607" calcext:value-type="float">
            <text:p>-1.22607</text:p>
          </table:table-cell>
          <table:table-cell office:value-type="float" office:value="0.955961" calcext:value-type="float">
            <text:p>0.955961</text:p>
          </table:table-cell>
          <table:table-cell office:value-type="float" office:value="-1.19205" calcext:value-type="float">
            <text:p>-1.19205</text:p>
          </table:table-cell>
          <table:table-cell office:value-type="float" office:value="0.798207" calcext:value-type="float">
            <text:p>0.798207</text:p>
          </table:table-cell>
          <table:table-cell office:value-type="float" office:value="-1.15812" calcext:value-type="float">
            <text:p>-1.15812</text:p>
          </table:table-cell>
          <table:table-cell office:value-type="float" office:value="0.615437" calcext:value-type="float">
            <text:p>0.615437</text:p>
          </table:table-cell>
          <table:table-cell office:value-type="float" office:value="-1.12428" calcext:value-type="float">
            <text:p>-1.12428</text:p>
          </table:table-cell>
          <table:table-cell office:value-type="float" office:value="0.412321" calcext:value-type="float">
            <text:p>0.412321</text:p>
          </table:table-cell>
          <table:table-cell office:value-type="float" office:value="-1.09049" calcext:value-type="float">
            <text:p>-1.09049</text:p>
          </table:table-cell>
          <table:table-cell office:value-type="float" office:value="0.19405" calcext:value-type="float">
            <text:p>0.19405</text:p>
          </table:table-cell>
          <table:table-cell office:value-type="float" office:value="-1.05675" calcext:value-type="float">
            <text:p>-1.05675</text:p>
          </table:table-cell>
          <table:table-cell office:value-type="float" office:value="-0.033798" calcext:value-type="float">
            <text:p>-0.033798</text:p>
          </table:table-cell>
          <table:table-cell office:value-type="float" office:value="-1.02301" calcext:value-type="float">
            <text:p>-1.02301</text:p>
          </table:table-cell>
          <table:table-cell office:value-type="float" office:value="-0.265403" calcext:value-type="float">
            <text:p>-0.265403</text:p>
          </table:table-cell>
          <table:table-cell office:value-type="float" office:value="-0.989271" calcext:value-type="float">
            <text:p>-0.989271</text:p>
          </table:table-cell>
          <table:table-cell office:value-type="float" office:value="-0.494846" calcext:value-type="float">
            <text:p>-0.494846</text:p>
          </table:table-cell>
          <table:table-cell office:value-type="float" office:value="-0.955498" calcext:value-type="float">
            <text:p>-0.955498</text:p>
          </table:table-cell>
          <table:table-cell office:value-type="float" office:value="-0.716264" calcext:value-type="float">
            <text:p>-0.716264</text:p>
          </table:table-cell>
          <table:table-cell office:value-type="float" office:value="-0.921671" calcext:value-type="float">
            <text:p>-0.921671</text:p>
          </table:table-cell>
          <table:table-cell office:value-type="float" office:value="-0.924" calcext:value-type="float">
            <text:p>-0.924</text:p>
          </table:table-cell>
          <table:table-cell office:value-type="float" office:value="-0.88777" calcext:value-type="float">
            <text:p>-0.88777</text:p>
          </table:table-cell>
          <table:table-cell office:value-type="float" office:value="-1.11275" calcext:value-type="float">
            <text:p>-1.11275</text:p>
          </table:table-cell>
          <table:table-cell office:value-type="float" office:value="-0.853775" calcext:value-type="float">
            <text:p>-0.853775</text:p>
          </table:table-cell>
          <table:table-cell office:value-type="float" office:value="-1.27768" calcext:value-type="float">
            <text:p>-1.27768</text:p>
          </table:table-cell>
          <table:table-cell office:value-type="float" office:value="-0.81967" calcext:value-type="float">
            <text:p>-0.81967</text:p>
          </table:table-cell>
          <table:table-cell office:value-type="float" office:value="-1.41458" calcext:value-type="float">
            <text:p>-1.41458</text:p>
          </table:table-cell>
          <table:table-cell office:value-type="float" office:value="-0.785441" calcext:value-type="float">
            <text:p>-0.785441</text:p>
          </table:table-cell>
          <table:table-cell office:value-type="float" office:value="-1.51996" calcext:value-type="float">
            <text:p>-1.51996</text:p>
          </table:table-cell>
          <table:table-cell office:value-type="float" office:value="-0.751078" calcext:value-type="float">
            <text:p>-0.751078</text:p>
          </table:table-cell>
          <table:table-cell office:value-type="float" office:value="-1.59112" calcext:value-type="float">
            <text:p>-1.59112</text:p>
          </table:table-cell>
          <table:table-cell office:value-type="float" office:value="-0.716573" calcext:value-type="float">
            <text:p>-0.716573</text:p>
          </table:table-cell>
          <table:table-cell office:value-type="float" office:value="-1.62623" calcext:value-type="float">
            <text:p>-1.62623</text:p>
          </table:table-cell>
          <table:table-cell office:value-type="float" office:value="-0.681923" calcext:value-type="float">
            <text:p>-0.681923</text:p>
          </table:table-cell>
          <table:table-cell office:value-type="float" office:value="-1.62441" calcext:value-type="float">
            <text:p>-1.62441</text:p>
          </table:table-cell>
          <table:table-cell office:value-type="float" office:value="-0.647128" calcext:value-type="float">
            <text:p>-0.647128</text:p>
          </table:table-cell>
          <table:table-cell office:value-type="float" office:value="-1.5857" calcext:value-type="float">
            <text:p>-1.5857</text:p>
          </table:table-cell>
          <table:table-cell office:value-type="float" office:value="-0.612191" calcext:value-type="float">
            <text:p>-0.612191</text:p>
          </table:table-cell>
          <table:table-cell office:value-type="float" office:value="-1.51108" calcext:value-type="float">
            <text:p>-1.51108</text:p>
          </table:table-cell>
          <table:table-cell office:value-type="float" office:value="-0.577121" calcext:value-type="float">
            <text:p>-0.577121</text:p>
          </table:table-cell>
          <table:table-cell office:value-type="float" office:value="-1.40246" calcext:value-type="float">
            <text:p>-1.40246</text:p>
          </table:table-cell>
          <table:table-cell office:value-type="float" office:value="-0.541929" calcext:value-type="float">
            <text:p>-0.541929</text:p>
          </table:table-cell>
          <table:table-cell office:value-type="float" office:value="-1.26261" calcext:value-type="float">
            <text:p>-1.26261</text:p>
          </table:table-cell>
          <table:table-cell office:value-type="float" office:value="-0.506628" calcext:value-type="float">
            <text:p>-0.506628</text:p>
          </table:table-cell>
          <table:table-cell office:value-type="float" office:value="-1.09511" calcext:value-type="float">
            <text:p>-1.09511</text:p>
          </table:table-cell>
          <table:table-cell office:value-type="float" office:value="-0.471234" calcext:value-type="float">
            <text:p>-0.471234</text:p>
          </table:table-cell>
          <table:table-cell office:value-type="float" office:value="-0.904227" calcext:value-type="float">
            <text:p>-0.904227</text:p>
          </table:table-cell>
          <table:table-cell office:value-type="float" office:value="-0.435769" calcext:value-type="float">
            <text:p>-0.435769</text:p>
          </table:table-cell>
          <table:table-cell office:value-type="float" office:value="-0.694841" calcext:value-type="float">
            <text:p>-0.694841</text:p>
          </table:table-cell>
          <table:table-cell office:value-type="float" office:value="-0.400251" calcext:value-type="float">
            <text:p>-0.400251</text:p>
          </table:table-cell>
          <table:table-cell office:value-type="float" office:value="-0.472297" calcext:value-type="float">
            <text:p>-0.472297</text:p>
          </table:table-cell>
          <table:table-cell office:value-type="float" office:value="-0.364704" calcext:value-type="float">
            <text:p>-0.364704</text:p>
          </table:table-cell>
          <table:table-cell office:value-type="float" office:value="-0.242281" calcext:value-type="float">
            <text:p>-0.242281</text:p>
          </table:table-cell>
          <table:table-cell office:value-type="float" office:value="-0.329151" calcext:value-type="float">
            <text:p>-0.329151</text:p>
          </table:table-cell>
          <table:table-cell office:value-type="float" office:value="-0.0106647" calcext:value-type="float">
            <text:p>-0.0106647</text:p>
          </table:table-cell>
          <table:table-cell office:value-type="float" office:value="-0.293614" calcext:value-type="float">
            <text:p>-0.293614</text:p>
          </table:table-cell>
          <table:table-cell office:value-type="float" office:value="0.216634" calcext:value-type="float">
            <text:p>0.216634</text:p>
          </table:table-cell>
          <table:table-cell office:value-type="float" office:value="-0.258118" calcext:value-type="float">
            <text:p>-0.258118</text:p>
          </table:table-cell>
          <table:table-cell office:value-type="float" office:value="0.433812" calcext:value-type="float">
            <text:p>0.433812</text:p>
          </table:table-cell>
          <table:table-cell office:value-type="float" office:value="-0.222683" calcext:value-type="float">
            <text:p>-0.222683</text:p>
          </table:table-cell>
          <table:table-cell office:value-type="float" office:value="0.635323" calcext:value-type="float">
            <text:p>0.635323</text:p>
          </table:table-cell>
          <table:table-cell office:value-type="float" office:value="-0.18733" calcext:value-type="float">
            <text:p>-0.18733</text:p>
          </table:table-cell>
          <table:table-cell office:value-type="float" office:value="0.816018" calcext:value-type="float">
            <text:p>0.816018</text:p>
          </table:table-cell>
          <table:table-cell office:value-type="float" office:value="-0.152077" calcext:value-type="float">
            <text:p>-0.152077</text:p>
          </table:table-cell>
          <table:table-cell office:value-type="float" office:value="0.971286" calcext:value-type="float">
            <text:p>0.971286</text:p>
          </table:table-cell>
          <table:table-cell office:value-type="float" office:value="-0.116939" calcext:value-type="float">
            <text:p>-0.116939</text:p>
          </table:table-cell>
          <table:table-cell office:value-type="float" office:value="1.09716" calcext:value-type="float">
            <text:p>1.09716</text:p>
          </table:table-cell>
          <table:table-cell office:value-type="float" office:value="-0.0819294" calcext:value-type="float">
            <text:p>-0.081929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-0.0470573" calcext:value-type="float">
            <text:p>-0.0470573</text:p>
          </table:table-cell>
          <table:table-cell office:value-type="float" office:value="1.2487" calcext:value-type="float">
            <text:p>1.2487</text:p>
          </table:table-cell>
          <table:table-cell office:value-type="float" office:value="-0.0123286" calcext:value-type="float">
            <text:p>-0.0123286</text:p>
          </table:table-cell>
          <table:table-cell office:value-type="float" office:value="1.27051" calcext:value-type="float">
            <text:p>1.27051</text:p>
          </table:table-cell>
          <table:table-cell office:value-type="float" office:value="0.0222546" calcext:value-type="float">
            <text:p>0.0222546</text:p>
          </table:table-cell>
          <table:table-cell office:value-type="float" office:value="1.25528" calcext:value-type="float">
            <text:p>1.25528</text:p>
          </table:table-cell>
          <table:table-cell office:value-type="float" office:value="0.0566937" calcext:value-type="float">
            <text:p>0.0566937</text:p>
          </table:table-cell>
          <table:table-cell office:value-type="float" office:value="1.20341" calcext:value-type="float">
            <text:p>1.20341</text:p>
          </table:table-cell>
          <table:table-cell office:value-type="float" office:value="0.090994" calcext:value-type="float">
            <text:p>0.090994</text:p>
          </table:table-cell>
          <table:table-cell office:value-type="float" office:value="1.11622" calcext:value-type="float">
            <text:p>1.11622</text:p>
          </table:table-cell>
          <table:table-cell office:value-type="float" office:value="0.125164" calcext:value-type="float">
            <text:p>0.125164</text:p>
          </table:table-cell>
          <table:table-cell office:value-type="float" office:value="0.995952" calcext:value-type="float">
            <text:p>0.995952</text:p>
          </table:table-cell>
          <table:table-cell office:value-type="float" office:value="0.159217" calcext:value-type="float">
            <text:p>0.159217</text:p>
          </table:table-cell>
          <table:table-cell office:value-type="float" office:value="0.845669" calcext:value-type="float">
            <text:p>0.845669</text:p>
          </table:table-cell>
          <table:table-cell office:value-type="float" office:value="0.193166" calcext:value-type="float">
            <text:p>0.193166</text:p>
          </table:table-cell>
          <table:table-cell office:value-type="float" office:value="0.669215" calcext:value-type="float">
            <text:p>0.669215</text:p>
          </table:table-cell>
          <table:table-cell office:value-type="float" office:value="0.227031" calcext:value-type="float">
            <text:p>0.227031</text:p>
          </table:table-cell>
          <table:table-cell office:value-type="float" office:value="0.471099" calcext:value-type="float">
            <text:p>0.471099</text:p>
          </table:table-cell>
          <table:table-cell office:value-type="float" office:value="0.26083" calcext:value-type="float">
            <text:p>0.26083</text:p>
          </table:table-cell>
          <table:table-cell office:value-type="float" office:value="0.256383" calcext:value-type="float">
            <text:p>0.256383</text:p>
          </table:table-cell>
          <table:table-cell office:value-type="float" office:value="0.294586" calcext:value-type="float">
            <text:p>0.294586</text:p>
          </table:table-cell>
          <table:table-cell office:value-type="float" office:value="0.0305538" calcext:value-type="float">
            <text:p>0.0305538</text:p>
          </table:table-cell>
          <table:table-cell office:value-type="float" office:value="0.32832" calcext:value-type="float">
            <text:p>0.32832</text:p>
          </table:table-cell>
          <table:table-cell office:value-type="float" office:value="-0.200619" calcext:value-type="float">
            <text:p>-0.200619</text:p>
          </table:table-cell>
          <table:table-cell office:value-type="float" office:value="0.362057" calcext:value-type="float">
            <text:p>0.362057</text:p>
          </table:table-cell>
          <table:table-cell office:value-type="float" office:value="-0.431229" calcext:value-type="float">
            <text:p>-0.431229</text:p>
          </table:table-cell>
          <table:table-cell office:value-type="float" office:value="0.395819" calcext:value-type="float">
            <text:p>0.395819</text:p>
          </table:table-cell>
          <table:table-cell office:value-type="float" office:value="-0.655382" calcext:value-type="float">
            <text:p>-0.655382</text:p>
          </table:table-cell>
          <table:table-cell office:value-type="float" office:value="0.429629" calcext:value-type="float">
            <text:p>0.429629</text:p>
          </table:table-cell>
          <table:table-cell office:value-type="float" office:value="-0.86735" calcext:value-type="float">
            <text:p>-0.86735</text:p>
          </table:table-cell>
          <table:table-cell office:value-type="float" office:value="0.463508" calcext:value-type="float">
            <text:p>0.463508</text:p>
          </table:table-cell>
          <table:table-cell office:value-type="float" office:value="-1.06172" calcext:value-type="float">
            <text:p>-1.06172</text:p>
          </table:table-cell>
          <table:table-cell office:value-type="float" office:value="0.497476" calcext:value-type="float">
            <text:p>0.497476</text:p>
          </table:table-cell>
          <table:table-cell office:value-type="float" office:value="-1.23352" calcext:value-type="float">
            <text:p>-1.23352</text:p>
          </table:table-cell>
          <table:table-cell office:value-type="float" office:value="0.53155" calcext:value-type="float">
            <text:p>0.53155</text:p>
          </table:table-cell>
          <table:table-cell office:value-type="float" office:value="-1.37837" calcext:value-type="float">
            <text:p>-1.37837</text:p>
          </table:table-cell>
          <table:table-cell office:value-type="float" office:value="0.565744" calcext:value-type="float">
            <text:p>0.565744</text:p>
          </table:table-cell>
          <table:table-cell office:value-type="float" office:value="-1.49255" calcext:value-type="float">
            <text:p>-1.49255</text:p>
          </table:table-cell>
          <table:table-cell office:value-type="float" office:value="0.60007" calcext:value-type="float">
            <text:p>0.60007</text:p>
          </table:table-cell>
          <table:table-cell office:value-type="float" office:value="-1.57316" calcext:value-type="float">
            <text:p>-1.57316</text:p>
          </table:table-cell>
          <table:table-cell office:value-type="float" office:value="0.634537" calcext:value-type="float">
            <text:p>0.634537</text:p>
          </table:table-cell>
          <table:table-cell office:value-type="float" office:value="-1.61814" calcext:value-type="float">
            <text:p>-1.61814</text:p>
          </table:table-cell>
          <table:table-cell office:value-type="float" office:value="0.669147" calcext:value-type="float">
            <text:p>0.669147</text:p>
          </table:table-cell>
          <table:table-cell office:value-type="float" office:value="-1.62632" calcext:value-type="float">
            <text:p>-1.62632</text:p>
          </table:table-cell>
          <table:table-cell office:value-type="float" office:value="0.703904" calcext:value-type="float">
            <text:p>0.703904</text:p>
          </table:table-cell>
          <table:table-cell office:value-type="float" office:value="-1.59751" calcext:value-type="float">
            <text:p>-1.59751</text:p>
          </table:table-cell>
          <table:table-cell office:value-type="float" office:value="0.738802" calcext:value-type="float">
            <text:p>0.738802</text:p>
          </table:table-cell>
          <table:table-cell office:value-type="float" office:value="-1.53243" calcext:value-type="float">
            <text:p>-1.53243</text:p>
          </table:table-cell>
          <table:table-cell office:value-type="float" office:value="0.773837" calcext:value-type="float">
            <text:p>0.773837</text:p>
          </table:table-cell>
          <table:table-cell office:value-type="float" office:value="-1.43275" calcext:value-type="float">
            <text:p>-1.43275</text:p>
          </table:table-cell>
          <table:table-cell office:value-type="float" office:value="0.808998" calcext:value-type="float">
            <text:p>0.808998</text:p>
          </table:table-cell>
          <table:table-cell office:value-type="float" office:value="-1.30101" calcext:value-type="float">
            <text:p>-1.30101</text:p>
          </table:table-cell>
          <table:table-cell office:value-type="float" office:value="0.844271" calcext:value-type="float">
            <text:p>0.844271</text:p>
          </table:table-cell>
          <table:table-cell office:value-type="float" office:value="-1.14058" calcext:value-type="float">
            <text:p>-1.14058</text:p>
          </table:table-cell>
          <table:table-cell office:value-type="float" office:value="0.879642" calcext:value-type="float">
            <text:p>0.879642</text:p>
          </table:table-cell>
          <table:table-cell office:value-type="float" office:value="-0.955547" calcext:value-type="float">
            <text:p>-0.955547</text:p>
          </table:table-cell>
          <table:table-cell office:value-type="float" office:value="0.91509" calcext:value-type="float">
            <text:p>0.91509</text:p>
          </table:table-cell>
          <table:table-cell office:value-type="float" office:value="-0.750645" calcext:value-type="float">
            <text:p>-0.750645</text:p>
          </table:table-cell>
          <table:table-cell office:value-type="float" office:value="0.950596" calcext:value-type="float">
            <text:p>0.950596</text:p>
          </table:table-cell>
          <table:table-cell office:value-type="float" office:value="-0.531105" calcext:value-type="float">
            <text:p>-0.531105</text:p>
          </table:table-cell>
          <table:table-cell office:value-type="float" office:value="0.986137" calcext:value-type="float">
            <text:p>0.986137</text:p>
          </table:table-cell>
          <table:table-cell office:value-type="float" office:value="-0.302532" calcext:value-type="float">
            <text:p>-0.302532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-0.0707626" calcext:value-type="float">
            <text:p>-0.0707626</text:p>
          </table:table-cell>
          <table:table-cell office:value-type="float" office:value="1.05723" calcext:value-type="float">
            <text:p>1.05723</text:p>
          </table:table-cell>
          <table:table-cell office:value-type="float" office:value="0.158281" calcext:value-type="float">
            <text:p>0.158281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0.37875" calcext:value-type="float">
            <text:p>0.37875</text:p>
          </table:table-cell>
          <table:table-cell office:value-type="float" office:value="1.1282" calcext:value-type="float">
            <text:p>1.1282</text:p>
          </table:table-cell>
          <table:table-cell office:value-type="float" office:value="0.585015" calcext:value-type="float">
            <text:p>0.585015</text:p>
          </table:table-cell>
          <table:table-cell office:value-type="float" office:value="1.16357" calcext:value-type="float">
            <text:p>1.16357</text:p>
          </table:table-cell>
          <table:table-cell office:value-type="float" office:value="0.771808" calcext:value-type="float">
            <text:p>0.771808</text:p>
          </table:table-cell>
          <table:table-cell office:value-type="float" office:value="1.19886" calcext:value-type="float">
            <text:p>1.19886</text:p>
          </table:table-cell>
          <table:table-cell office:value-type="float" office:value="0.934358" calcext:value-type="float">
            <text:p>0.934358</text:p>
          </table:table-cell>
          <table:table-cell office:value-type="float" office:value="1.23403" calcext:value-type="float">
            <text:p>1.23403</text:p>
          </table:table-cell>
          <table:table-cell office:value-type="float" office:value="1.06852" calcext:value-type="float">
            <text:p>1.06852</text:p>
          </table:table-cell>
          <table:table-cell office:value-type="float" office:value="1.26907" calcext:value-type="float">
            <text:p>1.26907</text:p>
          </table:table-cell>
          <table:table-cell office:value-type="float" office:value="1.17085" calcext:value-type="float">
            <text:p>1.17085</text:p>
          </table:table-cell>
          <table:table-cell office:value-type="float" office:value="1.30398" calcext:value-type="float">
            <text:p>1.30398</text:p>
          </table:table-cell>
          <table:table-cell office:value-type="float" office:value="1.23876" calcext:value-type="float">
            <text:p>1.23876</text:p>
          </table:table-cell>
          <table:table-cell office:value-type="float" office:value="1.33875" calcext:value-type="float">
            <text:p>1.33875</text:p>
          </table:table-cell>
          <table:table-cell office:value-type="float" office:value="1.2705" calcext:value-type="float">
            <text:p>1.2705</text:p>
          </table:table-cell>
          <table:table-cell office:value-type="float" office:value="1.37337" calcext:value-type="float">
            <text:p>1.37337</text:p>
          </table:table-cell>
          <table:table-cell office:value-type="float" office:value="1.26527" calcext:value-type="float">
            <text:p>1.26527</text:p>
          </table:table-cell>
          <table:table-cell office:value-type="float" office:value="1.40785" calcext:value-type="float">
            <text:p>1.40785</text:p>
          </table:table-cell>
          <table:table-cell office:value-type="float" office:value="1.2232" calcext:value-type="float">
            <text:p>1.2232</text:p>
          </table:table-cell>
          <table:table-cell office:value-type="float" office:value="1.44219" calcext:value-type="float">
            <text:p>1.44219</text:p>
          </table:table-cell>
          <table:table-cell office:value-type="float" office:value="1.14536" calcext:value-type="float">
            <text:p>1.14536</text:p>
          </table:table-cell>
          <table:table-cell office:value-type="float" office:value="1.47639" calcext:value-type="float">
            <text:p>1.47639</text:p>
          </table:table-cell>
          <table:table-cell office:value-type="float" office:value="1.03375" calcext:value-type="float">
            <text:p>1.03375</text:p>
          </table:table-cell>
          <table:table-cell office:value-type="float" office:value="1.51047" calcext:value-type="float">
            <text:p>1.51047</text:p>
          </table:table-cell>
          <table:table-cell office:value-type="float" office:value="0.89122" calcext:value-type="float">
            <text:p>0.89122</text:p>
          </table:table-cell>
          <table:table-cell office:value-type="float" office:value="1.54445" calcext:value-type="float">
            <text:p>1.54445</text:p>
          </table:table-cell>
          <table:table-cell office:value-type="float" office:value="0.721412" calcext:value-type="float">
            <text:p>0.721412</text:p>
          </table:table-cell>
          <table:table-cell office:value-type="float" office:value="1.57833" calcext:value-type="float">
            <text:p>1.57833</text:p>
          </table:table-cell>
          <table:table-cell office:value-type="float" office:value="0.528665" calcext:value-type="float">
            <text:p>0.528665</text:p>
          </table:table-cell>
          <table:table-cell office:value-type="float" office:value="1.61215" calcext:value-type="float">
            <text:p>1.61215</text:p>
          </table:table-cell>
          <table:table-cell office:value-type="float" office:value="0.317905" calcext:value-type="float">
            <text:p>0.317905</text:p>
          </table:table-cell>
          <table:table-cell office:value-type="float" office:value="1.64591" calcext:value-type="float">
            <text:p>1.64591</text:p>
          </table:table-cell>
          <table:table-cell office:value-type="float" office:value="0.0945142" calcext:value-type="float">
            <text:p>0.0945142</text:p>
          </table:table-cell>
          <table:table-cell office:value-type="float" office:value="1.67965" calcext:value-type="float">
            <text:p>1.67965</text:p>
          </table:table-cell>
          <table:table-cell office:value-type="float" office:value="-0.135795" calcext:value-type="float">
            <text:p>-0.135795</text:p>
          </table:table-cell>
          <table:table-cell office:value-type="float" office:value="1.71339" calcext:value-type="float">
            <text:p>1.71339</text:p>
          </table:table-cell>
          <table:table-cell office:value-type="float" office:value="-0.36714" calcext:value-type="float">
            <text:p>-0.367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Default" table:number-columns-repeated="4"/>
          <table:table-cell table:number-columns-repeated="193"/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6"/>
          <table:table-cell table:style-name="Default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Y_pca</text:p>
          </table:table-cell>
          <table:table-cell table:style-name="Default"/>
          <table:table-cell table:style-name="ce1" office:value-type="string" calcext:value-type="string">
            <text:p>Y_zca</text:p>
          </table:table-cell>
          <table:table-cell table:number-columns-repeated="19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string" calcext:value-type="string">
            <text:p>Y_pca</text:p>
          </table:table-cell>
          <table:table-cell table:style-name="ce1" office:value-type="string" calcext:value-type="string">
            <text:p>Y_zca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X.x</text:p>
          </table:table-cell>
          <table:table-cell table:style-name="Default" office:value-type="string" calcext:value-type="string">
            <text:p>X.y</text:p>
          </table:table-cell>
          <table:table-cell office:value-type="string" calcext:value-type="string">
            <text:p>Y_pca.x</text:p>
          </table:table-cell>
          <table:table-cell office:value-type="string" calcext:value-type="string">
            <text:p>Y_pca.y</text:p>
          </table:table-cell>
          <table:table-cell table:style-name="ce1" office:value-type="string" calcext:value-type="string">
            <text:p>Y_zca.x</text:p>
          </table:table-cell>
          <table:table-cell table:style-name="ce1" office:value-type="string" calcext:value-type="string">
            <text:p>Y_zca.y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71605" calcext:value-type="float">
            <text:p>1.71605</text:p>
          </table:table-cell>
          <table:table-cell office:value-type="float" office:value="-1.71554" calcext:value-type="float">
            <text:p>-1.715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595" calcext:value-type="float">
            <text:p>2.80595</text:p>
          </table:table-cell>
          <table:table-cell office:value-type="float" office:value="-0.367545" calcext:value-type="float">
            <text:p>-0.367545</text:p>
          </table:table-cell>
          <table:table-cell table:style-name="ce1" office:value-type="float" office:value="-2.46124" calcext:value-type="float">
            <text:p>-2.46124</text:p>
          </table:table-cell>
          <table:table-cell table:style-name="ce1" office:value-type="float" office:value="-1.39668" calcext:value-type="float">
            <text:p>-1.3966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177061" calcext:value-type="float">
            <text:p>-0.177061</text:p>
          </table:table-cell>
          <table:table-cell office:value-type="float" office:value="-0.181913" calcext:value-type="float">
            <text:p>-0.181913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399893" calcext:value-type="float">
            <text:p>0.0399893</text:p>
          </table:table-cell>
          <table:table-cell office:value-type="float" office:value="2.69512" calcext:value-type="float">
            <text:p>2.69512</text:p>
          </table:table-cell>
          <table:table-cell office:value-type="float" office:value="-0.306421" calcext:value-type="float">
            <text:p>-0.306421</text:p>
          </table:table-cell>
          <table:table-cell table:style-name="ce1" office:value-type="float" office:value="-2.38157" calcext:value-type="float">
            <text:p>-2.38157</text:p>
          </table:table-cell>
          <table:table-cell table:style-name="ce1" office:value-type="float" office:value="-1.29834" calcext:value-type="float">
            <text:p>-1.2983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.67985" calcext:value-type="float">
            <text:p>1.67985</text:p>
          </table:table-cell>
          <table:table-cell office:value-type="float" office:value="-1.67999" calcext:value-type="float">
            <text:p>-1.67999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799147" calcext:value-type="float">
            <text:p>0.0799147</text:p>
          </table:table-cell>
          <table:table-cell office:value-type="float" office:value="2.58439" calcext:value-type="float">
            <text:p>2.58439</text:p>
          </table:table-cell>
          <table:table-cell office:value-type="float" office:value="-0.245406" calcext:value-type="float">
            <text:p>-0.245406</text:p>
          </table:table-cell>
          <table:table-cell table:style-name="ce1" office:value-type="float" office:value="-2.30195" calcext:value-type="float">
            <text:p>-2.30195</text:p>
          </table:table-cell>
          <table:table-cell table:style-name="ce1" office:value-type="float" office:value="-1.20013" calcext:value-type="float">
            <text:p>-1.2001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59318" calcext:value-type="float">
            <text:p>0.159318</text:p>
          </table:table-cell>
          <table:table-cell office:value-type="float" office:value="0.0538694" calcext:value-type="float">
            <text:p>0.0538694</text:p>
          </table:table-cell>
          <table:table-cell office:value-type="float" office:value="0.0491183" calcext:value-type="float">
            <text:p>0.0491183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office:value-type="float" office:value="0.119712" calcext:value-type="float">
            <text:p>0.119712</text:p>
          </table:table-cell>
          <table:table-cell office:value-type="float" office:value="2.47388" calcext:value-type="float">
            <text:p>2.47388</text:p>
          </table:table-cell>
          <table:table-cell office:value-type="float" office:value="-0.184608" calcext:value-type="float">
            <text:p>-0.184608</text:p>
          </table:table-cell>
          <table:table-cell table:style-name="ce1" office:value-type="float" office:value="-2.22246" calcext:value-type="float">
            <text:p>-2.22246</text:p>
          </table:table-cell>
          <table:table-cell table:style-name="ce1" office:value-type="float" office:value="-1.10221" calcext:value-type="float">
            <text:p>-1.1022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64368" calcext:value-type="float">
            <text:p>1.64368</text:p>
          </table:table-cell>
          <table:table-cell office:value-type="float" office:value="-1.64447" calcext:value-type="float">
            <text:p>-1.64447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.159318" calcext:value-type="float">
            <text:p>0.159318</text:p>
          </table:table-cell>
          <table:table-cell office:value-type="float" office:value="2.3637" calcext:value-type="float">
            <text:p>2.3637</text:p>
          </table:table-cell>
          <table:table-cell office:value-type="float" office:value="-0.124136" calcext:value-type="float">
            <text:p>-0.124136</text:p>
          </table:table-cell>
          <table:table-cell table:style-name="ce1" office:value-type="float" office:value="-2.14314" calcext:value-type="float">
            <text:p>-2.14314</text:p>
          </table:table-cell>
          <table:table-cell table:style-name="ce1" office:value-type="float" office:value="-1.00471" calcext:value-type="float">
            <text:p>-1.0047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14567" calcext:value-type="float">
            <text:p>0.314567</text:p>
          </table:table-cell>
          <table:table-cell office:value-type="float" office:value="0.278899" calcext:value-type="float">
            <text:p>0.278899</text:p>
          </table:table-cell>
          <table:table-cell office:value-type="float" office:value="0.27425" calcext:value-type="float">
            <text:p>0.27425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2.25396" calcext:value-type="float">
            <text:p>2.25396</text:p>
          </table:table-cell>
          <table:table-cell office:value-type="float" office:value="-0.0640979" calcext:value-type="float">
            <text:p>-0.0640979</text:p>
          </table:table-cell>
          <table:table-cell table:style-name="ce1" office:value-type="float" office:value="-2.06407" calcext:value-type="float">
            <text:p>-2.06407</text:p>
          </table:table-cell>
          <table:table-cell table:style-name="ce1" office:value-type="float" office:value="-0.907784" calcext:value-type="float">
            <text:p>-0.90778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1.6076" calcext:value-type="float">
            <text:p>1.6076</text:p>
          </table:table-cell>
          <table:table-cell office:value-type="float" office:value="-1.60898" calcext:value-type="float">
            <text:p>-1.60898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office:value-type="float" office:value="0.237703" calcext:value-type="float">
            <text:p>0.237703</text:p>
          </table:table-cell>
          <table:table-cell office:value-type="float" office:value="2.14477" calcext:value-type="float">
            <text:p>2.14477</text:p>
          </table:table-cell>
          <table:table-cell office:value-type="float" office:value="-0.00460035" calcext:value-type="float">
            <text:p>-0.00460035</text:p>
          </table:table-cell>
          <table:table-cell table:style-name="ce1" office:value-type="float" office:value="-1.9853" calcext:value-type="float">
            <text:p>-1.9853</text:p>
          </table:table-cell>
          <table:table-cell table:style-name="ce1" office:value-type="float" office:value="-0.811561" calcext:value-type="float">
            <text:p>-0.81156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61779" calcext:value-type="float">
            <text:p>0.461779</text:p>
          </table:table-cell>
          <table:table-cell office:value-type="float" office:value="0.492279" calcext:value-type="float">
            <text:p>0.492279</text:p>
          </table:table-cell>
          <table:table-cell office:value-type="float" office:value="0.487731" calcext:value-type="float">
            <text:p>0.487731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office:value-type="float" office:value="0.276356" calcext:value-type="float">
            <text:p>0.276356</text:p>
          </table:table-cell>
          <table:table-cell office:value-type="float" office:value="2.03623" calcext:value-type="float">
            <text:p>2.03623</text:p>
          </table:table-cell>
          <table:table-cell office:value-type="float" office:value="0.0542502" calcext:value-type="float">
            <text:p>0.0542502</text:p>
          </table:table-cell>
          <table:table-cell table:style-name="ce1" office:value-type="float" office:value="-1.90689" calcext:value-type="float">
            <text:p>-1.90689</text:p>
          </table:table-cell>
          <table:table-cell table:style-name="ce1" office:value-type="float" office:value="-0.716182" calcext:value-type="float">
            <text:p>-0.71618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1.57163" calcext:value-type="float">
            <text:p>1.57163</text:p>
          </table:table-cell>
          <table:table-cell office:value-type="float" office:value="-1.57357" calcext:value-type="float">
            <text:p>-1.57357</text:p>
          </table:table-cell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0.314567" calcext:value-type="float">
            <text:p>0.314567</text:p>
          </table:table-cell>
          <table:table-cell office:value-type="float" office:value="1.92844" calcext:value-type="float">
            <text:p>1.92844</text:p>
          </table:table-cell>
          <table:table-cell office:value-type="float" office:value="0.112349" calcext:value-type="float">
            <text:p>0.112349</text:p>
          </table:table-cell>
          <table:table-cell table:style-name="ce1" office:value-type="float" office:value="-1.8289" calcext:value-type="float">
            <text:p>-1.8289</text:p>
          </table:table-cell>
          <table:table-cell table:style-name="ce1" office:value-type="float" office:value="-0.621786" calcext:value-type="float">
            <text:p>-0.621786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597195" calcext:value-type="float">
            <text:p>0.597195</text:p>
          </table:table-cell>
          <table:table-cell office:value-type="float" office:value="0.688558" calcext:value-type="float">
            <text:p>0.688558</text:p>
          </table:table-cell>
          <table:table-cell office:value-type="float" office:value="0.68411" calcext:value-type="float">
            <text:p>0.68411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0.352274" calcext:value-type="float">
            <text:p>0.352274</text:p>
          </table:table-cell>
          <table:table-cell office:value-type="float" office:value="1.82152" calcext:value-type="float">
            <text:p>1.82152</text:p>
          </table:table-cell>
          <table:table-cell office:value-type="float" office:value="0.169591" calcext:value-type="float">
            <text:p>0.169591</text:p>
          </table:table-cell>
          <table:table-cell table:style-name="ce1" office:value-type="float" office:value="-1.75139" calcext:value-type="float">
            <text:p>-1.75139</text:p>
          </table:table-cell>
          <table:table-cell table:style-name="ce1" office:value-type="float" office:value="-0.528508" calcext:value-type="float">
            <text:p>-0.52850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1.53581" calcext:value-type="float">
            <text:p>1.53581</text:p>
          </table:table-cell>
          <table:table-cell office:value-type="float" office:value="-1.53824" calcext:value-type="float">
            <text:p>-1.53824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389418" calcext:value-type="float">
            <text:p>0.389418</text:p>
          </table:table-cell>
          <table:table-cell office:value-type="float" office:value="1.71557" calcext:value-type="float">
            <text:p>1.71557</text:p>
          </table:table-cell>
          <table:table-cell office:value-type="float" office:value="0.225874" calcext:value-type="float">
            <text:p>0.225874</text:p>
          </table:table-cell>
          <table:table-cell table:style-name="ce1" office:value-type="float" office:value="-1.67442" calcext:value-type="float">
            <text:p>-1.67442</text:p>
          </table:table-cell>
          <table:table-cell table:style-name="ce1" office:value-type="float" office:value="-0.436483" calcext:value-type="float">
            <text:p>-0.43648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717356" calcext:value-type="float">
            <text:p>0.717356</text:p>
          </table:table-cell>
          <table:table-cell office:value-type="float" office:value="0.862719" calcext:value-type="float">
            <text:p>0.862719</text:p>
          </table:table-cell>
          <table:table-cell office:value-type="float" office:value="0.858372" calcext:value-type="float">
            <text:p>0.85837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0.425939" calcext:value-type="float">
            <text:p>0.425939</text:p>
          </table:table-cell>
          <table:table-cell office:value-type="float" office:value="1.61068" calcext:value-type="float">
            <text:p>1.61068</text:p>
          </table:table-cell>
          <table:table-cell office:value-type="float" office:value="0.281098" calcext:value-type="float">
            <text:p>0.281098</text:p>
          </table:table-cell>
          <table:table-cell table:style-name="ce1" office:value-type="float" office:value="-1.59803" calcext:value-type="float">
            <text:p>-1.59803</text:p>
          </table:table-cell>
          <table:table-cell table:style-name="ce1" office:value-type="float" office:value="-0.345841" calcext:value-type="float">
            <text:p>-0.34584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1.50017" calcext:value-type="float">
            <text:p>1.50017</text:p>
          </table:table-cell>
          <table:table-cell office:value-type="float" office:value="-1.50302" calcext:value-type="float">
            <text:p>-1.50302</text:p>
          </table:table-cell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office:value-type="float" office:value="0.461779" calcext:value-type="float">
            <text:p>0.461779</text:p>
          </table:table-cell>
          <table:table-cell office:value-type="float" office:value="1.50696" calcext:value-type="float">
            <text:p>1.50696</text:p>
          </table:table-cell>
          <table:table-cell office:value-type="float" office:value="0.335162" calcext:value-type="float">
            <text:p>0.335162</text:p>
          </table:table-cell>
          <table:table-cell table:style-name="ce1" office:value-type="float" office:value="-1.52229" calcext:value-type="float">
            <text:p>-1.52229</text:p>
          </table:table-cell>
          <table:table-cell table:style-name="ce1" office:value-type="float" office:value="-0.256714" calcext:value-type="float">
            <text:p>-0.25671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819192" calcext:value-type="float">
            <text:p>0.819192</text:p>
          </table:table-cell>
          <table:table-cell office:value-type="float" office:value="1.01031" calcext:value-type="float">
            <text:p>1.01031</text:p>
          </table:table-cell>
          <table:table-cell office:value-type="float" office:value="1.00607" calcext:value-type="float">
            <text:p>1.00607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0.49688" calcext:value-type="float">
            <text:p>0.49688</text:p>
          </table:table-cell>
          <table:table-cell office:value-type="float" office:value="1.40451" calcext:value-type="float">
            <text:p>1.40451</text:p>
          </table:table-cell>
          <table:table-cell office:value-type="float" office:value="0.387969" calcext:value-type="float">
            <text:p>0.387969</text:p>
          </table:table-cell>
          <table:table-cell table:style-name="ce1" office:value-type="float" office:value="-1.44725" calcext:value-type="float">
            <text:p>-1.44725</text:p>
          </table:table-cell>
          <table:table-cell table:style-name="ce1" office:value-type="float" office:value="-0.169228" calcext:value-type="float">
            <text:p>-0.16922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1.46473" calcext:value-type="float">
            <text:p>1.46473</text:p>
          </table:table-cell>
          <table:table-cell office:value-type="float" office:value="-1.46791" calcext:value-type="float">
            <text:p>-1.46791</text:p>
          </table:table-cell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0.531186" calcext:value-type="float">
            <text:p>0.531186</text:p>
          </table:table-cell>
          <table:table-cell office:value-type="float" office:value="1.30343" calcext:value-type="float">
            <text:p>1.30343</text:p>
          </table:table-cell>
          <table:table-cell office:value-type="float" office:value="0.439424" calcext:value-type="float">
            <text:p>0.439424</text:p>
          </table:table-cell>
          <table:table-cell table:style-name="ce1" office:value-type="float" office:value="-1.37297" calcext:value-type="float">
            <text:p>-1.37297</text:p>
          </table:table-cell>
          <table:table-cell table:style-name="ce1" office:value-type="float" office:value="-0.0835088" calcext:value-type="float">
            <text:p>-0.083508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001" calcext:value-type="float">
            <text:p>0.9001</text:p>
          </table:table-cell>
          <table:table-cell office:value-type="float" office:value="1.12757" calcext:value-type="float">
            <text:p>1.12757</text:p>
          </table:table-cell>
          <table:table-cell office:value-type="float" office:value="1.12342" calcext:value-type="float">
            <text:p>1.12342</text:p>
          </table:table-cell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office:value-type="float" office:value="0.564642" calcext:value-type="float">
            <text:p>0.564642</text:p>
          </table:table-cell>
          <table:table-cell office:value-type="float" office:value="1.2038" calcext:value-type="float">
            <text:p>1.2038</text:p>
          </table:table-cell>
          <table:table-cell office:value-type="float" office:value="0.489433" calcext:value-type="float">
            <text:p>0.489433</text:p>
          </table:table-cell>
          <table:table-cell table:style-name="ce1" office:value-type="float" office:value="-1.29949" calcext:value-type="float">
            <text:p>-1.29949</text:p>
          </table:table-cell>
          <table:table-cell table:style-name="ce1" office:value-type="float" office:value="0.000322389" calcext:value-type="float">
            <text:p>0.000322389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.42952" calcext:value-type="float">
            <text:p>1.42952</text:p>
          </table:table-cell>
          <table:table-cell office:value-type="float" office:value="-1.43294" calcext:value-type="float">
            <text:p>-1.43294</text:p>
          </table:table-cell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office:value-type="float" office:value="0.597195" calcext:value-type="float">
            <text:p>0.597195</text:p>
          </table:table-cell>
          <table:table-cell office:value-type="float" office:value="1.10572" calcext:value-type="float">
            <text:p>1.10572</text:p>
          </table:table-cell>
          <table:table-cell office:value-type="float" office:value="0.537905" calcext:value-type="float">
            <text:p>0.537905</text:p>
          </table:table-cell>
          <table:table-cell table:style-name="ce1" office:value-type="float" office:value="-1.22687" calcext:value-type="float">
            <text:p>-1.22687</text:p>
          </table:table-cell>
          <table:table-cell table:style-name="ce1" office:value-type="float" office:value="0.0821464" calcext:value-type="float">
            <text:p>0.082146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58016" calcext:value-type="float">
            <text:p>0.958016</text:p>
          </table:table-cell>
          <table:table-cell office:value-type="float" office:value="1.21149" calcext:value-type="float">
            <text:p>1.21149</text:p>
          </table:table-cell>
          <table:table-cell office:value-type="float" office:value="1.20744" calcext:value-type="float">
            <text:p>1.20744</text:p>
          </table:table-cell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office:value-type="float" office:value="0.628793" calcext:value-type="float">
            <text:p>0.628793</text:p>
          </table:table-cell>
          <table:table-cell office:value-type="float" office:value="1.00929" calcext:value-type="float">
            <text:p>1.00929</text:p>
          </table:table-cell>
          <table:table-cell office:value-type="float" office:value="0.584751" calcext:value-type="float">
            <text:p>0.584751</text:p>
          </table:table-cell>
          <table:table-cell table:style-name="ce1" office:value-type="float" office:value="-1.15516" calcext:value-type="float">
            <text:p>-1.15516</text:p>
          </table:table-cell>
          <table:table-cell table:style-name="ce1" office:value-type="float" office:value="0.161847" calcext:value-type="float">
            <text:p>0.16184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1.39455" calcext:value-type="float">
            <text:p>1.39455</text:p>
          </table:table-cell>
          <table:table-cell office:value-type="float" office:value="-1.39811" calcext:value-type="float">
            <text:p>-1.39811</text:p>
          </table:table-cell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office:value-type="float" office:value="0.659385" calcext:value-type="float">
            <text:p>0.659385</text:p>
          </table:table-cell>
          <table:table-cell office:value-type="float" office:value="0.914573" calcext:value-type="float">
            <text:p>0.914573</text:p>
          </table:table-cell>
          <table:table-cell office:value-type="float" office:value="0.629887" calcext:value-type="float">
            <text:p>0.629887</text:p>
          </table:table-cell>
          <table:table-cell table:style-name="ce1" office:value-type="float" office:value="-1.0844" calcext:value-type="float">
            <text:p>-1.0844</text:p>
          </table:table-cell>
          <table:table-cell table:style-name="ce1" office:value-type="float" office:value="0.239313" calcext:value-type="float">
            <text:p>0.23931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91458" calcext:value-type="float">
            <text:p>0.991458</text:p>
          </table:table-cell>
          <table:table-cell office:value-type="float" office:value="1.25993" calcext:value-type="float">
            <text:p>1.25993</text:p>
          </table:table-cell>
          <table:table-cell office:value-type="float" office:value="1.25599" calcext:value-type="float">
            <text:p>1.25599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office:value-type="float" office:value="0.688921" calcext:value-type="float">
            <text:p>0.688921</text:p>
          </table:table-cell>
          <table:table-cell office:value-type="float" office:value="0.82167" calcext:value-type="float">
            <text:p>0.82167</text:p>
          </table:table-cell>
          <table:table-cell office:value-type="float" office:value="0.673227" calcext:value-type="float">
            <text:p>0.673227</text:p>
          </table:table-cell>
          <table:table-cell table:style-name="ce1" office:value-type="float" office:value="-1.01465" calcext:value-type="float">
            <text:p>-1.01465</text:p>
          </table:table-cell>
          <table:table-cell table:style-name="ce1" office:value-type="float" office:value="0.314435" calcext:value-type="float">
            <text:p>0.31443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35983" calcext:value-type="float">
            <text:p>1.35983</text:p>
          </table:table-cell>
          <table:table-cell office:value-type="float" office:value="-1.36342" calcext:value-type="float">
            <text:p>-1.36342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.717356" calcext:value-type="float">
            <text:p>0.717356</text:p>
          </table:table-cell>
          <table:table-cell office:value-type="float" office:value="0.730658" calcext:value-type="float">
            <text:p>0.730658</text:p>
          </table:table-cell>
          <table:table-cell office:value-type="float" office:value="0.714692" calcext:value-type="float">
            <text:p>0.714692</text:p>
          </table:table-cell>
          <table:table-cell table:style-name="ce1" office:value-type="float" office:value="-0.945936" calcext:value-type="float">
            <text:p>-0.945936</text:p>
          </table:table-cell>
          <table:table-cell table:style-name="ce1" office:value-type="float" office:value="0.387109" calcext:value-type="float">
            <text:p>0.387109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99574" calcext:value-type="float">
            <text:p>0.999574</text:p>
          </table:table-cell>
          <table:table-cell office:value-type="float" office:value="1.27166" calcext:value-type="float">
            <text:p>1.27166</text:p>
          </table:table-cell>
          <table:table-cell office:value-type="float" office:value="1.26781" calcext:value-type="float">
            <text:p>1.26781</text:p>
          </table:table-cell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office:value-type="float" office:value="0.744643" calcext:value-type="float">
            <text:p>0.744643</text:p>
          </table:table-cell>
          <table:table-cell office:value-type="float" office:value="0.641615" calcext:value-type="float">
            <text:p>0.641615</text:p>
          </table:table-cell>
          <table:table-cell office:value-type="float" office:value="0.754205" calcext:value-type="float">
            <text:p>0.754205</text:p>
          </table:table-cell>
          <table:table-cell table:style-name="ce1" office:value-type="float" office:value="-0.878314" calcext:value-type="float">
            <text:p>-0.878314</text:p>
          </table:table-cell>
          <table:table-cell table:style-name="ce1" office:value-type="float" office:value="0.457231" calcext:value-type="float">
            <text:p>0.45723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.32535" calcext:value-type="float">
            <text:p>1.32535</text:p>
          </table:table-cell>
          <table:table-cell office:value-type="float" office:value="-1.32887" calcext:value-type="float">
            <text:p>-1.32887</text:p>
          </table:table-cell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office:value-type="float" office:value="0.770739" calcext:value-type="float">
            <text:p>0.770739</text:p>
          </table:table-cell>
          <table:table-cell office:value-type="float" office:value="0.554616" calcext:value-type="float">
            <text:p>0.554616</text:p>
          </table:table-cell>
          <table:table-cell office:value-type="float" office:value="0.791691" calcext:value-type="float">
            <text:p>0.791691</text:p>
          </table:table-cell>
          <table:table-cell table:style-name="ce1" office:value-type="float" office:value="-0.811823" calcext:value-type="float">
            <text:p>-0.811823</text:p>
          </table:table-cell>
          <table:table-cell table:style-name="ce1" office:value-type="float" office:value="0.524708" calcext:value-type="float">
            <text:p>0.52470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82154" calcext:value-type="float">
            <text:p>0.982154</text:p>
          </table:table-cell>
          <table:table-cell office:value-type="float" office:value="1.24636" calcext:value-type="float">
            <text:p>1.24636</text:p>
          </table:table-cell>
          <table:table-cell office:value-type="float" office:value="1.24261" calcext:value-type="float">
            <text:p>1.24261</text:p>
          </table:table-cell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office:value-type="float" office:value="0.795602" calcext:value-type="float">
            <text:p>0.795602</text:p>
          </table:table-cell>
          <table:table-cell office:value-type="float" office:value="0.469732" calcext:value-type="float">
            <text:p>0.469732</text:p>
          </table:table-cell>
          <table:table-cell office:value-type="float" office:value="0.82708" calcext:value-type="float">
            <text:p>0.82708</text:p>
          </table:table-cell>
          <table:table-cell table:style-name="ce1" office:value-type="float" office:value="-0.746502" calcext:value-type="float">
            <text:p>-0.746502</text:p>
          </table:table-cell>
          <table:table-cell table:style-name="ce1" office:value-type="float" office:value="0.589444" calcext:value-type="float">
            <text:p>0.58944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-1.29447" calcext:value-type="float">
            <text:p>-1.29447</text:p>
          </table:table-cell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office:value-type="float" office:value="0.819192" calcext:value-type="float">
            <text:p>0.819192</text:p>
          </table:table-cell>
          <table:table-cell office:value-type="float" office:value="0.387032" calcext:value-type="float">
            <text:p>0.387032</text:p>
          </table:table-cell>
          <table:table-cell office:value-type="float" office:value="0.860302" calcext:value-type="float">
            <text:p>0.860302</text:p>
          </table:table-cell>
          <table:table-cell table:style-name="ce1" office:value-type="float" office:value="-0.682389" calcext:value-type="float">
            <text:p>-0.682389</text:p>
          </table:table-cell>
          <table:table-cell table:style-name="ce1" office:value-type="float" office:value="0.651352" calcext:value-type="float">
            <text:p>0.65135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39645" calcext:value-type="float">
            <text:p>0.939645</text:p>
          </table:table-cell>
          <table:table-cell office:value-type="float" office:value="1.1847" calcext:value-type="float">
            <text:p>1.1847</text:p>
          </table:table-cell>
          <table:table-cell office:value-type="float" office:value="1.18104" calcext:value-type="float">
            <text:p>1.18104</text:p>
          </table:table-cell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office:value-type="float" office:value="0.841471" calcext:value-type="float">
            <text:p>0.841471</text:p>
          </table:table-cell>
          <table:table-cell office:value-type="float" office:value="0.306581" calcext:value-type="float">
            <text:p>0.306581</text:p>
          </table:table-cell>
          <table:table-cell office:value-type="float" office:value="0.891295" calcext:value-type="float">
            <text:p>0.891295</text:p>
          </table:table-cell>
          <table:table-cell table:style-name="ce1" office:value-type="float" office:value="-0.61952" calcext:value-type="float">
            <text:p>-0.61952</text:p>
          </table:table-cell>
          <table:table-cell table:style-name="ce1" office:value-type="float" office:value="0.710348" calcext:value-type="float">
            <text:p>0.71034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.25713" calcext:value-type="float">
            <text:p>1.25713</text:p>
          </table:table-cell>
          <table:table-cell office:value-type="float" office:value="-1.26021" calcext:value-type="float">
            <text:p>-1.26021</text:p>
          </table:table-cell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office:value-type="float" office:value="0.862404" calcext:value-type="float">
            <text:p>0.862404</text:p>
          </table:table-cell>
          <table:table-cell office:value-type="float" office:value="0.228439" calcext:value-type="float">
            <text:p>0.228439</text:p>
          </table:table-cell>
          <table:table-cell office:value-type="float" office:value="0.919998" calcext:value-type="float">
            <text:p>0.919998</text:p>
          </table:table-cell>
          <table:table-cell table:style-name="ce1" office:value-type="float" office:value="-0.557929" calcext:value-type="float">
            <text:p>-0.557929</text:p>
          </table:table-cell>
          <table:table-cell table:style-name="ce1" office:value-type="float" office:value="0.766353" calcext:value-type="float">
            <text:p>0.76635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873133" calcext:value-type="float">
            <text:p>0.873133</text:p>
          </table:table-cell>
          <table:table-cell office:value-type="float" office:value="1.08823" calcext:value-type="float">
            <text:p>1.08823</text:p>
          </table:table-cell>
          <table:table-cell office:value-type="float" office:value="1.08467" calcext:value-type="float">
            <text:p>1.08467</text:p>
          </table:table-cell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office:value-type="float" office:value="0.881958" calcext:value-type="float">
            <text:p>0.881958</text:p>
          </table:table-cell>
          <table:table-cell office:value-type="float" office:value="0.152663" calcext:value-type="float">
            <text:p>0.152663</text:p>
          </table:table-cell>
          <table:table-cell office:value-type="float" office:value="0.946354" calcext:value-type="float">
            <text:p>0.946354</text:p>
          </table:table-cell>
          <table:table-cell table:style-name="ce1" office:value-type="float" office:value="-0.497647" calcext:value-type="float">
            <text:p>-0.497647</text:p>
          </table:table-cell>
          <table:table-cell table:style-name="ce1" office:value-type="float" office:value="0.819292" calcext:value-type="float">
            <text:p>0.81929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1.22336" calcext:value-type="float">
            <text:p>1.22336</text:p>
          </table:table-cell>
          <table:table-cell office:value-type="float" office:value="-1.22607" calcext:value-type="float">
            <text:p>-1.22607</text:p>
          </table:table-cell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0793088" calcext:value-type="float">
            <text:p>0.0793088</text:p>
          </table:table-cell>
          <table:table-cell office:value-type="float" office:value="0.970309" calcext:value-type="float">
            <text:p>0.970309</text:p>
          </table:table-cell>
          <table:table-cell table:style-name="ce1" office:value-type="float" office:value="-0.438704" calcext:value-type="float">
            <text:p>-0.438704</text:p>
          </table:table-cell>
          <table:table-cell table:style-name="ce1" office:value-type="float" office:value="0.869096" calcext:value-type="float">
            <text:p>0.869096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784316" calcext:value-type="float">
            <text:p>0.784316</text:p>
          </table:table-cell>
          <table:table-cell office:value-type="float" office:value="0.959425" calcext:value-type="float">
            <text:p>0.959425</text:p>
          </table:table-cell>
          <table:table-cell office:value-type="float" office:value="0.955961" calcext:value-type="float">
            <text:p>0.955961</text:p>
          </table:table-cell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office:value-type="float" office:value="0.916803" calcext:value-type="float">
            <text:p>0.916803</text:p>
          </table:table-cell>
          <table:table-cell office:value-type="float" office:value="0.00842497" calcext:value-type="float">
            <text:p>0.00842497</text:p>
          </table:table-cell>
          <table:table-cell office:value-type="float" office:value="0.991814" calcext:value-type="float">
            <text:p>0.991814</text:p>
          </table:table-cell>
          <table:table-cell table:style-name="ce1" office:value-type="float" office:value="-0.381128" calcext:value-type="float">
            <text:p>-0.381128</text:p>
          </table:table-cell>
          <table:table-cell table:style-name="ce1" office:value-type="float" office:value="0.9157" calcext:value-type="float">
            <text:p>0.915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.18979" calcext:value-type="float">
            <text:p>1.18979</text:p>
          </table:table-cell>
          <table:table-cell office:value-type="float" office:value="-1.19205" calcext:value-type="float">
            <text:p>-1.19205</text:p>
          </table:table-cell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office:value-type="float" office:value="0.932039" calcext:value-type="float">
            <text:p>0.932039</text:p>
          </table:table-cell>
          <table:table-cell office:value-type="float" office:value="-0.0599427" calcext:value-type="float">
            <text:p>-0.0599427</text:p>
          </table:table-cell>
          <table:table-cell office:value-type="float" office:value="1.01082" calcext:value-type="float">
            <text:p>1.01082</text:p>
          </table:table-cell>
          <table:table-cell table:style-name="ce1" office:value-type="float" office:value="-0.324943" calcext:value-type="float">
            <text:p>-0.324943</text:p>
          </table:table-cell>
          <table:table-cell table:style-name="ce1" office:value-type="float" office:value="0.959046" calcext:value-type="float">
            <text:p>0.959046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675463" calcext:value-type="float">
            <text:p>0.675463</text:p>
          </table:table-cell>
          <table:table-cell office:value-type="float" office:value="0.801575" calcext:value-type="float">
            <text:p>0.801575</text:p>
          </table:table-cell>
          <table:table-cell office:value-type="float" office:value="0.798207" calcext:value-type="float">
            <text:p>0.798207</text:p>
          </table:table-cell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office:value-type="float" office:value="0.945784" calcext:value-type="float">
            <text:p>0.945784</text:p>
          </table:table-cell>
          <table:table-cell office:value-type="float" office:value="-0.125752" calcext:value-type="float">
            <text:p>-0.125752</text:p>
          </table:table-cell>
          <table:table-cell office:value-type="float" office:value="1.0273" calcext:value-type="float">
            <text:p>1.0273</text:p>
          </table:table-cell>
          <table:table-cell table:style-name="ce1" office:value-type="float" office:value="-0.270174" calcext:value-type="float">
            <text:p>-0.270174</text:p>
          </table:table-cell>
          <table:table-cell table:style-name="ce1" office:value-type="float" office:value="0.999078" calcext:value-type="float">
            <text:p>0.99907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1.15638" calcext:value-type="float">
            <text:p>1.15638</text:p>
          </table:table-cell>
          <table:table-cell office:value-type="float" office:value="-1.15812" calcext:value-type="float">
            <text:p>-1.15812</text:p>
          </table:table-cell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office:value-type="float" office:value="0.958016" calcext:value-type="float">
            <text:p>0.958016</text:p>
          </table:table-cell>
          <table:table-cell office:value-type="float" office:value="-0.188966" calcext:value-type="float">
            <text:p>-0.188966</text:p>
          </table:table-cell>
          <table:table-cell office:value-type="float" office:value="1.04119" calcext:value-type="float">
            <text:p>1.04119</text:p>
          </table:table-cell>
          <table:table-cell table:style-name="ce1" office:value-type="float" office:value="-0.216841" calcext:value-type="float">
            <text:p>-0.216841</text:p>
          </table:table-cell>
          <table:table-cell table:style-name="ce1" office:value-type="float" office:value="1.03575" calcext:value-type="float">
            <text:p>1.0357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549356" calcext:value-type="float">
            <text:p>0.549356</text:p>
          </table:table-cell>
          <table:table-cell office:value-type="float" office:value="0.61871" calcext:value-type="float">
            <text:p>0.61871</text:p>
          </table:table-cell>
          <table:table-cell office:value-type="float" office:value="0.615437" calcext:value-type="float">
            <text:p>0.615437</text:p>
          </table:table-cell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office:value-type="float" office:value="0.968715" calcext:value-type="float">
            <text:p>0.968715</text:p>
          </table:table-cell>
          <table:table-cell office:value-type="float" office:value="-0.24955" calcext:value-type="float">
            <text:p>-0.24955</text:p>
          </table:table-cell>
          <table:table-cell office:value-type="float" office:value="1.05249" calcext:value-type="float">
            <text:p>1.05249</text:p>
          </table:table-cell>
          <table:table-cell table:style-name="ce1" office:value-type="float" office:value="-0.164962" calcext:value-type="float">
            <text:p>-0.164962</text:p>
          </table:table-cell>
          <table:table-cell table:style-name="ce1" office:value-type="float" office:value="1.06901" calcext:value-type="float">
            <text:p>1.0690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1.12311" calcext:value-type="float">
            <text:p>1.12311</text:p>
          </table:table-cell>
          <table:table-cell office:value-type="float" office:value="-1.12428" calcext:value-type="float">
            <text:p>-1.12428</text:p>
          </table:table-cell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office:value-type="float" office:value="0.977865" calcext:value-type="float">
            <text:p>0.977865</text:p>
          </table:table-cell>
          <table:table-cell office:value-type="float" office:value="-0.307475" calcext:value-type="float">
            <text:p>-0.307475</text:p>
          </table:table-cell>
          <table:table-cell office:value-type="float" office:value="1.06114" calcext:value-type="float">
            <text:p>1.06114</text:p>
          </table:table-cell>
          <table:table-cell table:style-name="ce1" office:value-type="float" office:value="-0.114555" calcext:value-type="float">
            <text:p>-0.114555</text:p>
          </table:table-cell>
          <table:table-cell table:style-name="ce1" office:value-type="float" office:value="1.09883" calcext:value-type="float">
            <text:p>1.0988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09214" calcext:value-type="float">
            <text:p>0.409214</text:p>
          </table:table-cell>
          <table:table-cell office:value-type="float" office:value="0.415499" calcext:value-type="float">
            <text:p>0.415499</text:p>
          </table:table-cell>
          <table:table-cell office:value-type="float" office:value="0.412321" calcext:value-type="float">
            <text:p>0.412321</text:p>
          </table:table-cell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office:value-type="float" office:value="0.98545" calcext:value-type="float">
            <text:p>0.98545</text:p>
          </table:table-cell>
          <table:table-cell office:value-type="float" office:value="-0.362717" calcext:value-type="float">
            <text:p>-0.362717</text:p>
          </table:table-cell>
          <table:table-cell office:value-type="float" office:value="1.06713" calcext:value-type="float">
            <text:p>1.06713</text:p>
          </table:table-cell>
          <table:table-cell table:style-name="ce1" office:value-type="float" office:value="-0.0656317" calcext:value-type="float">
            <text:p>-0.0656317</text:p>
          </table:table-cell>
          <table:table-cell table:style-name="ce1" office:value-type="float" office:value="1.12518" calcext:value-type="float">
            <text:p>1.1251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1.08994" calcext:value-type="float">
            <text:p>1.08994</text:p>
          </table:table-cell>
          <table:table-cell office:value-type="float" office:value="-1.09049" calcext:value-type="float">
            <text:p>-1.09049</text:p>
          </table:table-cell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-0.415253" calcext:value-type="float">
            <text:p>-0.415253</text:p>
          </table:table-cell>
          <table:table-cell office:value-type="float" office:value="1.07044" calcext:value-type="float">
            <text:p>1.07044</text:p>
          </table:table-cell>
          <table:table-cell table:style-name="ce1" office:value-type="float" office:value="-0.0182048" calcext:value-type="float">
            <text:p>-0.0182048</text:p>
          </table:table-cell>
          <table:table-cell table:style-name="ce1" office:value-type="float" office:value="1.14802" calcext:value-type="float">
            <text:p>1.1480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58619" calcext:value-type="float">
            <text:p>0.258619</text:p>
          </table:table-cell>
          <table:table-cell office:value-type="float" office:value="0.197134" calcext:value-type="float">
            <text:p>0.197134</text:p>
          </table:table-cell>
          <table:table-cell office:value-type="float" office:value="0.19405" calcext:value-type="float">
            <text:p>0.1940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95881" calcext:value-type="float">
            <text:p>0.995881</text:p>
          </table:table-cell>
          <table:table-cell office:value-type="float" office:value="-0.465069" calcext:value-type="float">
            <text:p>-0.465069</text:p>
          </table:table-cell>
          <table:table-cell office:value-type="float" office:value="1.07105" calcext:value-type="float">
            <text:p>1.07105</text:p>
          </table:table-cell>
          <table:table-cell table:style-name="ce1" office:value-type="float" office:value="0.0277166" calcext:value-type="float">
            <text:p>0.0277166</text:p>
          </table:table-cell>
          <table:table-cell table:style-name="ce1" office:value-type="float" office:value="1.16734" calcext:value-type="float">
            <text:p>1.1673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9" calcext:value-type="float">
            <text:p>0.19</text:p>
          </table:table-cell>
          <table:table-cell office:value-type="float" office:value="1.05684" calcext:value-type="float">
            <text:p>1.05684</text:p>
          </table:table-cell>
          <table:table-cell office:value-type="float" office:value="-1.05675" calcext:value-type="float">
            <text:p>-1.05675</text:p>
          </table:table-cell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office:value-type="float" office:value="0.99871" calcext:value-type="float">
            <text:p>0.99871</text:p>
          </table:table-cell>
          <table:table-cell office:value-type="float" office:value="-0.512151" calcext:value-type="float">
            <text:p>-0.512151</text:p>
          </table:table-cell>
          <table:table-cell office:value-type="float" office:value="1.06896" calcext:value-type="float">
            <text:p>1.06896</text:p>
          </table:table-cell>
          <table:table-cell table:style-name="ce1" office:value-type="float" office:value="0.0721259" calcext:value-type="float">
            <text:p>0.0721259</text:p>
          </table:table-cell>
          <table:table-cell table:style-name="ce1" office:value-type="float" office:value="1.18312" calcext:value-type="float">
            <text:p>1.1831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01418" calcext:value-type="float">
            <text:p>0.101418</text:p>
          </table:table-cell>
          <table:table-cell office:value-type="float" office:value="-0.0308093" calcext:value-type="float">
            <text:p>-0.0308093</text:p>
          </table:table-cell>
          <table:table-cell office:value-type="float" office:value="-0.033798" calcext:value-type="float">
            <text:p>-0.033798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99942" calcext:value-type="float">
            <text:p>0.999942</text:p>
          </table:table-cell>
          <table:table-cell office:value-type="float" office:value="-0.556491" calcext:value-type="float">
            <text:p>-0.556491</text:p>
          </table:table-cell>
          <table:table-cell office:value-type="float" office:value="1.06414" calcext:value-type="float">
            <text:p>1.06414</text:p>
          </table:table-cell>
          <table:table-cell table:style-name="ce1" office:value-type="float" office:value="0.115019" calcext:value-type="float">
            <text:p>0.115019</text:p>
          </table:table-cell>
          <table:table-cell table:style-name="ce1" office:value-type="float" office:value="1.19534" calcext:value-type="float">
            <text:p>1.1953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.02376" calcext:value-type="float">
            <text:p>1.02376</text:p>
          </table:table-cell>
          <table:table-cell office:value-type="float" office:value="-1.02301" calcext:value-type="float">
            <text:p>-1.02301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-0.598088" calcext:value-type="float">
            <text:p>-0.598088</text:p>
          </table:table-cell>
          <table:table-cell office:value-type="float" office:value="1.0566" calcext:value-type="float">
            <text:p>1.0566</text:p>
          </table:table-cell>
          <table:table-cell table:style-name="ce1" office:value-type="float" office:value="0.156394" calcext:value-type="float">
            <text:p>0.156394</text:p>
          </table:table-cell>
          <table:table-cell table:style-name="ce1" office:value-type="float" office:value="1.20402" calcext:value-type="float">
            <text:p>1.2040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0583742" calcext:value-type="float">
            <text:p>-0.0583742</text:p>
          </table:table-cell>
          <table:table-cell office:value-type="float" office:value="-0.262509" calcext:value-type="float">
            <text:p>-0.262509</text:p>
          </table:table-cell>
          <table:table-cell office:value-type="float" office:value="-0.265403" calcext:value-type="float">
            <text:p>-0.265403</text:p>
          </table:table-cell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office:value-type="float" office:value="0.997606" calcext:value-type="float">
            <text:p>0.997606</text:p>
          </table:table-cell>
          <table:table-cell office:value-type="float" office:value="-0.636941" calcext:value-type="float">
            <text:p>-0.636941</text:p>
          </table:table-cell>
          <table:table-cell office:value-type="float" office:value="1.04634" calcext:value-type="float">
            <text:p>1.04634</text:p>
          </table:table-cell>
          <table:table-cell table:style-name="ce1" office:value-type="float" office:value="0.196251" calcext:value-type="float">
            <text:p>0.196251</text:p>
          </table:table-cell>
          <table:table-cell table:style-name="ce1" office:value-type="float" office:value="1.20914" calcext:value-type="float">
            <text:p>1.2091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990666" calcext:value-type="float">
            <text:p>0.990666</text:p>
          </table:table-cell>
          <table:table-cell office:value-type="float" office:value="-0.989271" calcext:value-type="float">
            <text:p>-0.989271</text:p>
          </table:table-cell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office:value-type="float" office:value="0.994043" calcext:value-type="float">
            <text:p>0.994043</text:p>
          </table:table-cell>
          <table:table-cell office:value-type="float" office:value="-0.673056" calcext:value-type="float">
            <text:p>-0.673056</text:p>
          </table:table-cell>
          <table:table-cell office:value-type="float" office:value="1.03337" calcext:value-type="float">
            <text:p>1.03337</text:p>
          </table:table-cell>
          <table:table-cell table:style-name="ce1" office:value-type="float" office:value="0.234593" calcext:value-type="float">
            <text:p>0.234593</text:p>
          </table:table-cell>
          <table:table-cell table:style-name="ce1" office:value-type="float" office:value="1.21071" calcext:value-type="float">
            <text:p>1.2107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216675" calcext:value-type="float">
            <text:p>-0.216675</text:p>
          </table:table-cell>
          <table:table-cell office:value-type="float" office:value="-0.492046" calcext:value-type="float">
            <text:p>-0.492046</text:p>
          </table:table-cell>
          <table:table-cell office:value-type="float" office:value="-0.494846" calcext:value-type="float">
            <text:p>-0.494846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98889" calcext:value-type="float">
            <text:p>0.98889</text:p>
          </table:table-cell>
          <table:table-cell office:value-type="float" office:value="-0.706442" calcext:value-type="float">
            <text:p>-0.706442</text:p>
          </table:table-cell>
          <table:table-cell office:value-type="float" office:value="1.01769" calcext:value-type="float">
            <text:p>1.01769</text:p>
          </table:table-cell>
          <table:table-cell table:style-name="ce1" office:value-type="float" office:value="0.271427" calcext:value-type="float">
            <text:p>0.271427</text:p>
          </table:table-cell>
          <table:table-cell table:style-name="ce1" office:value-type="float" office:value="1.20875" calcext:value-type="float">
            <text:p>1.2087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2" calcext:value-type="float">
            <text:p>0.22</text:p>
          </table:table-cell>
          <table:table-cell office:value-type="float" office:value="0.95752" calcext:value-type="float">
            <text:p>0.95752</text:p>
          </table:table-cell>
          <table:table-cell office:value-type="float" office:value="-0.955498" calcext:value-type="float">
            <text:p>-0.955498</text:p>
          </table:table-cell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office:value-type="float" office:value="0.982154" calcext:value-type="float">
            <text:p>0.982154</text:p>
          </table:table-cell>
          <table:table-cell office:value-type="float" office:value="-0.737114" calcext:value-type="float">
            <text:p>-0.737114</text:p>
          </table:table-cell>
          <table:table-cell office:value-type="float" office:value="0.999314" calcext:value-type="float">
            <text:p>0.999314</text:p>
          </table:table-cell>
          <table:table-cell table:style-name="ce1" office:value-type="float" office:value="0.306758" calcext:value-type="float">
            <text:p>0.306758</text:p>
          </table:table-cell>
          <table:table-cell table:style-name="ce1" office:value-type="float" office:value="1.20327" calcext:value-type="float">
            <text:p>1.2032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369441" calcext:value-type="float">
            <text:p>-0.369441</text:p>
          </table:table-cell>
          <table:table-cell office:value-type="float" office:value="-0.713559" calcext:value-type="float">
            <text:p>-0.713559</text:p>
          </table:table-cell>
          <table:table-cell office:value-type="float" office:value="-0.716264" calcext:value-type="float">
            <text:p>-0.716264</text:p>
          </table:table-cell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-0.765091" calcext:value-type="float">
            <text:p>-0.765091</text:p>
          </table:table-cell>
          <table:table-cell office:value-type="float" office:value="0.978269" calcext:value-type="float">
            <text:p>0.978269</text:p>
          </table:table-cell>
          <table:table-cell table:style-name="ce1" office:value-type="float" office:value="0.340599" calcext:value-type="float">
            <text:p>0.340599</text:p>
          </table:table-cell>
          <table:table-cell table:style-name="ce1" office:value-type="float" office:value="1.19431" calcext:value-type="float">
            <text:p>1.1943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924281" calcext:value-type="float">
            <text:p>0.924281</text:p>
          </table:table-cell>
          <table:table-cell office:value-type="float" office:value="-0.921671" calcext:value-type="float">
            <text:p>-0.921671</text:p>
          </table:table-cell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office:value-type="float" office:value="0.963983" calcext:value-type="float">
            <text:p>0.963983</text:p>
          </table:table-cell>
          <table:table-cell office:value-type="float" office:value="-0.790395" calcext:value-type="float">
            <text:p>-0.790395</text:p>
          </table:table-cell>
          <table:table-cell office:value-type="float" office:value="0.954574" calcext:value-type="float">
            <text:p>0.954574</text:p>
          </table:table-cell>
          <table:table-cell table:style-name="ce1" office:value-type="float" office:value="0.372961" calcext:value-type="float">
            <text:p>0.372961</text:p>
          </table:table-cell>
          <table:table-cell table:style-name="ce1" office:value-type="float" office:value="1.18188" calcext:value-type="float">
            <text:p>1.1818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512769" calcext:value-type="float">
            <text:p>-0.512769</text:p>
          </table:table-cell>
          <table:table-cell office:value-type="float" office:value="-0.92139" calcext:value-type="float">
            <text:p>-0.92139</text:p>
          </table:table-cell>
          <table:table-cell office:value-type="float" office:value="-0.924" calcext:value-type="float">
            <text:p>-0.924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952576" calcext:value-type="float">
            <text:p>0.952576</text:p>
          </table:table-cell>
          <table:table-cell office:value-type="float" office:value="-0.813053" calcext:value-type="float">
            <text:p>-0.813053</text:p>
          </table:table-cell>
          <table:table-cell office:value-type="float" office:value="0.928254" calcext:value-type="float">
            <text:p>0.928254</text:p>
          </table:table-cell>
          <table:table-cell table:style-name="ce1" office:value-type="float" office:value="0.403859" calcext:value-type="float">
            <text:p>0.403859</text:p>
          </table:table-cell>
          <table:table-cell table:style-name="ce1" office:value-type="float" office:value="1.16602" calcext:value-type="float">
            <text:p>1.1660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4" calcext:value-type="float">
            <text:p>0.24</text:p>
          </table:table-cell>
          <table:table-cell office:value-type="float" office:value="0.890914" calcext:value-type="float">
            <text:p>0.890914</text:p>
          </table:table-cell>
          <table:table-cell office:value-type="float" office:value="-0.88777" calcext:value-type="float">
            <text:p>-0.88777</text:p>
          </table:table-cell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office:value-type="float" office:value="0.939645" calcext:value-type="float">
            <text:p>0.939645</text:p>
          </table:table-cell>
          <table:table-cell office:value-type="float" office:value="-0.833096" calcext:value-type="float">
            <text:p>-0.833096</text:p>
          </table:table-cell>
          <table:table-cell office:value-type="float" office:value="0.899342" calcext:value-type="float">
            <text:p>0.899342</text:p>
          </table:table-cell>
          <table:table-cell table:style-name="ce1" office:value-type="float" office:value="0.433311" calcext:value-type="float">
            <text:p>0.433311</text:p>
          </table:table-cell>
          <table:table-cell table:style-name="ce1" office:value-type="float" office:value="1.14678" calcext:value-type="float">
            <text:p>1.1467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642999" calcext:value-type="float">
            <text:p>-0.642999</text:p>
          </table:table-cell>
          <table:table-cell office:value-type="float" office:value="-1.11023" calcext:value-type="float">
            <text:p>-1.11023</text:p>
          </table:table-cell>
          <table:table-cell office:value-type="float" office:value="-1.11275" calcext:value-type="float">
            <text:p>-1.11275</text:p>
          </table:table-cell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office:value-type="float" office:value="0.925211" calcext:value-type="float">
            <text:p>0.925211</text:p>
          </table:table-cell>
          <table:table-cell office:value-type="float" office:value="-0.85056" calcext:value-type="float">
            <text:p>-0.85056</text:p>
          </table:table-cell>
          <table:table-cell office:value-type="float" office:value="0.867872" calcext:value-type="float">
            <text:p>0.867872</text:p>
          </table:table-cell>
          <table:table-cell table:style-name="ce1" office:value-type="float" office:value="0.461336" calcext:value-type="float">
            <text:p>0.461336</text:p>
          </table:table-cell>
          <table:table-cell table:style-name="ce1" office:value-type="float" office:value="1.1242" calcext:value-type="float">
            <text:p>1.124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857385" calcext:value-type="float">
            <text:p>0.857385</text:p>
          </table:table-cell>
          <table:table-cell office:value-type="float" office:value="-0.853775" calcext:value-type="float">
            <text:p>-0.853775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office:value-type="float" office:value="0.909297" calcext:value-type="float">
            <text:p>0.909297</text:p>
          </table:table-cell>
          <table:table-cell office:value-type="float" office:value="-0.865485" calcext:value-type="float">
            <text:p>-0.865485</text:p>
          </table:table-cell>
          <table:table-cell office:value-type="float" office:value="0.833884" calcext:value-type="float">
            <text:p>0.833884</text:p>
          </table:table-cell>
          <table:table-cell table:style-name="ce1" office:value-type="float" office:value="0.487957" calcext:value-type="float">
            <text:p>0.487957</text:p>
          </table:table-cell>
          <table:table-cell table:style-name="ce1" office:value-type="float" office:value="1.09833" calcext:value-type="float">
            <text:p>1.0983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756802" calcext:value-type="float">
            <text:p>-0.756802</text:p>
          </table:table-cell>
          <table:table-cell office:value-type="float" office:value="-1.27526" calcext:value-type="float">
            <text:p>-1.27526</text:p>
          </table:table-cell>
          <table:table-cell office:value-type="float" office:value="-1.27768" calcext:value-type="float">
            <text:p>-1.27768</text:p>
          </table:table-cell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office:value-type="float" office:value="0.891929" calcext:value-type="float">
            <text:p>0.891929</text:p>
          </table:table-cell>
          <table:table-cell office:value-type="float" office:value="-0.877914" calcext:value-type="float">
            <text:p>-0.877914</text:p>
          </table:table-cell>
          <table:table-cell office:value-type="float" office:value="0.797421" calcext:value-type="float">
            <text:p>0.797421</text:p>
          </table:table-cell>
          <table:table-cell table:style-name="ce1" office:value-type="float" office:value="0.513197" calcext:value-type="float">
            <text:p>0.513197</text:p>
          </table:table-cell>
          <table:table-cell table:style-name="ce1" office:value-type="float" office:value="1.06923" calcext:value-type="float">
            <text:p>1.0692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0.823668" calcext:value-type="float">
            <text:p>0.823668</text:p>
          </table:table-cell>
          <table:table-cell office:value-type="float" office:value="-0.81967" calcext:value-type="float">
            <text:p>-0.81967</text:p>
          </table:table-cell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office:value-type="float" office:value="0.873133" calcext:value-type="float">
            <text:p>0.873133</text:p>
          </table:table-cell>
          <table:table-cell office:value-type="float" office:value="-0.887895" calcext:value-type="float">
            <text:p>-0.887895</text:p>
          </table:table-cell>
          <table:table-cell office:value-type="float" office:value="0.75853" calcext:value-type="float">
            <text:p>0.75853</text:p>
          </table:table-cell>
          <table:table-cell table:style-name="ce1" office:value-type="float" office:value="0.537082" calcext:value-type="float">
            <text:p>0.537082</text:p>
          </table:table-cell>
          <table:table-cell table:style-name="ce1" office:value-type="float" office:value="1.03695" calcext:value-type="float">
            <text:p>1.0369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851273" calcext:value-type="float">
            <text:p>-0.851273</text:p>
          </table:table-cell>
          <table:table-cell office:value-type="float" office:value="-1.41226" calcext:value-type="float">
            <text:p>-1.41226</text:p>
          </table:table-cell>
          <table:table-cell office:value-type="float" office:value="-1.41458" calcext:value-type="float">
            <text:p>-1.41458</text:p>
          </table:table-cell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office:value-type="float" office:value="0.852941" calcext:value-type="float">
            <text:p>0.852941</text:p>
          </table:table-cell>
          <table:table-cell office:value-type="float" office:value="-0.89548" calcext:value-type="float">
            <text:p>-0.89548</text:p>
          </table:table-cell>
          <table:table-cell office:value-type="float" office:value="0.717263" calcext:value-type="float">
            <text:p>0.717263</text:p>
          </table:table-cell>
          <table:table-cell table:style-name="ce1" office:value-type="float" office:value="0.559642" calcext:value-type="float">
            <text:p>0.559642</text:p>
          </table:table-cell>
          <table:table-cell table:style-name="ce1" office:value-type="float" office:value="1.00157" calcext:value-type="float">
            <text:p>1.0015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-0.785441" calcext:value-type="float">
            <text:p>-0.785441</text:p>
          </table:table-cell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office:value-type="float" office:value="0.831383" calcext:value-type="float">
            <text:p>0.831383</text:p>
          </table:table-cell>
          <table:table-cell office:value-type="float" office:value="-0.900724" calcext:value-type="float">
            <text:p>-0.900724</text:p>
          </table:table-cell>
          <table:table-cell office:value-type="float" office:value="0.673674" calcext:value-type="float">
            <text:p>0.673674</text:p>
          </table:table-cell>
          <table:table-cell table:style-name="ce1" office:value-type="float" office:value="0.580907" calcext:value-type="float">
            <text:p>0.580907</text:p>
          </table:table-cell>
          <table:table-cell table:style-name="ce1" office:value-type="float" office:value="0.963165" calcext:value-type="float">
            <text:p>0.96316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923998" calcext:value-type="float">
            <text:p>-0.923998</text:p>
          </table:table-cell>
          <table:table-cell office:value-type="float" office:value="-1.51773" calcext:value-type="float">
            <text:p>-1.51773</text:p>
          </table:table-cell>
          <table:table-cell office:value-type="float" office:value="-1.51996" calcext:value-type="float">
            <text:p>-1.51996</text:p>
          </table:table-cell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office:value-type="float" office:value="0.808496" calcext:value-type="float">
            <text:p>0.808496</text:p>
          </table:table-cell>
          <table:table-cell office:value-type="float" office:value="-0.903685" calcext:value-type="float">
            <text:p>-0.903685</text:p>
          </table:table-cell>
          <table:table-cell office:value-type="float" office:value="0.627823" calcext:value-type="float">
            <text:p>0.627823</text:p>
          </table:table-cell>
          <table:table-cell table:style-name="ce1" office:value-type="float" office:value="0.60091" calcext:value-type="float">
            <text:p>0.60091</text:p>
          </table:table-cell>
          <table:table-cell table:style-name="ce1" office:value-type="float" office:value="0.9218" calcext:value-type="float">
            <text:p>0.921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0.755575" calcext:value-type="float">
            <text:p>0.755575</text:p>
          </table:table-cell>
          <table:table-cell office:value-type="float" office:value="-0.751078" calcext:value-type="float">
            <text:p>-0.751078</text:p>
          </table:table-cell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office:value-type="float" office:value="0.784316" calcext:value-type="float">
            <text:p>0.784316</text:p>
          </table:table-cell>
          <table:table-cell office:value-type="float" office:value="-0.904428" calcext:value-type="float">
            <text:p>-0.904428</text:p>
          </table:table-cell>
          <table:table-cell office:value-type="float" office:value="0.579771" calcext:value-type="float">
            <text:p>0.579771</text:p>
          </table:table-cell>
          <table:table-cell table:style-name="ce1" office:value-type="float" office:value="0.619685" calcext:value-type="float">
            <text:p>0.619685</text:p>
          </table:table-cell>
          <table:table-cell table:style-name="ce1" office:value-type="float" office:value="0.877562" calcext:value-type="float">
            <text:p>0.87756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973119" calcext:value-type="float">
            <text:p>-0.973119</text:p>
          </table:table-cell>
          <table:table-cell office:value-type="float" office:value="-1.58899" calcext:value-type="float">
            <text:p>-1.58899</text:p>
          </table:table-cell>
          <table:table-cell office:value-type="float" office:value="-1.59112" calcext:value-type="float">
            <text:p>-1.59112</text:p>
          </table:table-cell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office:value-type="float" office:value="0.758881" calcext:value-type="float">
            <text:p>0.758881</text:p>
          </table:table-cell>
          <table:table-cell office:value-type="float" office:value="-0.903018" calcext:value-type="float">
            <text:p>-0.903018</text:p>
          </table:table-cell>
          <table:table-cell office:value-type="float" office:value="0.529584" calcext:value-type="float">
            <text:p>0.529584</text:p>
          </table:table-cell>
          <table:table-cell table:style-name="ce1" office:value-type="float" office:value="0.637269" calcext:value-type="float">
            <text:p>0.637269</text:p>
          </table:table-cell>
          <table:table-cell table:style-name="ce1" office:value-type="float" office:value="0.830535" calcext:value-type="float">
            <text:p>0.83053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0.721169" calcext:value-type="float">
            <text:p>0.721169</text:p>
          </table:table-cell>
          <table:table-cell office:value-type="float" office:value="-0.716573" calcext:value-type="float">
            <text:p>-0.716573</text:p>
          </table:table-cell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office:value-type="float" office:value="0.732231" calcext:value-type="float">
            <text:p>0.732231</text:p>
          </table:table-cell>
          <table:table-cell office:value-type="float" office:value="-0.899525" calcext:value-type="float">
            <text:p>-0.899525</text:p>
          </table:table-cell>
          <table:table-cell office:value-type="float" office:value="0.477331" calcext:value-type="float">
            <text:p>0.477331</text:p>
          </table:table-cell>
          <table:table-cell table:style-name="ce1" office:value-type="float" office:value="0.653701" calcext:value-type="float">
            <text:p>0.653701</text:p>
          </table:table-cell>
          <table:table-cell table:style-name="ce1" office:value-type="float" office:value="0.780811" calcext:value-type="float">
            <text:p>0.78081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997381" calcext:value-type="float">
            <text:p>-0.997381</text:p>
          </table:table-cell>
          <table:table-cell office:value-type="float" office:value="-1.6242" calcext:value-type="float">
            <text:p>-1.6242</text:p>
          </table:table-cell>
          <table:table-cell office:value-type="float" office:value="-1.62623" calcext:value-type="float">
            <text:p>-1.62623</text:p>
          </table:table-cell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office:value-type="float" office:value="0.704411" calcext:value-type="float">
            <text:p>0.704411</text:p>
          </table:table-cell>
          <table:table-cell office:value-type="float" office:value="-0.894023" calcext:value-type="float">
            <text:p>-0.894023</text:p>
          </table:table-cell>
          <table:table-cell office:value-type="float" office:value="0.423086" calcext:value-type="float">
            <text:p>0.423086</text:p>
          </table:table-cell>
          <table:table-cell table:style-name="ce1" office:value-type="float" office:value="0.669021" calcext:value-type="float">
            <text:p>0.669021</text:p>
          </table:table-cell>
          <table:table-cell table:style-name="ce1" office:value-type="float" office:value="0.728483" calcext:value-type="float">
            <text:p>0.72848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686514" calcext:value-type="float">
            <text:p>0.686514</text:p>
          </table:table-cell>
          <table:table-cell office:value-type="float" office:value="-0.681923" calcext:value-type="float">
            <text:p>-0.681923</text:p>
          </table:table-cell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office:value-type="float" office:value="0.675463" calcext:value-type="float">
            <text:p>0.675463</text:p>
          </table:table-cell>
          <table:table-cell office:value-type="float" office:value="-0.886587" calcext:value-type="float">
            <text:p>-0.886587</text:p>
          </table:table-cell>
          <table:table-cell office:value-type="float" office:value="0.366923" calcext:value-type="float">
            <text:p>0.366923</text:p>
          </table:table-cell>
          <table:table-cell table:style-name="ce1" office:value-type="float" office:value="0.683272" calcext:value-type="float">
            <text:p>0.683272</text:p>
          </table:table-cell>
          <table:table-cell table:style-name="ce1" office:value-type="float" office:value="0.673652" calcext:value-type="float">
            <text:p>0.67365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996165" calcext:value-type="float">
            <text:p>-0.996165</text:p>
          </table:table-cell>
          <table:table-cell office:value-type="float" office:value="-1.62248" calcext:value-type="float">
            <text:p>-1.62248</text:p>
          </table:table-cell>
          <table:table-cell office:value-type="float" office:value="-1.62441" calcext:value-type="float">
            <text:p>-1.62441</text:p>
          </table:table-cell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office:value-type="float" office:value="0.645435" calcext:value-type="float">
            <text:p>0.645435</text:p>
          </table:table-cell>
          <table:table-cell office:value-type="float" office:value="-0.877297" calcext:value-type="float">
            <text:p>-0.877297</text:p>
          </table:table-cell>
          <table:table-cell office:value-type="float" office:value="0.308921" calcext:value-type="float">
            <text:p>0.308921</text:p>
          </table:table-cell>
          <table:table-cell table:style-name="ce1" office:value-type="float" office:value="0.696497" calcext:value-type="float">
            <text:p>0.696497</text:p>
          </table:table-cell>
          <table:table-cell table:style-name="ce1" office:value-type="float" office:value="0.61642" calcext:value-type="float">
            <text:p>0.6164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65161" calcext:value-type="float">
            <text:p>0.65161</text:p>
          </table:table-cell>
          <table:table-cell office:value-type="float" office:value="-0.647128" calcext:value-type="float">
            <text:p>-0.647128</text:p>
          </table:table-cell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374" calcext:value-type="float">
            <text:p>0.614374</text:p>
          </table:table-cell>
          <table:table-cell office:value-type="float" office:value="-0.866235" calcext:value-type="float">
            <text:p>-0.866235</text:p>
          </table:table-cell>
          <table:table-cell office:value-type="float" office:value="0.249163" calcext:value-type="float">
            <text:p>0.249163</text:p>
          </table:table-cell>
          <table:table-cell table:style-name="ce1" office:value-type="float" office:value="0.708743" calcext:value-type="float">
            <text:p>0.708743</text:p>
          </table:table-cell>
          <table:table-cell table:style-name="ce1" office:value-type="float" office:value="0.556893" calcext:value-type="float">
            <text:p>0.55689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969501" calcext:value-type="float">
            <text:p>-0.969501</text:p>
          </table:table-cell>
          <table:table-cell office:value-type="float" office:value="-1.58386" calcext:value-type="float">
            <text:p>-1.58386</text:p>
          </table:table-cell>
          <table:table-cell office:value-type="float" office:value="-1.5857" calcext:value-type="float">
            <text:p>-1.5857</text:p>
          </table:table-cell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office:value-type="float" office:value="0.582331" calcext:value-type="float">
            <text:p>0.582331</text:p>
          </table:table-cell>
          <table:table-cell office:value-type="float" office:value="-0.853487" calcext:value-type="float">
            <text:p>-0.853487</text:p>
          </table:table-cell>
          <table:table-cell office:value-type="float" office:value="0.187733" calcext:value-type="float">
            <text:p>0.187733</text:p>
          </table:table-cell>
          <table:table-cell table:style-name="ce1" office:value-type="float" office:value="0.720055" calcext:value-type="float">
            <text:p>0.720055</text:p>
          </table:table-cell>
          <table:table-cell table:style-name="ce1" office:value-type="float" office:value="0.495182" calcext:value-type="float">
            <text:p>0.49518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0.616463" calcext:value-type="float">
            <text:p>0.616463</text:p>
          </table:table-cell>
          <table:table-cell office:value-type="float" office:value="-0.612191" calcext:value-type="float">
            <text:p>-0.612191</text:p>
          </table:table-cell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office:value-type="float" office:value="0.549356" calcext:value-type="float">
            <text:p>0.549356</text:p>
          </table:table-cell>
          <table:table-cell office:value-type="float" office:value="-0.839141" calcext:value-type="float">
            <text:p>-0.839141</text:p>
          </table:table-cell>
          <table:table-cell office:value-type="float" office:value="0.124718" calcext:value-type="float">
            <text:p>0.124718</text:p>
          </table:table-cell>
          <table:table-cell table:style-name="ce1" office:value-type="float" office:value="0.730483" calcext:value-type="float">
            <text:p>0.730483</text:p>
          </table:table-cell>
          <table:table-cell table:style-name="ce1" office:value-type="float" office:value="0.431401" calcext:value-type="float">
            <text:p>0.43140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91807" calcext:value-type="float">
            <text:p>-0.91807</text:p>
          </table:table-cell>
          <table:table-cell office:value-type="float" office:value="-1.50934" calcext:value-type="float">
            <text:p>-1.50934</text:p>
          </table:table-cell>
          <table:table-cell office:value-type="float" office:value="-1.51108" calcext:value-type="float">
            <text:p>-1.51108</text:p>
          </table:table-cell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office:value-type="float" office:value="0.515501" calcext:value-type="float">
            <text:p>0.515501</text:p>
          </table:table-cell>
          <table:table-cell office:value-type="float" office:value="-0.823287" calcext:value-type="float">
            <text:p>-0.823287</text:p>
          </table:table-cell>
          <table:table-cell office:value-type="float" office:value="0.0602074" calcext:value-type="float">
            <text:p>0.0602074</text:p>
          </table:table-cell>
          <table:table-cell table:style-name="ce1" office:value-type="float" office:value="0.740077" calcext:value-type="float">
            <text:p>0.740077</text:p>
          </table:table-cell>
          <table:table-cell table:style-name="ce1" office:value-type="float" office:value="0.365668" calcext:value-type="float">
            <text:p>0.36566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3" calcext:value-type="float">
            <text:p>0.33</text:p>
          </table:table-cell>
          <table:table-cell office:value-type="float" office:value="0.581086" calcext:value-type="float">
            <text:p>0.581086</text:p>
          </table:table-cell>
          <table:table-cell office:value-type="float" office:value="-0.577121" calcext:value-type="float">
            <text:p>-0.577121</text:p>
          </table:table-cell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office:value-type="float" office:value="0.480823" calcext:value-type="float">
            <text:p>0.480823</text:p>
          </table:table-cell>
          <table:table-cell office:value-type="float" office:value="-0.806019" calcext:value-type="float">
            <text:p>-0.806019</text:p>
          </table:table-cell>
          <table:table-cell office:value-type="float" office:value="-0.00570654" calcext:value-type="float">
            <text:p>-0.00570654</text:p>
          </table:table-cell>
          <table:table-cell table:style-name="ce1" office:value-type="float" office:value="0.748889" calcext:value-type="float">
            <text:p>0.748889</text:p>
          </table:table-cell>
          <table:table-cell table:style-name="ce1" office:value-type="float" office:value="0.298102" calcext:value-type="float">
            <text:p>0.29810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843188" calcext:value-type="float">
            <text:p>-0.843188</text:p>
          </table:table-cell>
          <table:table-cell office:value-type="float" office:value="-1.40082" calcext:value-type="float">
            <text:p>-1.40082</text:p>
          </table:table-cell>
          <table:table-cell office:value-type="float" office:value="-1.40246" calcext:value-type="float">
            <text:p>-1.40246</text:p>
          </table:table-cell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office:value-type="float" office:value="0.445375" calcext:value-type="float">
            <text:p>0.445375</text:p>
          </table:table-cell>
          <table:table-cell office:value-type="float" office:value="-0.78743" calcext:value-type="float">
            <text:p>-0.78743</text:p>
          </table:table-cell>
          <table:table-cell office:value-type="float" office:value="-0.0729288" calcext:value-type="float">
            <text:p>-0.0729288</text:p>
          </table:table-cell>
          <table:table-cell table:style-name="ce1" office:value-type="float" office:value="0.75697" calcext:value-type="float">
            <text:p>0.75697</text:p>
          </table:table-cell>
          <table:table-cell table:style-name="ce1" office:value-type="float" office:value="0.228826" calcext:value-type="float">
            <text:p>0.228826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0.545498" calcext:value-type="float">
            <text:p>0.545498</text:p>
          </table:table-cell>
          <table:table-cell office:value-type="float" office:value="-0.541929" calcext:value-type="float">
            <text:p>-0.541929</text:p>
          </table:table-cell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office:value-type="float" office:value="0.409214" calcext:value-type="float">
            <text:p>0.409214</text:p>
          </table:table-cell>
          <table:table-cell office:value-type="float" office:value="-0.767619" calcext:value-type="float">
            <text:p>-0.767619</text:p>
          </table:table-cell>
          <table:table-cell office:value-type="float" office:value="-0.141363" calcext:value-type="float">
            <text:p>-0.141363</text:p>
          </table:table-cell>
          <table:table-cell table:style-name="ce1" office:value-type="float" office:value="0.764375" calcext:value-type="float">
            <text:p>0.764375</text:p>
          </table:table-cell>
          <table:table-cell table:style-name="ce1" office:value-type="float" office:value="0.157968" calcext:value-type="float">
            <text:p>0.15796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746765" calcext:value-type="float">
            <text:p>-0.746765</text:p>
          </table:table-cell>
          <table:table-cell office:value-type="float" office:value="-1.26108" calcext:value-type="float">
            <text:p>-1.26108</text:p>
          </table:table-cell>
          <table:table-cell office:value-type="float" office:value="-1.26261" calcext:value-type="float">
            <text:p>-1.26261</text:p>
          </table:table-cell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office:value-type="float" office:value="0.372399" calcext:value-type="float">
            <text:p>0.372399</text:p>
          </table:table-cell>
          <table:table-cell office:value-type="float" office:value="-0.746686" calcext:value-type="float">
            <text:p>-0.746686</text:p>
          </table:table-cell>
          <table:table-cell office:value-type="float" office:value="-0.210912" calcext:value-type="float">
            <text:p>-0.210912</text:p>
          </table:table-cell>
          <table:table-cell table:style-name="ce1" office:value-type="float" office:value="0.771159" calcext:value-type="float">
            <text:p>0.771159</text:p>
          </table:table-cell>
          <table:table-cell table:style-name="ce1" office:value-type="float" office:value="0.0856549" calcext:value-type="float">
            <text:p>0.0856549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509723" calcext:value-type="float">
            <text:p>0.509723</text:p>
          </table:table-cell>
          <table:table-cell office:value-type="float" office:value="-0.506628" calcext:value-type="float">
            <text:p>-0.506628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office:value-type="float" office:value="0.334988" calcext:value-type="float">
            <text:p>0.334988</text:p>
          </table:table-cell>
          <table:table-cell office:value-type="float" office:value="-0.724729" calcext:value-type="float">
            <text:p>-0.724729</text:p>
          </table:table-cell>
          <table:table-cell office:value-type="float" office:value="-0.281474" calcext:value-type="float">
            <text:p>-0.281474</text:p>
          </table:table-cell>
          <table:table-cell table:style-name="ce1" office:value-type="float" office:value="0.777377" calcext:value-type="float">
            <text:p>0.777377</text:p>
          </table:table-cell>
          <table:table-cell table:style-name="ce1" office:value-type="float" office:value="0.012018" calcext:value-type="float">
            <text:p>0.01201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631267" calcext:value-type="float">
            <text:p>-0.631267</text:p>
          </table:table-cell>
          <table:table-cell office:value-type="float" office:value="-1.09367" calcext:value-type="float">
            <text:p>-1.09367</text:p>
          </table:table-cell>
          <table:table-cell office:value-type="float" office:value="-1.09511" calcext:value-type="float">
            <text:p>-1.09511</text:p>
          </table:table-cell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office:value-type="float" office:value="0.297041" calcext:value-type="float">
            <text:p>0.297041</text:p>
          </table:table-cell>
          <table:table-cell office:value-type="float" office:value="-0.701854" calcext:value-type="float">
            <text:p>-0.701854</text:p>
          </table:table-cell>
          <table:table-cell office:value-type="float" office:value="-0.352947" calcext:value-type="float">
            <text:p>-0.352947</text:p>
          </table:table-cell>
          <table:table-cell table:style-name="ce1" office:value-type="float" office:value="0.783087" calcext:value-type="float">
            <text:p>0.783087</text:p>
          </table:table-cell>
          <table:table-cell table:style-name="ce1" office:value-type="float" office:value="-0.0628096" calcext:value-type="float">
            <text:p>-0.0628096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0.47379" calcext:value-type="float">
            <text:p>0.47379</text:p>
          </table:table-cell>
          <table:table-cell office:value-type="float" office:value="-0.471234" calcext:value-type="float">
            <text:p>-0.471234</text:p>
          </table:table-cell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office:value-type="float" office:value="0.258619" calcext:value-type="float">
            <text:p>0.258619</text:p>
          </table:table-cell>
          <table:table-cell office:value-type="float" office:value="-0.678163" calcext:value-type="float">
            <text:p>-0.678163</text:p>
          </table:table-cell>
          <table:table-cell office:value-type="float" office:value="-0.42523" calcext:value-type="float">
            <text:p>-0.42523</text:p>
          </table:table-cell>
          <table:table-cell table:style-name="ce1" office:value-type="float" office:value="0.788346" calcext:value-type="float">
            <text:p>0.788346</text:p>
          </table:table-cell>
          <table:table-cell table:style-name="ce1" office:value-type="float" office:value="-0.138694" calcext:value-type="float">
            <text:p>-0.13869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499642" calcext:value-type="float">
            <text:p>-0.499642</text:p>
          </table:table-cell>
          <table:table-cell office:value-type="float" office:value="-0.902891" calcext:value-type="float">
            <text:p>-0.902891</text:p>
          </table:table-cell>
          <table:table-cell office:value-type="float" office:value="-0.904227" calcext:value-type="float">
            <text:p>-0.904227</text:p>
          </table:table-cell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office:value-type="float" office:value="0.219784" calcext:value-type="float">
            <text:p>0.219784</text:p>
          </table:table-cell>
          <table:table-cell office:value-type="float" office:value="-0.653762" calcext:value-type="float">
            <text:p>-0.653762</text:p>
          </table:table-cell>
          <table:table-cell office:value-type="float" office:value="-0.498216" calcext:value-type="float">
            <text:p>-0.498216</text:p>
          </table:table-cell>
          <table:table-cell table:style-name="ce1" office:value-type="float" office:value="0.793212" calcext:value-type="float">
            <text:p>0.793212</text:p>
          </table:table-cell>
          <table:table-cell table:style-name="ce1" office:value-type="float" office:value="-0.215497" calcext:value-type="float">
            <text:p>-0.21549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7" calcext:value-type="float">
            <text:p>0.37</text:p>
          </table:table-cell>
          <table:table-cell office:value-type="float" office:value="0.437732" calcext:value-type="float">
            <text:p>0.437732</text:p>
          </table:table-cell>
          <table:table-cell office:value-type="float" office:value="-0.435769" calcext:value-type="float">
            <text:p>-0.435769</text:p>
          </table:table-cell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office:value-type="float" office:value="0.180596" calcext:value-type="float">
            <text:p>0.180596</text:p>
          </table:table-cell>
          <table:table-cell office:value-type="float" office:value="-0.628758" calcext:value-type="float">
            <text:p>-0.628758</text:p>
          </table:table-cell>
          <table:table-cell office:value-type="float" office:value="-0.5718" calcext:value-type="float">
            <text:p>-0.5718</text:p>
          </table:table-cell>
          <table:table-cell table:style-name="ce1" office:value-type="float" office:value="0.797745" calcext:value-type="float">
            <text:p>0.797745</text:p>
          </table:table-cell>
          <table:table-cell table:style-name="ce1" office:value-type="float" office:value="-0.293081" calcext:value-type="float">
            <text:p>-0.29308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355253" calcext:value-type="float">
            <text:p>-0.355253</text:p>
          </table:table-cell>
          <table:table-cell office:value-type="float" office:value="-0.693606" calcext:value-type="float">
            <text:p>-0.693606</text:p>
          </table:table-cell>
          <table:table-cell office:value-type="float" office:value="-0.694841" calcext:value-type="float">
            <text:p>-0.694841</text:p>
          </table:table-cell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office:value-type="float" office:value="0.14112" calcext:value-type="float">
            <text:p>0.14112</text:p>
          </table:table-cell>
          <table:table-cell office:value-type="float" office:value="-0.603259" calcext:value-type="float">
            <text:p>-0.603259</text:p>
          </table:table-cell>
          <table:table-cell office:value-type="float" office:value="-0.645876" calcext:value-type="float">
            <text:p>-0.645876</text:p>
          </table:table-cell>
          <table:table-cell table:style-name="ce1" office:value-type="float" office:value="0.802003" calcext:value-type="float">
            <text:p>0.802003</text:p>
          </table:table-cell>
          <table:table-cell table:style-name="ce1" office:value-type="float" office:value="-0.371307" calcext:value-type="float">
            <text:p>-0.37130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0.401585" calcext:value-type="float">
            <text:p>0.401585</text:p>
          </table:table-cell>
          <table:table-cell office:value-type="float" office:value="-0.400251" calcext:value-type="float">
            <text:p>-0.400251</text:p>
          </table:table-cell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office:value-type="float" office:value="0.101418" calcext:value-type="float">
            <text:p>0.101418</text:p>
          </table:table-cell>
          <table:table-cell office:value-type="float" office:value="-0.577372" calcext:value-type="float">
            <text:p>-0.577372</text:p>
          </table:table-cell>
          <table:table-cell office:value-type="float" office:value="-0.720336" calcext:value-type="float">
            <text:p>-0.720336</text:p>
          </table:table-cell>
          <table:table-cell table:style-name="ce1" office:value-type="float" office:value="0.806047" calcext:value-type="float">
            <text:p>0.806047</text:p>
          </table:table-cell>
          <table:table-cell table:style-name="ce1" office:value-type="float" office:value="-0.450035" calcext:value-type="float">
            <text:p>-0.45003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20179" calcext:value-type="float">
            <text:p>-0.20179</text:p>
          </table:table-cell>
          <table:table-cell office:value-type="float" office:value="-0.471164" calcext:value-type="float">
            <text:p>-0.471164</text:p>
          </table:table-cell>
          <table:table-cell office:value-type="float" office:value="-0.472297" calcext:value-type="float">
            <text:p>-0.472297</text:p>
          </table:table-cell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office:value-type="float" office:value="0.0615538" calcext:value-type="float">
            <text:p>0.0615538</text:p>
          </table:table-cell>
          <table:table-cell office:value-type="float" office:value="-0.551207" calcext:value-type="float">
            <text:p>-0.551207</text:p>
          </table:table-cell>
          <table:table-cell office:value-type="float" office:value="-0.795072" calcext:value-type="float">
            <text:p>-0.795072</text:p>
          </table:table-cell>
          <table:table-cell table:style-name="ce1" office:value-type="float" office:value="0.809937" calcext:value-type="float">
            <text:p>0.809937</text:p>
          </table:table-cell>
          <table:table-cell table:style-name="ce1" office:value-type="float" office:value="-0.529123" calcext:value-type="float">
            <text:p>-0.52912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0.365388" calcext:value-type="float">
            <text:p>0.365388</text:p>
          </table:table-cell>
          <table:table-cell office:value-type="float" office:value="-0.364704" calcext:value-type="float">
            <text:p>-0.364704</text:p>
          </table:table-cell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office:value-type="float" office:value="0.0215911" calcext:value-type="float">
            <text:p>0.0215911</text:p>
          </table:table-cell>
          <table:table-cell office:value-type="float" office:value="-0.524873" calcext:value-type="float">
            <text:p>-0.524873</text:p>
          </table:table-cell>
          <table:table-cell office:value-type="float" office:value="-0.869976" calcext:value-type="float">
            <text:p>-0.869976</text:p>
          </table:table-cell>
          <table:table-cell table:style-name="ce1" office:value-type="float" office:value="0.813733" calcext:value-type="float">
            <text:p>0.813733</text:p>
          </table:table-cell>
          <table:table-cell table:style-name="ce1" office:value-type="float" office:value="-0.60843" calcext:value-type="float">
            <text:p>-0.6084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-0.0431721" calcext:value-type="float">
            <text:p>-0.0431721</text:p>
          </table:table-cell>
          <table:table-cell office:value-type="float" office:value="-0.241248" calcext:value-type="float">
            <text:p>-0.241248</text:p>
          </table:table-cell>
          <table:table-cell office:value-type="float" office:value="-0.242281" calcext:value-type="float">
            <text:p>-0.242281</text:p>
          </table:table-cell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office:value-type="float" office:value="-0.0184064" calcext:value-type="float">
            <text:p>-0.0184064</text:p>
          </table:table-cell>
          <table:table-cell office:value-type="float" office:value="-0.498479" calcext:value-type="float">
            <text:p>-0.498479</text:p>
          </table:table-cell>
          <table:table-cell office:value-type="float" office:value="-0.944938" calcext:value-type="float">
            <text:p>-0.944938</text:p>
          </table:table-cell>
          <table:table-cell table:style-name="ce1" office:value-type="float" office:value="0.817497" calcext:value-type="float">
            <text:p>0.817497</text:p>
          </table:table-cell>
          <table:table-cell table:style-name="ce1" office:value-type="float" office:value="-0.687814" calcext:value-type="float">
            <text:p>-0.68781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32918" calcext:value-type="float">
            <text:p>0.32918</text:p>
          </table:table-cell>
          <table:table-cell office:value-type="float" office:value="-0.329151" calcext:value-type="float">
            <text:p>-0.329151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office:value-type="float" office:value="-0.0583742" calcext:value-type="float">
            <text:p>-0.0583742</text:p>
          </table:table-cell>
          <table:table-cell office:value-type="float" office:value="-0.472136" calcext:value-type="float">
            <text:p>-0.472136</text:p>
          </table:table-cell>
          <table:table-cell office:value-type="float" office:value="-1.01985" calcext:value-type="float">
            <text:p>-1.01985</text:p>
          </table:table-cell>
          <table:table-cell table:style-name="ce1" office:value-type="float" office:value="0.821289" calcext:value-type="float">
            <text:p>0.821289</text:p>
          </table:table-cell>
          <table:table-cell table:style-name="ce1" office:value-type="float" office:value="-0.767133" calcext:value-type="float">
            <text:p>-0.76713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116549" calcext:value-type="float">
            <text:p>0.116549</text:p>
          </table:table-cell>
          <table:table-cell office:value-type="float" office:value="-0.00973378" calcext:value-type="float">
            <text:p>-0.00973378</text:p>
          </table:table-cell>
          <table:table-cell office:value-type="float" office:value="-0.0106647" calcext:value-type="float">
            <text:p>-0.0106647</text:p>
          </table:table-cell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office:value-type="float" office:value="-0.0982486" calcext:value-type="float">
            <text:p>-0.0982486</text:p>
          </table:table-cell>
          <table:table-cell office:value-type="float" office:value="-0.445953" calcext:value-type="float">
            <text:p>-0.445953</text:p>
          </table:table-cell>
          <table:table-cell office:value-type="float" office:value="-1.0946" calcext:value-type="float">
            <text:p>-1.0946</text:p>
          </table:table-cell>
          <table:table-cell table:style-name="ce1" office:value-type="float" office:value="0.825169" calcext:value-type="float">
            <text:p>0.825169</text:p>
          </table:table-cell>
          <table:table-cell table:style-name="ce1" office:value-type="float" office:value="-0.846244" calcext:value-type="float">
            <text:p>-0.84624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0.293001" calcext:value-type="float">
            <text:p>0.293001</text:p>
          </table:table-cell>
          <table:table-cell office:value-type="float" office:value="-0.293614" calcext:value-type="float">
            <text:p>-0.293614</text:p>
          </table:table-cell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office:value-type="float" office:value="-0.137966" calcext:value-type="float">
            <text:p>-0.137966</text:p>
          </table:table-cell>
          <table:table-cell office:value-type="float" office:value="-0.42004" calcext:value-type="float">
            <text:p>-0.42004</text:p>
          </table:table-cell>
          <table:table-cell office:value-type="float" office:value="-1.16909" calcext:value-type="float">
            <text:p>-1.16909</text:p>
          </table:table-cell>
          <table:table-cell table:style-name="ce1" office:value-type="float" office:value="0.829198" calcext:value-type="float">
            <text:p>0.829198</text:p>
          </table:table-cell>
          <table:table-cell table:style-name="ce1" office:value-type="float" office:value="-0.925005" calcext:value-type="float">
            <text:p>-0.92500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273293" calcext:value-type="float">
            <text:p>0.273293</text:p>
          </table:table-cell>
          <table:table-cell office:value-type="float" office:value="0.217464" calcext:value-type="float">
            <text:p>0.217464</text:p>
          </table:table-cell>
          <table:table-cell office:value-type="float" office:value="0.216634" calcext:value-type="float">
            <text:p>0.216634</text:p>
          </table:table-cell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office:value-type="float" office:value="-0.177462" calcext:value-type="float">
            <text:p>-0.177462</text:p>
          </table:table-cell>
          <table:table-cell office:value-type="float" office:value="-0.394506" calcext:value-type="float">
            <text:p>-0.394506</text:p>
          </table:table-cell>
          <table:table-cell office:value-type="float" office:value="-1.2432" calcext:value-type="float">
            <text:p>-1.2432</text:p>
          </table:table-cell>
          <table:table-cell table:style-name="ce1" office:value-type="float" office:value="0.833438" calcext:value-type="float">
            <text:p>0.833438</text:p>
          </table:table-cell>
          <table:table-cell table:style-name="ce1" office:value-type="float" office:value="-1.00328" calcext:value-type="float">
            <text:p>-1.0032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-0.258118" calcext:value-type="float">
            <text:p>-0.258118</text:p>
          </table:table-cell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office:value-type="float" office:value="-0.216675" calcext:value-type="float">
            <text:p>-0.216675</text:p>
          </table:table-cell>
          <table:table-cell office:value-type="float" office:value="-0.369459" calcext:value-type="float">
            <text:p>-0.369459</text:p>
          </table:table-cell>
          <table:table-cell office:value-type="float" office:value="-1.31683" calcext:value-type="float">
            <text:p>-1.31683</text:p>
          </table:table-cell>
          <table:table-cell table:style-name="ce1" office:value-type="float" office:value="0.837946" calcext:value-type="float">
            <text:p>0.837946</text:p>
          </table:table-cell>
          <table:table-cell table:style-name="ce1" office:value-type="float" office:value="-1.08092" calcext:value-type="float">
            <text:p>-1.0809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23055" calcext:value-type="float">
            <text:p>0.423055</text:p>
          </table:table-cell>
          <table:table-cell office:value-type="float" office:value="0.43454" calcext:value-type="float">
            <text:p>0.43454</text:p>
          </table:table-cell>
          <table:table-cell office:value-type="float" office:value="0.433812" calcext:value-type="float">
            <text:p>0.433812</text:p>
          </table:table-cell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office:value-type="float" office:value="-0.255541" calcext:value-type="float">
            <text:p>-0.255541</text:p>
          </table:table-cell>
          <table:table-cell office:value-type="float" office:value="-0.345006" calcext:value-type="float">
            <text:p>-0.345006</text:p>
          </table:table-cell>
          <table:table-cell office:value-type="float" office:value="-1.38987" calcext:value-type="float">
            <text:p>-1.38987</text:p>
          </table:table-cell>
          <table:table-cell table:style-name="ce1" office:value-type="float" office:value="0.842783" calcext:value-type="float">
            <text:p>0.842783</text:p>
          </table:table-cell>
          <table:table-cell table:style-name="ce1" office:value-type="float" office:value="-1.15779" calcext:value-type="float">
            <text:p>-1.15779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220885" calcext:value-type="float">
            <text:p>0.220885</text:p>
          </table:table-cell>
          <table:table-cell office:value-type="float" office:value="-0.222683" calcext:value-type="float">
            <text:p>-0.222683</text:p>
          </table:table-cell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office:value-type="float" office:value="-0.293998" calcext:value-type="float">
            <text:p>-0.293998</text:p>
          </table:table-cell>
          <table:table-cell office:value-type="float" office:value="-0.321255" calcext:value-type="float">
            <text:p>-0.321255</text:p>
          </table:table-cell>
          <table:table-cell office:value-type="float" office:value="-1.46221" calcext:value-type="float">
            <text:p>-1.46221</text:p>
          </table:table-cell>
          <table:table-cell table:style-name="ce1" office:value-type="float" office:value="0.848009" calcext:value-type="float">
            <text:p>0.848009</text:p>
          </table:table-cell>
          <table:table-cell table:style-name="ce1" office:value-type="float" office:value="-1.23375" calcext:value-type="float">
            <text:p>-1.2337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562011" calcext:value-type="float">
            <text:p>0.562011</text:p>
          </table:table-cell>
          <table:table-cell office:value-type="float" office:value="0.63595" calcext:value-type="float">
            <text:p>0.63595</text:p>
          </table:table-cell>
          <table:table-cell office:value-type="float" office:value="0.635323" calcext:value-type="float">
            <text:p>0.635323</text:p>
          </table:table-cell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office:value-type="float" office:value="-0.331985" calcext:value-type="float">
            <text:p>-0.331985</text:p>
          </table:table-cell>
          <table:table-cell office:value-type="float" office:value="-0.29831" calcext:value-type="float">
            <text:p>-0.29831</text:p>
          </table:table-cell>
          <table:table-cell office:value-type="float" office:value="-1.53375" calcext:value-type="float">
            <text:p>-1.53375</text:p>
          </table:table-cell>
          <table:table-cell table:style-name="ce1" office:value-type="float" office:value="0.85368" calcext:value-type="float">
            <text:p>0.85368</text:p>
          </table:table-cell>
          <table:table-cell table:style-name="ce1" office:value-type="float" office:value="-1.30867" calcext:value-type="float">
            <text:p>-1.3086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0.185021" calcext:value-type="float">
            <text:p>0.185021</text:p>
          </table:table-cell>
          <table:table-cell office:value-type="float" office:value="-0.18733" calcext:value-type="float">
            <text:p>-0.18733</text:p>
          </table:table-cell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office:value-type="float" office:value="-0.369441" calcext:value-type="float">
            <text:p>-0.369441</text:p>
          </table:table-cell>
          <table:table-cell office:value-type="float" office:value="-0.276277" calcext:value-type="float">
            <text:p>-0.276277</text:p>
          </table:table-cell>
          <table:table-cell office:value-type="float" office:value="-1.60439" calcext:value-type="float">
            <text:p>-1.60439</text:p>
          </table:table-cell>
          <table:table-cell table:style-name="ce1" office:value-type="float" office:value="0.859856" calcext:value-type="float">
            <text:p>0.859856</text:p>
          </table:table-cell>
          <table:table-cell table:style-name="ce1" office:value-type="float" office:value="-1.3824" calcext:value-type="float">
            <text:p>-1.382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686609" calcext:value-type="float">
            <text:p>0.686609</text:p>
          </table:table-cell>
          <table:table-cell office:value-type="float" office:value="0.816545" calcext:value-type="float">
            <text:p>0.816545</text:p>
          </table:table-cell>
          <table:table-cell office:value-type="float" office:value="0.816018" calcext:value-type="float">
            <text:p>0.816018</text:p>
          </table:table-cell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office:value-type="float" office:value="-0.406306" calcext:value-type="float">
            <text:p>-0.406306</text:p>
          </table:table-cell>
          <table:table-cell office:value-type="float" office:value="-0.255258" calcext:value-type="float">
            <text:p>-0.255258</text:p>
          </table:table-cell>
          <table:table-cell office:value-type="float" office:value="-1.67402" calcext:value-type="float">
            <text:p>-1.67402</text:p>
          </table:table-cell>
          <table:table-cell table:style-name="ce1" office:value-type="float" office:value="0.866593" calcext:value-type="float">
            <text:p>0.866593</text:p>
          </table:table-cell>
          <table:table-cell table:style-name="ce1" office:value-type="float" office:value="-1.45483" calcext:value-type="float">
            <text:p>-1.4548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149329" calcext:value-type="float">
            <text:p>0.149329</text:p>
          </table:table-cell>
          <table:table-cell office:value-type="float" office:value="-0.152077" calcext:value-type="float">
            <text:p>-0.152077</text:p>
          </table:table-cell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office:value-type="float" office:value="-0.44252" calcext:value-type="float">
            <text:p>-0.44252</text:p>
          </table:table-cell>
          <table:table-cell office:value-type="float" office:value="-0.235354" calcext:value-type="float">
            <text:p>-0.235354</text:p>
          </table:table-cell>
          <table:table-cell office:value-type="float" office:value="-1.74255" calcext:value-type="float">
            <text:p>-1.74255</text:p>
          </table:table-cell>
          <table:table-cell table:style-name="ce1" office:value-type="float" office:value="0.873947" calcext:value-type="float">
            <text:p>0.873947</text:p>
          </table:table-cell>
          <table:table-cell table:style-name="ce1" office:value-type="float" office:value="-1.5258" calcext:value-type="float">
            <text:p>-1.525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793668" calcext:value-type="float">
            <text:p>0.793668</text:p>
          </table:table-cell>
          <table:table-cell office:value-type="float" office:value="0.971712" calcext:value-type="float">
            <text:p>0.971712</text:p>
          </table:table-cell>
          <table:table-cell office:value-type="float" office:value="0.971286" calcext:value-type="float">
            <text:p>0.971286</text:p>
          </table:table-cell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office:value-type="float" office:value="-0.478027" calcext:value-type="float">
            <text:p>-0.478027</text:p>
          </table:table-cell>
          <table:table-cell office:value-type="float" office:value="-0.216665" calcext:value-type="float">
            <text:p>-0.216665</text:p>
          </table:table-cell>
          <table:table-cell office:value-type="float" office:value="-1.80987" calcext:value-type="float">
            <text:p>-1.80987</text:p>
          </table:table-cell>
          <table:table-cell table:style-name="ce1" office:value-type="float" office:value="0.881972" calcext:value-type="float">
            <text:p>0.881972</text:p>
          </table:table-cell>
          <table:table-cell table:style-name="ce1" office:value-type="float" office:value="-1.59521" calcext:value-type="float">
            <text:p>-1.59521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0.113835" calcext:value-type="float">
            <text:p>0.113835</text:p>
          </table:table-cell>
          <table:table-cell office:value-type="float" office:value="-0.116939" calcext:value-type="float">
            <text:p>-0.116939</text:p>
          </table:table-cell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office:value-type="float" office:value="-0.512769" calcext:value-type="float">
            <text:p>-0.512769</text:p>
          </table:table-cell>
          <table:table-cell office:value-type="float" office:value="-0.199288" calcext:value-type="float">
            <text:p>-0.199288</text:p>
          </table:table-cell>
          <table:table-cell office:value-type="float" office:value="-1.87589" calcext:value-type="float">
            <text:p>-1.87589</text:p>
          </table:table-cell>
          <table:table-cell table:style-name="ce1" office:value-type="float" office:value="0.890724" calcext:value-type="float">
            <text:p>0.890724</text:p>
          </table:table-cell>
          <table:table-cell table:style-name="ce1" office:value-type="float" office:value="-1.66292" calcext:value-type="float">
            <text:p>-1.6629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880452" calcext:value-type="float">
            <text:p>0.880452</text:p>
          </table:table-cell>
          <table:table-cell office:value-type="float" office:value="1.09749" calcext:value-type="float">
            <text:p>1.09749</text:p>
          </table:table-cell>
          <table:table-cell office:value-type="float" office:value="1.09716" calcext:value-type="float">
            <text:p>1.09716</text:p>
          </table:table-cell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office:value-type="float" office:value="-0.546691" calcext:value-type="float">
            <text:p>-0.546691</text:p>
          </table:table-cell>
          <table:table-cell office:value-type="float" office:value="-0.183317" calcext:value-type="float">
            <text:p>-0.183317</text:p>
          </table:table-cell>
          <table:table-cell office:value-type="float" office:value="-1.94052" calcext:value-type="float">
            <text:p>-1.94052</text:p>
          </table:table-cell>
          <table:table-cell table:style-name="ce1" office:value-type="float" office:value="0.900253" calcext:value-type="float">
            <text:p>0.900253</text:p>
          </table:table-cell>
          <table:table-cell table:style-name="ce1" office:value-type="float" office:value="-1.7288" calcext:value-type="float">
            <text:p>-1.7288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0.0785623" calcext:value-type="float">
            <text:p>0.0785623</text:p>
          </table:table-cell>
          <table:table-cell office:value-type="float" office:value="-0.0819294" calcext:value-type="float">
            <text:p>-0.0819294</text:p>
          </table:table-cell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office:value-type="float" office:value="-0.579738" calcext:value-type="float">
            <text:p>-0.579738</text:p>
          </table:table-cell>
          <table:table-cell office:value-type="float" office:value="-0.168848" calcext:value-type="float">
            <text:p>-0.168848</text:p>
          </table:table-cell>
          <table:table-cell office:value-type="float" office:value="-2.00365" calcext:value-type="float">
            <text:p>-2.00365</text:p>
          </table:table-cell>
          <table:table-cell table:style-name="ce1" office:value-type="float" office:value="0.910613" calcext:value-type="float">
            <text:p>0.910613</text:p>
          </table:table-cell>
          <table:table-cell table:style-name="ce1" office:value-type="float" office:value="-1.79274" calcext:value-type="float">
            <text:p>-1.79274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44745" calcext:value-type="float">
            <text:p>0.944745</text:p>
          </table:table-cell>
          <table:table-cell office:value-type="float" office:value="1.19065" calcext:value-type="float">
            <text:p>1.19065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office:value-type="float" office:value="-0.611858" calcext:value-type="float">
            <text:p>-0.611858</text:p>
          </table:table-cell>
          <table:table-cell office:value-type="float" office:value="-0.15597" calcext:value-type="float">
            <text:p>-0.15597</text:p>
          </table:table-cell>
          <table:table-cell office:value-type="float" office:value="-2.06521" calcext:value-type="float">
            <text:p>-2.06521</text:p>
          </table:table-cell>
          <table:table-cell table:style-name="ce1" office:value-type="float" office:value="0.921854" calcext:value-type="float">
            <text:p>0.921854</text:p>
          </table:table-cell>
          <table:table-cell table:style-name="ce1" office:value-type="float" office:value="-1.85462" calcext:value-type="float">
            <text:p>-1.85462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0.0435257" calcext:value-type="float">
            <text:p>0.0435257</text:p>
          </table:table-cell>
          <table:table-cell office:value-type="float" office:value="-0.0470573" calcext:value-type="float">
            <text:p>-0.0470573</text:p>
          </table:table-cell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office:value-type="float" office:value="-0.642999" calcext:value-type="float">
            <text:p>-0.642999</text:p>
          </table:table-cell>
          <table:table-cell office:value-type="float" office:value="-0.144771" calcext:value-type="float">
            <text:p>-0.144771</text:p>
          </table:table-cell>
          <table:table-cell office:value-type="float" office:value="-2.12511" calcext:value-type="float">
            <text:p>-2.12511</text:p>
          </table:table-cell>
          <table:table-cell table:style-name="ce1" office:value-type="float" office:value="0.934023" calcext:value-type="float">
            <text:p>0.934023</text:p>
          </table:table-cell>
          <table:table-cell table:style-name="ce1" office:value-type="float" office:value="-1.91433" calcext:value-type="float">
            <text:p>-1.9143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84903" calcext:value-type="float">
            <text:p>0.984903</text:p>
          </table:table-cell>
          <table:table-cell office:value-type="float" office:value="1.24883" calcext:value-type="float">
            <text:p>1.24883</text:p>
          </table:table-cell>
          <table:table-cell office:value-type="float" office:value="1.2487" calcext:value-type="float">
            <text:p>1.2487</text:p>
          </table:table-cell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office:value-type="float" office:value="-0.673111" calcext:value-type="float">
            <text:p>-0.673111</text:p>
          </table:table-cell>
          <table:table-cell office:value-type="float" office:value="-0.135337" calcext:value-type="float">
            <text:p>-0.135337</text:p>
          </table:table-cell>
          <table:table-cell office:value-type="float" office:value="-2.18325" calcext:value-type="float">
            <text:p>-2.18325</text:p>
          </table:table-cell>
          <table:table-cell table:style-name="ce1" office:value-type="float" office:value="0.947168" calcext:value-type="float">
            <text:p>0.947168</text:p>
          </table:table-cell>
          <table:table-cell table:style-name="ce1" office:value-type="float" office:value="-1.97175" calcext:value-type="float">
            <text:p>-1.97175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0.00873536" calcext:value-type="float">
            <text:p>0.00873536</text:p>
          </table:table-cell>
          <table:table-cell office:value-type="float" office:value="-0.0123286" calcext:value-type="float">
            <text:p>-0.0123286</text:p>
          </table:table-cell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office:value-type="float" office:value="-0.702146" calcext:value-type="float">
            <text:p>-0.702146</text:p>
          </table:table-cell>
          <table:table-cell office:value-type="float" office:value="-0.12775" calcext:value-type="float">
            <text:p>-0.12775</text:p>
          </table:table-cell>
          <table:table-cell office:value-type="float" office:value="-2.23957" calcext:value-type="float">
            <text:p>-2.23957</text:p>
          </table:table-cell>
          <table:table-cell table:style-name="ce1" office:value-type="float" office:value="0.961336" calcext:value-type="float">
            <text:p>0.961336</text:p>
          </table:table-cell>
          <table:table-cell table:style-name="ce1" office:value-type="float" office:value="-2.02677" calcext:value-type="float">
            <text:p>-2.02677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999902" calcext:value-type="float">
            <text:p>0.999902</text:p>
          </table:table-cell>
          <table:table-cell office:value-type="float" office:value="1.27054" calcext:value-type="float">
            <text:p>1.27054</text:p>
          </table:table-cell>
          <table:table-cell office:value-type="float" office:value="1.27051" calcext:value-type="float">
            <text:p>1.27051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office:value-type="float" office:value="-0.730058" calcext:value-type="float">
            <text:p>-0.730058</text:p>
          </table:table-cell>
          <table:table-cell office:value-type="float" office:value="-0.122091" calcext:value-type="float">
            <text:p>-0.122091</text:p>
          </table:table-cell>
          <table:table-cell office:value-type="float" office:value="-2.29397" calcext:value-type="float">
            <text:p>-2.29397</text:p>
          </table:table-cell>
          <table:table-cell table:style-name="ce1" office:value-type="float" office:value="0.976569" calcext:value-type="float">
            <text:p>0.976569</text:p>
          </table:table-cell>
          <table:table-cell table:style-name="ce1" office:value-type="float" office:value="-2.0793" calcext:value-type="float">
            <text:p>-2.0793</text:p>
          </table:table-cell>
          <table:table-cell table:number-columns-repeated="19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-0.0258046" calcext:value-type="float">
            <text:p>-0.0258046</text:p>
          </table:table-cell>
          <table:table-cell office:value-type="float" office:value="0.0222546" calcext:value-type="float">
            <text:p>0.0222546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989358" calcext:value-type="float">
            <text:p>0.989358</text:p>
          </table:table-cell>
          <table:table-cell office:value-type="float" office:value="1.25521" calcext:value-type="float">
            <text:p>1.25521</text:p>
          </table:table-cell>
          <table:table-cell office:value-type="float" office:value="1.25528" calcext:value-type="float">
            <text:p>1.25528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51" calcext:value-type="float">
            <text:p>0.51</text:p>
          </table:table-cell>
          <table:table-cell office:value-type="float" office:value="-0.0600969" calcext:value-type="float">
            <text:p>-0.0600969</text:p>
          </table:table-cell>
          <table:table-cell office:value-type="float" office:value="0.0566937" calcext:value-type="float">
            <text:p>0.0566937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953541" calcext:value-type="float">
            <text:p>0.953541</text:p>
          </table:table-cell>
          <table:table-cell office:value-type="float" office:value="1.20324" calcext:value-type="float">
            <text:p>1.20324</text:p>
          </table:table-cell>
          <table:table-cell office:value-type="float" office:value="1.20341" calcext:value-type="float">
            <text:p>1.20341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-0.0941505" calcext:value-type="float">
            <text:p>-0.0941505</text:p>
          </table:table-cell>
          <table:table-cell office:value-type="float" office:value="0.090994" calcext:value-type="float">
            <text:p>0.090994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893365" calcext:value-type="float">
            <text:p>0.893365</text:p>
          </table:table-cell>
          <table:table-cell office:value-type="float" office:value="1.11596" calcext:value-type="float">
            <text:p>1.11596</text:p>
          </table:table-cell>
          <table:table-cell office:value-type="float" office:value="1.11622" calcext:value-type="float">
            <text:p>1.11622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53" calcext:value-type="float">
            <text:p>0.53</text:p>
          </table:table-cell>
          <table:table-cell office:value-type="float" office:value="-0.127981" calcext:value-type="float">
            <text:p>-0.127981</text:p>
          </table:table-cell>
          <table:table-cell office:value-type="float" office:value="0.125164" calcext:value-type="float">
            <text:p>0.125164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810367" calcext:value-type="float">
            <text:p>0.810367</text:p>
          </table:table-cell>
          <table:table-cell office:value-type="float" office:value="0.995594" calcext:value-type="float">
            <text:p>0.995594</text:p>
          </table:table-cell>
          <table:table-cell office:value-type="float" office:value="0.995952" calcext:value-type="float">
            <text:p>0.995952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54" calcext:value-type="float">
            <text:p>0.54</text:p>
          </table:table-cell>
          <table:table-cell office:value-type="float" office:value="-0.161608" calcext:value-type="float">
            <text:p>-0.161608</text:p>
          </table:table-cell>
          <table:table-cell office:value-type="float" office:value="0.159217" calcext:value-type="float">
            <text:p>0.159217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706668" calcext:value-type="float">
            <text:p>0.706668</text:p>
          </table:table-cell>
          <table:table-cell office:value-type="float" office:value="0.845215" calcext:value-type="float">
            <text:p>0.845215</text:p>
          </table:table-cell>
          <table:table-cell office:value-type="float" office:value="0.845669" calcext:value-type="float">
            <text:p>0.845669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-0.195058" calcext:value-type="float">
            <text:p>-0.195058</text:p>
          </table:table-cell>
          <table:table-cell office:value-type="float" office:value="0.193166" calcext:value-type="float">
            <text:p>0.193166</text:p>
          </table:table-cell>
          <table:table-cell table:number-columns-repeated="198"/>
        </table:table-row>
        <table:table-row table:style-name="ro1">
          <table:table-cell table:number-columns-repeated="2"/>
          <table:table-cell office:value-type="float" office:value="0.584917" calcext:value-type="float">
            <text:p>0.584917</text:p>
          </table:table-cell>
          <table:table-cell office:value-type="float" office:value="0.668666" calcext:value-type="float">
            <text:p>0.668666</text:p>
          </table:table-cell>
          <table:table-cell office:value-type="float" office:value="0.669215" calcext:value-type="float">
            <text:p>0.66921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-0.228362" calcext:value-type="float">
            <text:p>-0.228362</text:p>
          </table:table-cell>
          <table:table-cell office:value-type="float" office:value="0.227031" calcext:value-type="float">
            <text:p>0.227031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448224" calcext:value-type="float">
            <text:p>0.448224</text:p>
          </table:table-cell>
          <table:table-cell office:value-type="float" office:value="0.470455" calcext:value-type="float">
            <text:p>0.470455</text:p>
          </table:table-cell>
          <table:table-cell office:value-type="float" office:value="0.471099" calcext:value-type="float">
            <text:p>0.47109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-0.261554" calcext:value-type="float">
            <text:p>-0.261554</text:p>
          </table:table-cell>
          <table:table-cell office:value-type="float" office:value="0.26083" calcext:value-type="float">
            <text:p>0.26083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300081" calcext:value-type="float">
            <text:p>0.300081</text:p>
          </table:table-cell>
          <table:table-cell office:value-type="float" office:value="0.255645" calcext:value-type="float">
            <text:p>0.255645</text:p>
          </table:table-cell>
          <table:table-cell office:value-type="float" office:value="0.256383" calcext:value-type="float">
            <text:p>0.256383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58" calcext:value-type="float">
            <text:p>0.58</text:p>
          </table:table-cell>
          <table:table-cell office:value-type="float" office:value="-0.294671" calcext:value-type="float">
            <text:p>-0.294671</text:p>
          </table:table-cell>
          <table:table-cell office:value-type="float" office:value="0.294586" calcext:value-type="float">
            <text:p>0.29458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144273" calcext:value-type="float">
            <text:p>0.144273</text:p>
          </table:table-cell>
          <table:table-cell office:value-type="float" office:value="0.0297205" calcext:value-type="float">
            <text:p>0.0297205</text:p>
          </table:table-cell>
          <table:table-cell office:value-type="float" office:value="0.0305538" calcext:value-type="float">
            <text:p>0.0305538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-0.327751" calcext:value-type="float">
            <text:p>-0.327751</text:p>
          </table:table-cell>
          <table:table-cell office:value-type="float" office:value="0.32832" calcext:value-type="float">
            <text:p>0.3283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015221" calcext:value-type="float">
            <text:p>-0.015221</text:p>
          </table:table-cell>
          <table:table-cell office:value-type="float" office:value="-0.201546" calcext:value-type="float">
            <text:p>-0.201546</text:p>
          </table:table-cell>
          <table:table-cell office:value-type="float" office:value="-0.200619" calcext:value-type="float">
            <text:p>-0.20061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-0.360836" calcext:value-type="float">
            <text:p>-0.360836</text:p>
          </table:table-cell>
          <table:table-cell office:value-type="float" office:value="0.362057" calcext:value-type="float">
            <text:p>0.36205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174327" calcext:value-type="float">
            <text:p>-0.174327</text:p>
          </table:table-cell>
          <table:table-cell office:value-type="float" office:value="-0.432251" calcext:value-type="float">
            <text:p>-0.432251</text:p>
          </table:table-cell>
          <table:table-cell office:value-type="float" office:value="-0.431229" calcext:value-type="float">
            <text:p>-0.43122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1" calcext:value-type="float">
            <text:p>0.61</text:p>
          </table:table-cell>
          <table:table-cell office:value-type="float" office:value="-0.393964" calcext:value-type="float">
            <text:p>-0.393964</text:p>
          </table:table-cell>
          <table:table-cell office:value-type="float" office:value="0.395819" calcext:value-type="float">
            <text:p>0.39581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328979" calcext:value-type="float">
            <text:p>-0.328979</text:p>
          </table:table-cell>
          <table:table-cell office:value-type="float" office:value="-0.656498" calcext:value-type="float">
            <text:p>-0.656498</text:p>
          </table:table-cell>
          <table:table-cell office:value-type="float" office:value="-0.655382" calcext:value-type="float">
            <text:p>-0.65538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-0.427174" calcext:value-type="float">
            <text:p>-0.427174</text:p>
          </table:table-cell>
          <table:table-cell office:value-type="float" office:value="0.429629" calcext:value-type="float">
            <text:p>0.42962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475227" calcext:value-type="float">
            <text:p>-0.475227</text:p>
          </table:table-cell>
          <table:table-cell office:value-type="float" office:value="-0.868562" calcext:value-type="float">
            <text:p>-0.868562</text:p>
          </table:table-cell>
          <table:table-cell office:value-type="float" office:value="-0.86735" calcext:value-type="float">
            <text:p>-0.8673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-0.460504" calcext:value-type="float">
            <text:p>-0.460504</text:p>
          </table:table-cell>
          <table:table-cell office:value-type="float" office:value="0.463508" calcext:value-type="float">
            <text:p>0.463508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609335" calcext:value-type="float">
            <text:p>-0.609335</text:p>
          </table:table-cell>
          <table:table-cell office:value-type="float" office:value="-1.06303" calcext:value-type="float">
            <text:p>-1.06303</text:p>
          </table:table-cell>
          <table:table-cell office:value-type="float" office:value="-1.06172" calcext:value-type="float">
            <text:p>-1.0617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-0.493985" calcext:value-type="float">
            <text:p>-0.493985</text:p>
          </table:table-cell>
          <table:table-cell office:value-type="float" office:value="0.497476" calcext:value-type="float">
            <text:p>0.49747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727878" calcext:value-type="float">
            <text:p>-0.727878</text:p>
          </table:table-cell>
          <table:table-cell office:value-type="float" office:value="-1.23492" calcext:value-type="float">
            <text:p>-1.23492</text:p>
          </table:table-cell>
          <table:table-cell office:value-type="float" office:value="-1.23352" calcext:value-type="float">
            <text:p>-1.2335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-0.527649" calcext:value-type="float">
            <text:p>-0.527649</text:p>
          </table:table-cell>
          <table:table-cell office:value-type="float" office:value="0.53155" calcext:value-type="float">
            <text:p>0.5315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827826" calcext:value-type="float">
            <text:p>-0.827826</text:p>
          </table:table-cell>
          <table:table-cell office:value-type="float" office:value="-1.37986" calcext:value-type="float">
            <text:p>-1.37986</text:p>
          </table:table-cell>
          <table:table-cell office:value-type="float" office:value="-1.37837" calcext:value-type="float">
            <text:p>-1.3783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-0.561521" calcext:value-type="float">
            <text:p>-0.561521</text:p>
          </table:table-cell>
          <table:table-cell office:value-type="float" office:value="0.565744" calcext:value-type="float">
            <text:p>0.565744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906628" calcext:value-type="float">
            <text:p>-0.906628</text:p>
          </table:table-cell>
          <table:table-cell office:value-type="float" office:value="-1.49415" calcext:value-type="float">
            <text:p>-1.49415</text:p>
          </table:table-cell>
          <table:table-cell office:value-type="float" office:value="-1.49255" calcext:value-type="float">
            <text:p>-1.4925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-0.595619" calcext:value-type="float">
            <text:p>-0.595619</text:p>
          </table:table-cell>
          <table:table-cell office:value-type="float" office:value="0.60007" calcext:value-type="float">
            <text:p>0.6000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962269" calcext:value-type="float">
            <text:p>-0.962269</text:p>
          </table:table-cell>
          <table:table-cell office:value-type="float" office:value="-1.57485" calcext:value-type="float">
            <text:p>-1.57485</text:p>
          </table:table-cell>
          <table:table-cell office:value-type="float" office:value="-1.57316" calcext:value-type="float">
            <text:p>-1.5731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-0.629958" calcext:value-type="float">
            <text:p>-0.629958</text:p>
          </table:table-cell>
          <table:table-cell office:value-type="float" office:value="0.634537" calcext:value-type="float">
            <text:p>0.63453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993329" calcext:value-type="float">
            <text:p>-0.993329</text:p>
          </table:table-cell>
          <table:table-cell office:value-type="float" office:value="-1.61992" calcext:value-type="float">
            <text:p>-1.61992</text:p>
          </table:table-cell>
          <table:table-cell office:value-type="float" office:value="-1.61814" calcext:value-type="float">
            <text:p>-1.61814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-0.664545" calcext:value-type="float">
            <text:p>-0.664545</text:p>
          </table:table-cell>
          <table:table-cell office:value-type="float" office:value="0.669147" calcext:value-type="float">
            <text:p>0.66914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999013" calcext:value-type="float">
            <text:p>-0.999013</text:p>
          </table:table-cell>
          <table:table-cell office:value-type="float" office:value="-1.62821" calcext:value-type="float">
            <text:p>-1.62821</text:p>
          </table:table-cell>
          <table:table-cell office:value-type="float" office:value="-1.62632" calcext:value-type="float">
            <text:p>-1.6263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-0.699383" calcext:value-type="float">
            <text:p>-0.699383</text:p>
          </table:table-cell>
          <table:table-cell office:value-type="float" office:value="0.703904" calcext:value-type="float">
            <text:p>0.703904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979178" calcext:value-type="float">
            <text:p>-0.979178</text:p>
          </table:table-cell>
          <table:table-cell office:value-type="float" office:value="-1.59949" calcext:value-type="float">
            <text:p>-1.59949</text:p>
          </table:table-cell>
          <table:table-cell office:value-type="float" office:value="-1.59751" calcext:value-type="float">
            <text:p>-1.59751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-0.734465" calcext:value-type="float">
            <text:p>-0.734465</text:p>
          </table:table-cell>
          <table:table-cell office:value-type="float" office:value="0.738802" calcext:value-type="float">
            <text:p>0.73880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934329" calcext:value-type="float">
            <text:p>-0.934329</text:p>
          </table:table-cell>
          <table:table-cell office:value-type="float" office:value="-1.53451" calcext:value-type="float">
            <text:p>-1.53451</text:p>
          </table:table-cell>
          <table:table-cell office:value-type="float" office:value="-1.53243" calcext:value-type="float">
            <text:p>-1.53243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-0.769782" calcext:value-type="float">
            <text:p>-0.769782</text:p>
          </table:table-cell>
          <table:table-cell office:value-type="float" office:value="0.773837" calcext:value-type="float">
            <text:p>0.77383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865611" calcext:value-type="float">
            <text:p>-0.865611</text:p>
          </table:table-cell>
          <table:table-cell office:value-type="float" office:value="-1.43493" calcext:value-type="float">
            <text:p>-1.43493</text:p>
          </table:table-cell>
          <table:table-cell office:value-type="float" office:value="-1.43275" calcext:value-type="float">
            <text:p>-1.4327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3" calcext:value-type="float">
            <text:p>0.73</text:p>
          </table:table-cell>
          <table:table-cell office:value-type="float" office:value="-0.805315" calcext:value-type="float">
            <text:p>-0.805315</text:p>
          </table:table-cell>
          <table:table-cell office:value-type="float" office:value="0.808998" calcext:value-type="float">
            <text:p>0.808998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774782" calcext:value-type="float">
            <text:p>-0.774782</text:p>
          </table:table-cell>
          <table:table-cell office:value-type="float" office:value="-1.30329" calcext:value-type="float">
            <text:p>-1.30329</text:p>
          </table:table-cell>
          <table:table-cell office:value-type="float" office:value="-1.30101" calcext:value-type="float">
            <text:p>-1.30101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-0.841042" calcext:value-type="float">
            <text:p>-0.841042</text:p>
          </table:table-cell>
          <table:table-cell office:value-type="float" office:value="0.844271" calcext:value-type="float">
            <text:p>0.844271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664161" calcext:value-type="float">
            <text:p>-0.664161</text:p>
          </table:table-cell>
          <table:table-cell office:value-type="float" office:value="-1.14296" calcext:value-type="float">
            <text:p>-1.14296</text:p>
          </table:table-cell>
          <table:table-cell office:value-type="float" office:value="-1.14058" calcext:value-type="float">
            <text:p>-1.14058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-0.876936" calcext:value-type="float">
            <text:p>-0.876936</text:p>
          </table:table-cell>
          <table:table-cell office:value-type="float" office:value="0.879642" calcext:value-type="float">
            <text:p>0.87964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536573" calcext:value-type="float">
            <text:p>-0.536573</text:p>
          </table:table-cell>
          <table:table-cell office:value-type="float" office:value="-0.958031" calcext:value-type="float">
            <text:p>-0.958031</text:p>
          </table:table-cell>
          <table:table-cell office:value-type="float" office:value="-0.955547" calcext:value-type="float">
            <text:p>-0.95554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6" calcext:value-type="float">
            <text:p>0.76</text:p>
          </table:table-cell>
          <table:table-cell office:value-type="float" office:value="-0.912963" calcext:value-type="float">
            <text:p>-0.912963</text:p>
          </table:table-cell>
          <table:table-cell office:value-type="float" office:value="0.91509" calcext:value-type="float">
            <text:p>0.9150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395278" calcext:value-type="float">
            <text:p>-0.395278</text:p>
          </table:table-cell>
          <table:table-cell office:value-type="float" office:value="-0.753231" calcext:value-type="float">
            <text:p>-0.753231</text:p>
          </table:table-cell>
          <table:table-cell office:value-type="float" office:value="-0.750645" calcext:value-type="float">
            <text:p>-0.75064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7" calcext:value-type="float">
            <text:p>0.77</text:p>
          </table:table-cell>
          <table:table-cell office:value-type="float" office:value="-0.94909" calcext:value-type="float">
            <text:p>-0.94909</text:p>
          </table:table-cell>
          <table:table-cell office:value-type="float" office:value="0.950596" calcext:value-type="float">
            <text:p>0.95059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243886" calcext:value-type="float">
            <text:p>-0.243886</text:p>
          </table:table-cell>
          <table:table-cell office:value-type="float" office:value="-0.533791" calcext:value-type="float">
            <text:p>-0.533791</text:p>
          </table:table-cell>
          <table:table-cell office:value-type="float" office:value="-0.531105" calcext:value-type="float">
            <text:p>-0.53110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-0.985277" calcext:value-type="float">
            <text:p>-0.985277</text:p>
          </table:table-cell>
          <table:table-cell office:value-type="float" office:value="0.986137" calcext:value-type="float">
            <text:p>0.98613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0862637" calcext:value-type="float">
            <text:p>-0.0862637</text:p>
          </table:table-cell>
          <table:table-cell office:value-type="float" office:value="-0.305319" calcext:value-type="float">
            <text:p>-0.305319</text:p>
          </table:table-cell>
          <table:table-cell office:value-type="float" office:value="-0.302532" calcext:value-type="float">
            <text:p>-0.30253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-1.02149" calcext:value-type="float">
            <text:p>-1.02149</text:p>
          </table:table-cell>
          <table:table-cell office:value-type="float" office:value="1.02169" calcext:value-type="float">
            <text:p>1.0216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0735632" calcext:value-type="float">
            <text:p>0.0735632</text:p>
          </table:table-cell>
          <table:table-cell office:value-type="float" office:value="-0.0736518" calcext:value-type="float">
            <text:p>-0.0736518</text:p>
          </table:table-cell>
          <table:table-cell office:value-type="float" office:value="-0.0707626" calcext:value-type="float">
            <text:p>-0.070762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-1.05768" calcext:value-type="float">
            <text:p>-1.05768</text:p>
          </table:table-cell>
          <table:table-cell office:value-type="float" office:value="1.05723" calcext:value-type="float">
            <text:p>1.05723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23151" calcext:value-type="float">
            <text:p>0.23151</text:p>
          </table:table-cell>
          <table:table-cell office:value-type="float" office:value="0.15529" calcext:value-type="float">
            <text:p>0.15529</text:p>
          </table:table-cell>
          <table:table-cell office:value-type="float" office:value="0.158281" calcext:value-type="float">
            <text:p>0.158281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-1.09381" calcext:value-type="float">
            <text:p>-1.09381</text:p>
          </table:table-cell>
          <table:table-cell office:value-type="float" office:value="1.09274" calcext:value-type="float">
            <text:p>1.09274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383543" calcext:value-type="float">
            <text:p>0.383543</text:p>
          </table:table-cell>
          <table:table-cell office:value-type="float" office:value="0.375658" calcext:value-type="float">
            <text:p>0.375658</text:p>
          </table:table-cell>
          <table:table-cell office:value-type="float" office:value="0.37875" calcext:value-type="float">
            <text:p>0.3787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-1.12985" calcext:value-type="float">
            <text:p>-1.12985</text:p>
          </table:table-cell>
          <table:table-cell office:value-type="float" office:value="1.1282" calcext:value-type="float">
            <text:p>1.128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525778" calcext:value-type="float">
            <text:p>0.525778</text:p>
          </table:table-cell>
          <table:table-cell office:value-type="float" office:value="0.581822" calcext:value-type="float">
            <text:p>0.581822</text:p>
          </table:table-cell>
          <table:table-cell office:value-type="float" office:value="0.585015" calcext:value-type="float">
            <text:p>0.58501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-1.16575" calcext:value-type="float">
            <text:p>-1.16575</text:p>
          </table:table-cell>
          <table:table-cell office:value-type="float" office:value="1.16357" calcext:value-type="float">
            <text:p>1.1635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54582" calcext:value-type="float">
            <text:p>0.654582</text:p>
          </table:table-cell>
          <table:table-cell office:value-type="float" office:value="0.768514" calcext:value-type="float">
            <text:p>0.768514</text:p>
          </table:table-cell>
          <table:table-cell office:value-type="float" office:value="0.771808" calcext:value-type="float">
            <text:p>0.771808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-1.20149" calcext:value-type="float">
            <text:p>-1.20149</text:p>
          </table:table-cell>
          <table:table-cell office:value-type="float" office:value="1.19886" calcext:value-type="float">
            <text:p>1.1988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66664" calcext:value-type="float">
            <text:p>0.766664</text:p>
          </table:table-cell>
          <table:table-cell office:value-type="float" office:value="0.930964" calcext:value-type="float">
            <text:p>0.930964</text:p>
          </table:table-cell>
          <table:table-cell office:value-type="float" office:value="0.934358" calcext:value-type="float">
            <text:p>0.934358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-1.23704" calcext:value-type="float">
            <text:p>-1.23704</text:p>
          </table:table-cell>
          <table:table-cell office:value-type="float" office:value="1.23403" calcext:value-type="float">
            <text:p>1.23403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59162" calcext:value-type="float">
            <text:p>0.859162</text:p>
          </table:table-cell>
          <table:table-cell office:value-type="float" office:value="1.06502" calcext:value-type="float">
            <text:p>1.06502</text:p>
          </table:table-cell>
          <table:table-cell office:value-type="float" office:value="1.06852" calcext:value-type="float">
            <text:p>1.0685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office:value-type="float" office:value="-1.27238" calcext:value-type="float">
            <text:p>-1.27238</text:p>
          </table:table-cell>
          <table:table-cell office:value-type="float" office:value="1.26907" calcext:value-type="float">
            <text:p>1.2690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29712" calcext:value-type="float">
            <text:p>0.929712</text:p>
          </table:table-cell>
          <table:table-cell office:value-type="float" office:value="1.16726" calcext:value-type="float">
            <text:p>1.16726</text:p>
          </table:table-cell>
          <table:table-cell office:value-type="float" office:value="1.17085" calcext:value-type="float">
            <text:p>1.1708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-1.30748" calcext:value-type="float">
            <text:p>-1.30748</text:p>
          </table:table-cell>
          <table:table-cell office:value-type="float" office:value="1.30398" calcext:value-type="float">
            <text:p>1.30398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76512" calcext:value-type="float">
            <text:p>0.976512</text:p>
          </table:table-cell>
          <table:table-cell office:value-type="float" office:value="1.23507" calcext:value-type="float">
            <text:p>1.23507</text:p>
          </table:table-cell>
          <table:table-cell office:value-type="float" office:value="1.23876" calcext:value-type="float">
            <text:p>1.2387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-1.34234" calcext:value-type="float">
            <text:p>-1.34234</text:p>
          </table:table-cell>
          <table:table-cell office:value-type="float" office:value="1.33875" calcext:value-type="float">
            <text:p>1.3387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98366" calcext:value-type="float">
            <text:p>0.998366</text:p>
          </table:table-cell>
          <table:table-cell office:value-type="float" office:value="1.26671" calcext:value-type="float">
            <text:p>1.26671</text:p>
          </table:table-cell>
          <table:table-cell office:value-type="float" office:value="1.2705" calcext:value-type="float">
            <text:p>1.270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-1.37694" calcext:value-type="float">
            <text:p>-1.37694</text:p>
          </table:table-cell>
          <table:table-cell office:value-type="float" office:value="1.37337" calcext:value-type="float">
            <text:p>1.3733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94717" calcext:value-type="float">
            <text:p>0.994717</text:p>
          </table:table-cell>
          <table:table-cell office:value-type="float" office:value="1.26138" calcext:value-type="float">
            <text:p>1.26138</text:p>
          </table:table-cell>
          <table:table-cell office:value-type="float" office:value="1.26527" calcext:value-type="float">
            <text:p>1.2652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-1.4113" calcext:value-type="float">
            <text:p>-1.4113</text:p>
          </table:table-cell>
          <table:table-cell office:value-type="float" office:value="1.40785" calcext:value-type="float">
            <text:p>1.4078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65658" calcext:value-type="float">
            <text:p>0.965658</text:p>
          </table:table-cell>
          <table:table-cell office:value-type="float" office:value="1.21921" calcext:value-type="float">
            <text:p>1.21921</text:p>
          </table:table-cell>
          <table:table-cell office:value-type="float" office:value="1.2232" calcext:value-type="float">
            <text:p>1.223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-1.44542" calcext:value-type="float">
            <text:p>-1.44542</text:p>
          </table:table-cell>
          <table:table-cell office:value-type="float" office:value="1.44219" calcext:value-type="float">
            <text:p>1.4421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1193" calcext:value-type="float">
            <text:p>0.91193</text:p>
          </table:table-cell>
          <table:table-cell office:value-type="float" office:value="1.14128" calcext:value-type="float">
            <text:p>1.14128</text:p>
          </table:table-cell>
          <table:table-cell office:value-type="float" office:value="1.14536" calcext:value-type="float">
            <text:p>1.14536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-1.47931" calcext:value-type="float">
            <text:p>-1.47931</text:p>
          </table:table-cell>
          <table:table-cell office:value-type="float" office:value="1.47639" calcext:value-type="float">
            <text:p>1.4763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834907" calcext:value-type="float">
            <text:p>0.834907</text:p>
          </table:table-cell>
          <table:table-cell office:value-type="float" office:value="1.02957" calcext:value-type="float">
            <text:p>1.02957</text:p>
          </table:table-cell>
          <table:table-cell office:value-type="float" office:value="1.03375" calcext:value-type="float">
            <text:p>1.0337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-1.51299" calcext:value-type="float">
            <text:p>-1.51299</text:p>
          </table:table-cell>
          <table:table-cell office:value-type="float" office:value="1.51047" calcext:value-type="float">
            <text:p>1.51047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736555" calcext:value-type="float">
            <text:p>0.736555</text:p>
          </table:table-cell>
          <table:table-cell office:value-type="float" office:value="0.886945" calcext:value-type="float">
            <text:p>0.886945</text:p>
          </table:table-cell>
          <table:table-cell office:value-type="float" office:value="0.89122" calcext:value-type="float">
            <text:p>0.8912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-1.54648" calcext:value-type="float">
            <text:p>-1.54648</text:p>
          </table:table-cell>
          <table:table-cell office:value-type="float" office:value="1.54445" calcext:value-type="float">
            <text:p>1.5444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619388" calcext:value-type="float">
            <text:p>0.619388</text:p>
          </table:table-cell>
          <table:table-cell office:value-type="float" office:value="0.717042" calcext:value-type="float">
            <text:p>0.717042</text:p>
          </table:table-cell>
          <table:table-cell office:value-type="float" office:value="0.721412" calcext:value-type="float">
            <text:p>0.72141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-1.57982" calcext:value-type="float">
            <text:p>-1.57982</text:p>
          </table:table-cell>
          <table:table-cell office:value-type="float" office:value="1.57833" calcext:value-type="float">
            <text:p>1.57833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486399" calcext:value-type="float">
            <text:p>0.486399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528665" calcext:value-type="float">
            <text:p>0.52866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-1.61304" calcext:value-type="float">
            <text:p>-1.61304</text:p>
          </table:table-cell>
          <table:table-cell office:value-type="float" office:value="1.61215" calcext:value-type="float">
            <text:p>1.6121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340984" calcext:value-type="float">
            <text:p>0.340984</text:p>
          </table:table-cell>
          <table:table-cell office:value-type="float" office:value="0.313344" calcext:value-type="float">
            <text:p>0.313344</text:p>
          </table:table-cell>
          <table:table-cell office:value-type="float" office:value="0.317905" calcext:value-type="float">
            <text:p>0.31790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-1.64618" calcext:value-type="float">
            <text:p>-1.64618</text:p>
          </table:table-cell>
          <table:table-cell office:value-type="float" office:value="1.64591" calcext:value-type="float">
            <text:p>1.64591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186858" calcext:value-type="float">
            <text:p>0.186858</text:p>
          </table:table-cell>
          <table:table-cell office:value-type="float" office:value="0.089859" calcext:value-type="float">
            <text:p>0.089859</text:p>
          </table:table-cell>
          <table:table-cell office:value-type="float" office:value="0.0945142" calcext:value-type="float">
            <text:p>0.0945142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8" calcext:value-type="float">
            <text:p>0.98</text:p>
          </table:table-cell>
          <table:table-cell office:value-type="float" office:value="-1.67926" calcext:value-type="float">
            <text:p>-1.67926</text:p>
          </table:table-cell>
          <table:table-cell office:value-type="float" office:value="1.67965" calcext:value-type="float">
            <text:p>1.6796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0279593" calcext:value-type="float">
            <text:p>0.0279593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-0.135795" calcext:value-type="float">
            <text:p>-0.135795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-1.71234" calcext:value-type="float">
            <text:p>-1.71234</text:p>
          </table:table-cell>
          <table:table-cell office:value-type="float" office:value="1.71339" calcext:value-type="float">
            <text:p>1.71339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office:value-type="float" office:value="-0.131654" calcext:value-type="float">
            <text:p>-0.131654</text:p>
          </table:table-cell>
          <table:table-cell office:value-type="float" office:value="-0.371984" calcext:value-type="float">
            <text:p>-0.371984</text:p>
          </table:table-cell>
          <table:table-cell office:value-type="float" office:value="-0.36714" calcext:value-type="float">
            <text:p>-0.36714</text:p>
          </table:table-cell>
          <table:table-cell/>
          <table:table-cell table:style-name="Default" table:number-columns-repeated="4"/>
          <table:table-cell table:number-columns-repeated="19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1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20:20:19.541280085</meta:creation-date>
    <dc:date>2017-02-05T05:27:12.591077438</dc:date>
    <meta:editing-duration>PT3H20M8S</meta:editing-duration>
    <meta:editing-cycles>2</meta:editing-cycles>
    <meta:generator>LibreOffice/4.2.8.2$Linux_X86_64 LibreOffice_project/420m0$Build-2</meta:generator>
    <meta:document-statistic meta:table-count="1" meta:cell-count="19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62cm" svg:height="18.357cm" xlink:href=".." xlink:type="simple" chart:class="chart:scatter" chart:style-name="ch1">
        <chart:legend chart:legend-position="end" svg:x="19.539cm" svg:y="8.381cm" style:legend-expansion="high" chart:style-name="ch2"/>
        <chart:plot-area chart:style-name="ch3" table:cell-range-address="Sheet1.G13:Sheet1.G114 Sheet1.H15:Sheet1.H114 Sheet1.I13:Sheet1.I13 Sheet1.J15:Sheet1.J114 Sheet1.K13:Sheet1.K13 Sheet1.L15:Sheet1.L114" chart:data-source-has-labels="row" svg:x="0.437cm" svg:y="0.367cm" svg:width="18.665cm" svg:height="17.623cm">
          <chartooo:coordinate-region svg:x="0.583cm" svg:y="0.566cm" svg:width="18.425cm" svg:height="17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5:Sheet1.H114" chart:label-cell-address="Sheet1.G13:Sheet1.G13" chart:class="chart:scatter">
            <chart:domain table:cell-range-address="Sheet1.G15:Sheet1.G114"/>
            <chart:data-point chart:repeated="100"/>
          </chart:series>
          <chart:series chart:style-name="ch7" chart:values-cell-range-address="Sheet1.J15:Sheet1.J114" chart:label-cell-address="Sheet1.I13:Sheet1.I13" chart:class="chart:scatter">
            <chart:domain table:cell-range-address="Sheet1.I15:Sheet1.I114"/>
            <chart:data-point chart:repeated="100"/>
          </chart:series>
          <chart:series chart:style-name="ch8" chart:values-cell-range-address="Sheet1.L15:Sheet1.L114" chart:label-cell-address="Sheet1.K13:Sheet1.K13" chart:class="chart:scatter">
            <chart:domain table:cell-range-address="Sheet1.K15:Sheet1.K114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X</text:p>
                <draw:g>
                  <svg:desc>Sheet1.G13:Sheet1.G13</svg:desc>
                </draw:g>
              </table:table-cell>
              <table:table-cell office:value-type="string">
                <text:p>列 I</text:p>
              </table:table-cell>
              <table:table-cell office:value-type="string">
                <text:p>Y_pca</text:p>
                <draw:g>
                  <svg:desc>Sheet1.I13:Sheet1.I13</svg:desc>
                </draw:g>
              </table:table-cell>
              <table:table-cell office:value-type="string">
                <text:p>列 K</text:p>
              </table:table-cell>
              <table:table-cell office:value-type="string">
                <text:p>Y_zca</text:p>
                <draw:g>
                  <svg:desc>Sheet1.K13:Sheet1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15:Sheet1.G114</svg:desc>
                </draw:g>
              </table:table-cell>
              <table:table-cell office:value-type="float" office:value="0">
                <text:p>0</text:p>
                <draw:g>
                  <svg:desc>Sheet1.H15:Sheet1.H114</svg:desc>
                </draw:g>
              </table:table-cell>
              <table:table-cell office:value-type="float" office:value="2.80595">
                <text:p>2.80595</text:p>
                <draw:g>
                  <svg:desc>Sheet1.I15:Sheet1.I114</svg:desc>
                </draw:g>
              </table:table-cell>
              <table:table-cell office:value-type="float" office:value="-0.367545">
                <text:p>-0.367545</text:p>
                <draw:g>
                  <svg:desc>Sheet1.J15:Sheet1.J114</svg:desc>
                </draw:g>
              </table:table-cell>
              <table:table-cell office:value-type="float" office:value="-2.46124">
                <text:p>-2.46124</text:p>
                <draw:g>
                  <svg:desc>Sheet1.K15:Sheet1.K114</svg:desc>
                </draw:g>
              </table:table-cell>
              <table:table-cell office:value-type="float" office:value="-1.39668">
                <text:p>-1.39668</text:p>
                <draw:g>
                  <svg:desc>Sheet1.L15:Sheet1.L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399893">
                <text:p>0.0399893</text:p>
              </table:table-cell>
              <table:table-cell office:value-type="float" office:value="2.69512">
                <text:p>2.69512</text:p>
              </table:table-cell>
              <table:table-cell office:value-type="float" office:value="-0.306421">
                <text:p>-0.306421</text:p>
              </table:table-cell>
              <table:table-cell office:value-type="float" office:value="-2.38157">
                <text:p>-2.38157</text:p>
              </table:table-cell>
              <table:table-cell office:value-type="float" office:value="-1.29834">
                <text:p>-1.29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799147">
                <text:p>0.0799147</text:p>
              </table:table-cell>
              <table:table-cell office:value-type="float" office:value="2.58439">
                <text:p>2.58439</text:p>
              </table:table-cell>
              <table:table-cell office:value-type="float" office:value="-0.245406">
                <text:p>-0.245406</text:p>
              </table:table-cell>
              <table:table-cell office:value-type="float" office:value="-2.30195">
                <text:p>-2.30195</text:p>
              </table:table-cell>
              <table:table-cell office:value-type="float" office:value="-1.20013">
                <text:p>-1.2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19712">
                <text:p>0.119712</text:p>
              </table:table-cell>
              <table:table-cell office:value-type="float" office:value="2.47388">
                <text:p>2.47388</text:p>
              </table:table-cell>
              <table:table-cell office:value-type="float" office:value="-0.184608">
                <text:p>-0.184608</text:p>
              </table:table-cell>
              <table:table-cell office:value-type="float" office:value="-2.22246">
                <text:p>-2.22246</text:p>
              </table:table-cell>
              <table:table-cell office:value-type="float" office:value="-1.10221">
                <text:p>-1.10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159318">
                <text:p>0.159318</text:p>
              </table:table-cell>
              <table:table-cell office:value-type="float" office:value="2.3637">
                <text:p>2.3637</text:p>
              </table:table-cell>
              <table:table-cell office:value-type="float" office:value="-0.124136">
                <text:p>-0.124136</text:p>
              </table:table-cell>
              <table:table-cell office:value-type="float" office:value="-2.14314">
                <text:p>-2.14314</text:p>
              </table:table-cell>
              <table:table-cell office:value-type="float" office:value="-1.00471">
                <text:p>-1.00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198669">
                <text:p>0.198669</text:p>
              </table:table-cell>
              <table:table-cell office:value-type="float" office:value="2.25396">
                <text:p>2.25396</text:p>
              </table:table-cell>
              <table:table-cell office:value-type="float" office:value="-0.0640979">
                <text:p>-0.0640979</text:p>
              </table:table-cell>
              <table:table-cell office:value-type="float" office:value="-2.06407">
                <text:p>-2.06407</text:p>
              </table:table-cell>
              <table:table-cell office:value-type="float" office:value="-0.907784">
                <text:p>-0.907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237703">
                <text:p>0.237703</text:p>
              </table:table-cell>
              <table:table-cell office:value-type="float" office:value="2.14477">
                <text:p>2.14477</text:p>
              </table:table-cell>
              <table:table-cell office:value-type="float" office:value="-0.00460035">
                <text:p>-0.00460035</text:p>
              </table:table-cell>
              <table:table-cell office:value-type="float" office:value="-1.9853">
                <text:p>-1.9853</text:p>
              </table:table-cell>
              <table:table-cell office:value-type="float" office:value="-0.811561">
                <text:p>-0.811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276356">
                <text:p>0.276356</text:p>
              </table:table-cell>
              <table:table-cell office:value-type="float" office:value="2.03623">
                <text:p>2.03623</text:p>
              </table:table-cell>
              <table:table-cell office:value-type="float" office:value="0.0542502">
                <text:p>0.0542502</text:p>
              </table:table-cell>
              <table:table-cell office:value-type="float" office:value="-1.90689">
                <text:p>-1.90689</text:p>
              </table:table-cell>
              <table:table-cell office:value-type="float" office:value="-0.716182">
                <text:p>-0.716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314567">
                <text:p>0.314567</text:p>
              </table:table-cell>
              <table:table-cell office:value-type="float" office:value="1.92844">
                <text:p>1.92844</text:p>
              </table:table-cell>
              <table:table-cell office:value-type="float" office:value="0.112349">
                <text:p>0.112349</text:p>
              </table:table-cell>
              <table:table-cell office:value-type="float" office:value="-1.8289">
                <text:p>-1.8289</text:p>
              </table:table-cell>
              <table:table-cell office:value-type="float" office:value="-0.621786">
                <text:p>-0.621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352274">
                <text:p>0.352274</text:p>
              </table:table-cell>
              <table:table-cell office:value-type="float" office:value="1.82152">
                <text:p>1.82152</text:p>
              </table:table-cell>
              <table:table-cell office:value-type="float" office:value="0.169591">
                <text:p>0.169591</text:p>
              </table:table-cell>
              <table:table-cell office:value-type="float" office:value="-1.75139">
                <text:p>-1.75139</text:p>
              </table:table-cell>
              <table:table-cell office:value-type="float" office:value="-0.528508">
                <text:p>-0.528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389418">
                <text:p>0.389418</text:p>
              </table:table-cell>
              <table:table-cell office:value-type="float" office:value="1.71557">
                <text:p>1.71557</text:p>
              </table:table-cell>
              <table:table-cell office:value-type="float" office:value="0.225874">
                <text:p>0.225874</text:p>
              </table:table-cell>
              <table:table-cell office:value-type="float" office:value="-1.67442">
                <text:p>-1.67442</text:p>
              </table:table-cell>
              <table:table-cell office:value-type="float" office:value="-0.436483">
                <text:p>-0.436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425939">
                <text:p>0.425939</text:p>
              </table:table-cell>
              <table:table-cell office:value-type="float" office:value="1.61068">
                <text:p>1.61068</text:p>
              </table:table-cell>
              <table:table-cell office:value-type="float" office:value="0.281098">
                <text:p>0.281098</text:p>
              </table:table-cell>
              <table:table-cell office:value-type="float" office:value="-1.59803">
                <text:p>-1.59803</text:p>
              </table:table-cell>
              <table:table-cell office:value-type="float" office:value="-0.345841">
                <text:p>-0.345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461779">
                <text:p>0.461779</text:p>
              </table:table-cell>
              <table:table-cell office:value-type="float" office:value="1.50696">
                <text:p>1.50696</text:p>
              </table:table-cell>
              <table:table-cell office:value-type="float" office:value="0.335162">
                <text:p>0.335162</text:p>
              </table:table-cell>
              <table:table-cell office:value-type="float" office:value="-1.52229">
                <text:p>-1.52229</text:p>
              </table:table-cell>
              <table:table-cell office:value-type="float" office:value="-0.256714">
                <text:p>-0.256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49688">
                <text:p>0.49688</text:p>
              </table:table-cell>
              <table:table-cell office:value-type="float" office:value="1.40451">
                <text:p>1.40451</text:p>
              </table:table-cell>
              <table:table-cell office:value-type="float" office:value="0.387969">
                <text:p>0.387969</text:p>
              </table:table-cell>
              <table:table-cell office:value-type="float" office:value="-1.44725">
                <text:p>-1.44725</text:p>
              </table:table-cell>
              <table:table-cell office:value-type="float" office:value="-0.169228">
                <text:p>-0.169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531186">
                <text:p>0.531186</text:p>
              </table:table-cell>
              <table:table-cell office:value-type="float" office:value="1.30343">
                <text:p>1.30343</text:p>
              </table:table-cell>
              <table:table-cell office:value-type="float" office:value="0.439424">
                <text:p>0.439424</text:p>
              </table:table-cell>
              <table:table-cell office:value-type="float" office:value="-1.37297">
                <text:p>-1.37297</text:p>
              </table:table-cell>
              <table:table-cell office:value-type="float" office:value="-0.0835088">
                <text:p>-0.0835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564642">
                <text:p>0.564642</text:p>
              </table:table-cell>
              <table:table-cell office:value-type="float" office:value="1.2038">
                <text:p>1.2038</text:p>
              </table:table-cell>
              <table:table-cell office:value-type="float" office:value="0.489433">
                <text:p>0.489433</text:p>
              </table:table-cell>
              <table:table-cell office:value-type="float" office:value="-1.29949">
                <text:p>-1.29949</text:p>
              </table:table-cell>
              <table:table-cell office:value-type="float" office:value="0.000322389">
                <text:p>0.000322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597195">
                <text:p>0.597195</text:p>
              </table:table-cell>
              <table:table-cell office:value-type="float" office:value="1.10572">
                <text:p>1.10572</text:p>
              </table:table-cell>
              <table:table-cell office:value-type="float" office:value="0.537905">
                <text:p>0.537905</text:p>
              </table:table-cell>
              <table:table-cell office:value-type="float" office:value="-1.22687">
                <text:p>-1.22687</text:p>
              </table:table-cell>
              <table:table-cell office:value-type="float" office:value="0.0821464">
                <text:p>0.0821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628793">
                <text:p>0.628793</text:p>
              </table:table-cell>
              <table:table-cell office:value-type="float" office:value="1.00929">
                <text:p>1.00929</text:p>
              </table:table-cell>
              <table:table-cell office:value-type="float" office:value="0.584751">
                <text:p>0.584751</text:p>
              </table:table-cell>
              <table:table-cell office:value-type="float" office:value="-1.15516">
                <text:p>-1.15516</text:p>
              </table:table-cell>
              <table:table-cell office:value-type="float" office:value="0.161847">
                <text:p>0.161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659385">
                <text:p>0.659385</text:p>
              </table:table-cell>
              <table:table-cell office:value-type="float" office:value="0.914573">
                <text:p>0.914573</text:p>
              </table:table-cell>
              <table:table-cell office:value-type="float" office:value="0.629887">
                <text:p>0.629887</text:p>
              </table:table-cell>
              <table:table-cell office:value-type="float" office:value="-1.0844">
                <text:p>-1.0844</text:p>
              </table:table-cell>
              <table:table-cell office:value-type="float" office:value="0.239313">
                <text:p>0.239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688921">
                <text:p>0.688921</text:p>
              </table:table-cell>
              <table:table-cell office:value-type="float" office:value="0.82167">
                <text:p>0.82167</text:p>
              </table:table-cell>
              <table:table-cell office:value-type="float" office:value="0.673227">
                <text:p>0.673227</text:p>
              </table:table-cell>
              <table:table-cell office:value-type="float" office:value="-1.01465">
                <text:p>-1.01465</text:p>
              </table:table-cell>
              <table:table-cell office:value-type="float" office:value="0.314435">
                <text:p>0.314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717356">
                <text:p>0.717356</text:p>
              </table:table-cell>
              <table:table-cell office:value-type="float" office:value="0.730658">
                <text:p>0.730658</text:p>
              </table:table-cell>
              <table:table-cell office:value-type="float" office:value="0.714692">
                <text:p>0.714692</text:p>
              </table:table-cell>
              <table:table-cell office:value-type="float" office:value="-0.945936">
                <text:p>-0.945936</text:p>
              </table:table-cell>
              <table:table-cell office:value-type="float" office:value="0.387109">
                <text:p>0.387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744643">
                <text:p>0.744643</text:p>
              </table:table-cell>
              <table:table-cell office:value-type="float" office:value="0.641615">
                <text:p>0.641615</text:p>
              </table:table-cell>
              <table:table-cell office:value-type="float" office:value="0.754205">
                <text:p>0.754205</text:p>
              </table:table-cell>
              <table:table-cell office:value-type="float" office:value="-0.878314">
                <text:p>-0.878314</text:p>
              </table:table-cell>
              <table:table-cell office:value-type="float" office:value="0.457231">
                <text:p>0.457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770739">
                <text:p>0.770739</text:p>
              </table:table-cell>
              <table:table-cell office:value-type="float" office:value="0.554616">
                <text:p>0.554616</text:p>
              </table:table-cell>
              <table:table-cell office:value-type="float" office:value="0.791691">
                <text:p>0.791691</text:p>
              </table:table-cell>
              <table:table-cell office:value-type="float" office:value="-0.811823">
                <text:p>-0.811823</text:p>
              </table:table-cell>
              <table:table-cell office:value-type="float" office:value="0.524708">
                <text:p>0.524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795602">
                <text:p>0.795602</text:p>
              </table:table-cell>
              <table:table-cell office:value-type="float" office:value="0.469732">
                <text:p>0.469732</text:p>
              </table:table-cell>
              <table:table-cell office:value-type="float" office:value="0.82708">
                <text:p>0.82708</text:p>
              </table:table-cell>
              <table:table-cell office:value-type="float" office:value="-0.746502">
                <text:p>-0.746502</text:p>
              </table:table-cell>
              <table:table-cell office:value-type="float" office:value="0.589444">
                <text:p>0.589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819192">
                <text:p>0.819192</text:p>
              </table:table-cell>
              <table:table-cell office:value-type="float" office:value="0.387032">
                <text:p>0.387032</text:p>
              </table:table-cell>
              <table:table-cell office:value-type="float" office:value="0.860302">
                <text:p>0.860302</text:p>
              </table:table-cell>
              <table:table-cell office:value-type="float" office:value="-0.682389">
                <text:p>-0.682389</text:p>
              </table:table-cell>
              <table:table-cell office:value-type="float" office:value="0.651352">
                <text:p>0.6513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841471">
                <text:p>0.841471</text:p>
              </table:table-cell>
              <table:table-cell office:value-type="float" office:value="0.306581">
                <text:p>0.306581</text:p>
              </table:table-cell>
              <table:table-cell office:value-type="float" office:value="0.891295">
                <text:p>0.891295</text:p>
              </table:table-cell>
              <table:table-cell office:value-type="float" office:value="-0.61952">
                <text:p>-0.61952</text:p>
              </table:table-cell>
              <table:table-cell office:value-type="float" office:value="0.710348">
                <text:p>0.710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862404">
                <text:p>0.862404</text:p>
              </table:table-cell>
              <table:table-cell office:value-type="float" office:value="0.228439">
                <text:p>0.228439</text:p>
              </table:table-cell>
              <table:table-cell office:value-type="float" office:value="0.919998">
                <text:p>0.919998</text:p>
              </table:table-cell>
              <table:table-cell office:value-type="float" office:value="-0.557929">
                <text:p>-0.557929</text:p>
              </table:table-cell>
              <table:table-cell office:value-type="float" office:value="0.766353">
                <text:p>0.766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881958">
                <text:p>0.881958</text:p>
              </table:table-cell>
              <table:table-cell office:value-type="float" office:value="0.152663">
                <text:p>0.152663</text:p>
              </table:table-cell>
              <table:table-cell office:value-type="float" office:value="0.946354">
                <text:p>0.946354</text:p>
              </table:table-cell>
              <table:table-cell office:value-type="float" office:value="-0.497647">
                <text:p>-0.497647</text:p>
              </table:table-cell>
              <table:table-cell office:value-type="float" office:value="0.819292">
                <text:p>0.819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001">
                <text:p>0.9001</text:p>
              </table:table-cell>
              <table:table-cell office:value-type="float" office:value="0.0793088">
                <text:p>0.0793088</text:p>
              </table:table-cell>
              <table:table-cell office:value-type="float" office:value="0.970309">
                <text:p>0.970309</text:p>
              </table:table-cell>
              <table:table-cell office:value-type="float" office:value="-0.438704">
                <text:p>-0.438704</text:p>
              </table:table-cell>
              <table:table-cell office:value-type="float" office:value="0.869096">
                <text:p>0.869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16803">
                <text:p>0.916803</text:p>
              </table:table-cell>
              <table:table-cell office:value-type="float" office:value="0.00842497">
                <text:p>0.00842497</text:p>
              </table:table-cell>
              <table:table-cell office:value-type="float" office:value="0.991814">
                <text:p>0.991814</text:p>
              </table:table-cell>
              <table:table-cell office:value-type="float" office:value="-0.381128">
                <text:p>-0.381128</text:p>
              </table:table-cell>
              <table:table-cell office:value-type="float" office:value="0.9157">
                <text:p>0.91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32039">
                <text:p>0.932039</text:p>
              </table:table-cell>
              <table:table-cell office:value-type="float" office:value="-0.0599427">
                <text:p>-0.0599427</text:p>
              </table:table-cell>
              <table:table-cell office:value-type="float" office:value="1.01082">
                <text:p>1.01082</text:p>
              </table:table-cell>
              <table:table-cell office:value-type="float" office:value="-0.324943">
                <text:p>-0.324943</text:p>
              </table:table-cell>
              <table:table-cell office:value-type="float" office:value="0.959046">
                <text:p>0.959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45784">
                <text:p>0.945784</text:p>
              </table:table-cell>
              <table:table-cell office:value-type="float" office:value="-0.125752">
                <text:p>-0.125752</text:p>
              </table:table-cell>
              <table:table-cell office:value-type="float" office:value="1.0273">
                <text:p>1.0273</text:p>
              </table:table-cell>
              <table:table-cell office:value-type="float" office:value="-0.270174">
                <text:p>-0.270174</text:p>
              </table:table-cell>
              <table:table-cell office:value-type="float" office:value="0.999078">
                <text:p>0.999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58016">
                <text:p>0.958016</text:p>
              </table:table-cell>
              <table:table-cell office:value-type="float" office:value="-0.188966">
                <text:p>-0.188966</text:p>
              </table:table-cell>
              <table:table-cell office:value-type="float" office:value="1.04119">
                <text:p>1.04119</text:p>
              </table:table-cell>
              <table:table-cell office:value-type="float" office:value="-0.216841">
                <text:p>-0.216841</text:p>
              </table:table-cell>
              <table:table-cell office:value-type="float" office:value="1.03575">
                <text:p>1.03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968715">
                <text:p>0.968715</text:p>
              </table:table-cell>
              <table:table-cell office:value-type="float" office:value="-0.24955">
                <text:p>-0.24955</text:p>
              </table:table-cell>
              <table:table-cell office:value-type="float" office:value="1.05249">
                <text:p>1.05249</text:p>
              </table:table-cell>
              <table:table-cell office:value-type="float" office:value="-0.164962">
                <text:p>-0.164962</text:p>
              </table:table-cell>
              <table:table-cell office:value-type="float" office:value="1.06901">
                <text:p>1.06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977865">
                <text:p>0.977865</text:p>
              </table:table-cell>
              <table:table-cell office:value-type="float" office:value="-0.307475">
                <text:p>-0.307475</text:p>
              </table:table-cell>
              <table:table-cell office:value-type="float" office:value="1.06114">
                <text:p>1.06114</text:p>
              </table:table-cell>
              <table:table-cell office:value-type="float" office:value="-0.114555">
                <text:p>-0.114555</text:p>
              </table:table-cell>
              <table:table-cell office:value-type="float" office:value="1.09883">
                <text:p>1.09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98545">
                <text:p>0.98545</text:p>
              </table:table-cell>
              <table:table-cell office:value-type="float" office:value="-0.362717">
                <text:p>-0.362717</text:p>
              </table:table-cell>
              <table:table-cell office:value-type="float" office:value="1.06713">
                <text:p>1.06713</text:p>
              </table:table-cell>
              <table:table-cell office:value-type="float" office:value="-0.0656317">
                <text:p>-0.0656317</text:p>
              </table:table-cell>
              <table:table-cell office:value-type="float" office:value="1.12518">
                <text:p>1.12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991458">
                <text:p>0.991458</text:p>
              </table:table-cell>
              <table:table-cell office:value-type="float" office:value="-0.415253">
                <text:p>-0.415253</text:p>
              </table:table-cell>
              <table:table-cell office:value-type="float" office:value="1.07044">
                <text:p>1.07044</text:p>
              </table:table-cell>
              <table:table-cell office:value-type="float" office:value="-0.0182048">
                <text:p>-0.0182048</text:p>
              </table:table-cell>
              <table:table-cell office:value-type="float" office:value="1.14802">
                <text:p>1.14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995881">
                <text:p>0.995881</text:p>
              </table:table-cell>
              <table:table-cell office:value-type="float" office:value="-0.465069">
                <text:p>-0.465069</text:p>
              </table:table-cell>
              <table:table-cell office:value-type="float" office:value="1.07105">
                <text:p>1.07105</text:p>
              </table:table-cell>
              <table:table-cell office:value-type="float" office:value="0.0277166">
                <text:p>0.0277166</text:p>
              </table:table-cell>
              <table:table-cell office:value-type="float" office:value="1.16734">
                <text:p>1.16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99871">
                <text:p>0.99871</text:p>
              </table:table-cell>
              <table:table-cell office:value-type="float" office:value="-0.512151">
                <text:p>-0.512151</text:p>
              </table:table-cell>
              <table:table-cell office:value-type="float" office:value="1.06896">
                <text:p>1.06896</text:p>
              </table:table-cell>
              <table:table-cell office:value-type="float" office:value="0.0721259">
                <text:p>0.0721259</text:p>
              </table:table-cell>
              <table:table-cell office:value-type="float" office:value="1.18312">
                <text:p>1.18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999942">
                <text:p>0.999942</text:p>
              </table:table-cell>
              <table:table-cell office:value-type="float" office:value="-0.556491">
                <text:p>-0.556491</text:p>
              </table:table-cell>
              <table:table-cell office:value-type="float" office:value="1.06414">
                <text:p>1.06414</text:p>
              </table:table-cell>
              <table:table-cell office:value-type="float" office:value="0.115019">
                <text:p>0.115019</text:p>
              </table:table-cell>
              <table:table-cell office:value-type="float" office:value="1.19534">
                <text:p>1.19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999574">
                <text:p>0.999574</text:p>
              </table:table-cell>
              <table:table-cell office:value-type="float" office:value="-0.598088">
                <text:p>-0.598088</text:p>
              </table:table-cell>
              <table:table-cell office:value-type="float" office:value="1.0566">
                <text:p>1.0566</text:p>
              </table:table-cell>
              <table:table-cell office:value-type="float" office:value="0.156394">
                <text:p>0.156394</text:p>
              </table:table-cell>
              <table:table-cell office:value-type="float" office:value="1.20402">
                <text:p>1.204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997606">
                <text:p>0.997606</text:p>
              </table:table-cell>
              <table:table-cell office:value-type="float" office:value="-0.636941">
                <text:p>-0.636941</text:p>
              </table:table-cell>
              <table:table-cell office:value-type="float" office:value="1.04634">
                <text:p>1.04634</text:p>
              </table:table-cell>
              <table:table-cell office:value-type="float" office:value="0.196251">
                <text:p>0.196251</text:p>
              </table:table-cell>
              <table:table-cell office:value-type="float" office:value="1.20914">
                <text:p>1.20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994043">
                <text:p>0.994043</text:p>
              </table:table-cell>
              <table:table-cell office:value-type="float" office:value="-0.673056">
                <text:p>-0.673056</text:p>
              </table:table-cell>
              <table:table-cell office:value-type="float" office:value="1.03337">
                <text:p>1.03337</text:p>
              </table:table-cell>
              <table:table-cell office:value-type="float" office:value="0.234593">
                <text:p>0.234593</text:p>
              </table:table-cell>
              <table:table-cell office:value-type="float" office:value="1.21071">
                <text:p>1.2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98889">
                <text:p>0.98889</text:p>
              </table:table-cell>
              <table:table-cell office:value-type="float" office:value="-0.706442">
                <text:p>-0.706442</text:p>
              </table:table-cell>
              <table:table-cell office:value-type="float" office:value="1.01769">
                <text:p>1.01769</text:p>
              </table:table-cell>
              <table:table-cell office:value-type="float" office:value="0.271427">
                <text:p>0.271427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982154">
                <text:p>0.982154</text:p>
              </table:table-cell>
              <table:table-cell office:value-type="float" office:value="-0.737114">
                <text:p>-0.737114</text:p>
              </table:table-cell>
              <table:table-cell office:value-type="float" office:value="0.999314">
                <text:p>0.999314</text:p>
              </table:table-cell>
              <table:table-cell office:value-type="float" office:value="0.306758">
                <text:p>0.306758</text:p>
              </table:table-cell>
              <table:table-cell office:value-type="float" office:value="1.20327">
                <text:p>1.20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973848">
                <text:p>0.973848</text:p>
              </table:table-cell>
              <table:table-cell office:value-type="float" office:value="-0.765091">
                <text:p>-0.765091</text:p>
              </table:table-cell>
              <table:table-cell office:value-type="float" office:value="0.978269">
                <text:p>0.978269</text:p>
              </table:table-cell>
              <table:table-cell office:value-type="float" office:value="0.340599">
                <text:p>0.340599</text:p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963983">
                <text:p>0.963983</text:p>
              </table:table-cell>
              <table:table-cell office:value-type="float" office:value="-0.790395">
                <text:p>-0.790395</text:p>
              </table:table-cell>
              <table:table-cell office:value-type="float" office:value="0.954574">
                <text:p>0.954574</text:p>
              </table:table-cell>
              <table:table-cell office:value-type="float" office:value="0.372961">
                <text:p>0.372961</text:p>
              </table:table-cell>
              <table:table-cell office:value-type="float" office:value="1.18188">
                <text:p>1.18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952576">
                <text:p>0.952576</text:p>
              </table:table-cell>
              <table:table-cell office:value-type="float" office:value="-0.813053">
                <text:p>-0.813053</text:p>
              </table:table-cell>
              <table:table-cell office:value-type="float" office:value="0.928254">
                <text:p>0.928254</text:p>
              </table:table-cell>
              <table:table-cell office:value-type="float" office:value="0.403859">
                <text:p>0.403859</text:p>
              </table:table-cell>
              <table:table-cell office:value-type="float" office:value="1.16602">
                <text:p>1.16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939645">
                <text:p>0.939645</text:p>
              </table:table-cell>
              <table:table-cell office:value-type="float" office:value="-0.833096">
                <text:p>-0.833096</text:p>
              </table:table-cell>
              <table:table-cell office:value-type="float" office:value="0.899342">
                <text:p>0.899342</text:p>
              </table:table-cell>
              <table:table-cell office:value-type="float" office:value="0.433311">
                <text:p>0.433311</text:p>
              </table:table-cell>
              <table:table-cell office:value-type="float" office:value="1.14678">
                <text:p>1.1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925211">
                <text:p>0.925211</text:p>
              </table:table-cell>
              <table:table-cell office:value-type="float" office:value="-0.85056">
                <text:p>-0.85056</text:p>
              </table:table-cell>
              <table:table-cell office:value-type="float" office:value="0.867872">
                <text:p>0.867872</text:p>
              </table:table-cell>
              <table:table-cell office:value-type="float" office:value="0.461336">
                <text:p>0.461336</text:p>
              </table:table-cell>
              <table:table-cell office:value-type="float" office:value="1.1242">
                <text:p>1.1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909297">
                <text:p>0.909297</text:p>
              </table:table-cell>
              <table:table-cell office:value-type="float" office:value="-0.865485">
                <text:p>-0.865485</text:p>
              </table:table-cell>
              <table:table-cell office:value-type="float" office:value="0.833884">
                <text:p>0.833884</text:p>
              </table:table-cell>
              <table:table-cell office:value-type="float" office:value="0.487957">
                <text:p>0.487957</text:p>
              </table:table-cell>
              <table:table-cell office:value-type="float" office:value="1.09833">
                <text:p>1.098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891929">
                <text:p>0.891929</text:p>
              </table:table-cell>
              <table:table-cell office:value-type="float" office:value="-0.877914">
                <text:p>-0.877914</text:p>
              </table:table-cell>
              <table:table-cell office:value-type="float" office:value="0.797421">
                <text:p>0.797421</text:p>
              </table:table-cell>
              <table:table-cell office:value-type="float" office:value="0.513197">
                <text:p>0.513197</text:p>
              </table:table-cell>
              <table:table-cell office:value-type="float" office:value="1.06923">
                <text:p>1.0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873133">
                <text:p>0.873133</text:p>
              </table:table-cell>
              <table:table-cell office:value-type="float" office:value="-0.887895">
                <text:p>-0.887895</text:p>
              </table:table-cell>
              <table:table-cell office:value-type="float" office:value="0.75853">
                <text:p>0.75853</text:p>
              </table:table-cell>
              <table:table-cell office:value-type="float" office:value="0.537082">
                <text:p>0.537082</text:p>
              </table:table-cell>
              <table:table-cell office:value-type="float" office:value="1.03695">
                <text:p>1.03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852941">
                <text:p>0.852941</text:p>
              </table:table-cell>
              <table:table-cell office:value-type="float" office:value="-0.89548">
                <text:p>-0.89548</text:p>
              </table:table-cell>
              <table:table-cell office:value-type="float" office:value="0.717263">
                <text:p>0.717263</text:p>
              </table:table-cell>
              <table:table-cell office:value-type="float" office:value="0.559642">
                <text:p>0.559642</text:p>
              </table:table-cell>
              <table:table-cell office:value-type="float" office:value="1.00157">
                <text:p>1.00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831383">
                <text:p>0.831383</text:p>
              </table:table-cell>
              <table:table-cell office:value-type="float" office:value="-0.900724">
                <text:p>-0.900724</text:p>
              </table:table-cell>
              <table:table-cell office:value-type="float" office:value="0.673674">
                <text:p>0.673674</text:p>
              </table:table-cell>
              <table:table-cell office:value-type="float" office:value="0.580907">
                <text:p>0.580907</text:p>
              </table:table-cell>
              <table:table-cell office:value-type="float" office:value="0.963165">
                <text:p>0.963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808496">
                <text:p>0.808496</text:p>
              </table:table-cell>
              <table:table-cell office:value-type="float" office:value="-0.903685">
                <text:p>-0.903685</text:p>
              </table:table-cell>
              <table:table-cell office:value-type="float" office:value="0.627823">
                <text:p>0.627823</text:p>
              </table:table-cell>
              <table:table-cell office:value-type="float" office:value="0.60091">
                <text:p>0.60091</text:p>
              </table:table-cell>
              <table:table-cell office:value-type="float" office:value="0.9218">
                <text:p>0.9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784316">
                <text:p>0.784316</text:p>
              </table:table-cell>
              <table:table-cell office:value-type="float" office:value="-0.904428">
                <text:p>-0.904428</text:p>
              </table:table-cell>
              <table:table-cell office:value-type="float" office:value="0.579771">
                <text:p>0.579771</text:p>
              </table:table-cell>
              <table:table-cell office:value-type="float" office:value="0.619685">
                <text:p>0.619685</text:p>
              </table:table-cell>
              <table:table-cell office:value-type="float" office:value="0.877562">
                <text:p>0.877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758881">
                <text:p>0.758881</text:p>
              </table:table-cell>
              <table:table-cell office:value-type="float" office:value="-0.903018">
                <text:p>-0.903018</text:p>
              </table:table-cell>
              <table:table-cell office:value-type="float" office:value="0.529584">
                <text:p>0.529584</text:p>
              </table:table-cell>
              <table:table-cell office:value-type="float" office:value="0.637269">
                <text:p>0.637269</text:p>
              </table:table-cell>
              <table:table-cell office:value-type="float" office:value="0.830535">
                <text:p>0.8305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732231">
                <text:p>0.732231</text:p>
              </table:table-cell>
              <table:table-cell office:value-type="float" office:value="-0.899525">
                <text:p>-0.899525</text:p>
              </table:table-cell>
              <table:table-cell office:value-type="float" office:value="0.477331">
                <text:p>0.477331</text:p>
              </table:table-cell>
              <table:table-cell office:value-type="float" office:value="0.653701">
                <text:p>0.653701</text:p>
              </table:table-cell>
              <table:table-cell office:value-type="float" office:value="0.780811">
                <text:p>0.780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704411">
                <text:p>0.704411</text:p>
              </table:table-cell>
              <table:table-cell office:value-type="float" office:value="-0.894023">
                <text:p>-0.894023</text:p>
              </table:table-cell>
              <table:table-cell office:value-type="float" office:value="0.423086">
                <text:p>0.423086</text:p>
              </table:table-cell>
              <table:table-cell office:value-type="float" office:value="0.669021">
                <text:p>0.669021</text:p>
              </table:table-cell>
              <table:table-cell office:value-type="float" office:value="0.728483">
                <text:p>0.728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75463">
                <text:p>0.675463</text:p>
              </table:table-cell>
              <table:table-cell office:value-type="float" office:value="-0.886587">
                <text:p>-0.886587</text:p>
              </table:table-cell>
              <table:table-cell office:value-type="float" office:value="0.366923">
                <text:p>0.366923</text:p>
              </table:table-cell>
              <table:table-cell office:value-type="float" office:value="0.683272">
                <text:p>0.683272</text:p>
              </table:table-cell>
              <table:table-cell office:value-type="float" office:value="0.673652">
                <text:p>0.673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45435">
                <text:p>0.645435</text:p>
              </table:table-cell>
              <table:table-cell office:value-type="float" office:value="-0.877297">
                <text:p>-0.877297</text:p>
              </table:table-cell>
              <table:table-cell office:value-type="float" office:value="0.308921">
                <text:p>0.308921</text:p>
              </table:table-cell>
              <table:table-cell office:value-type="float" office:value="0.696497">
                <text:p>0.696497</text:p>
              </table:table-cell>
              <table:table-cell office:value-type="float" office:value="0.61642">
                <text:p>0.616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14374">
                <text:p>0.614374</text:p>
              </table:table-cell>
              <table:table-cell office:value-type="float" office:value="-0.866235">
                <text:p>-0.866235</text:p>
              </table:table-cell>
              <table:table-cell office:value-type="float" office:value="0.249163">
                <text:p>0.249163</text:p>
              </table:table-cell>
              <table:table-cell office:value-type="float" office:value="0.708743">
                <text:p>0.708743</text:p>
              </table:table-cell>
              <table:table-cell office:value-type="float" office:value="0.556893">
                <text:p>0.556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582331">
                <text:p>0.582331</text:p>
              </table:table-cell>
              <table:table-cell office:value-type="float" office:value="-0.853487">
                <text:p>-0.853487</text:p>
              </table:table-cell>
              <table:table-cell office:value-type="float" office:value="0.187733">
                <text:p>0.187733</text:p>
              </table:table-cell>
              <table:table-cell office:value-type="float" office:value="0.720055">
                <text:p>0.720055</text:p>
              </table:table-cell>
              <table:table-cell office:value-type="float" office:value="0.495182">
                <text:p>0.495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549356">
                <text:p>0.549356</text:p>
              </table:table-cell>
              <table:table-cell office:value-type="float" office:value="-0.839141">
                <text:p>-0.839141</text:p>
              </table:table-cell>
              <table:table-cell office:value-type="float" office:value="0.124718">
                <text:p>0.124718</text:p>
              </table:table-cell>
              <table:table-cell office:value-type="float" office:value="0.730483">
                <text:p>0.730483</text:p>
              </table:table-cell>
              <table:table-cell office:value-type="float" office:value="0.431401">
                <text:p>0.4314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515501">
                <text:p>0.515501</text:p>
              </table:table-cell>
              <table:table-cell office:value-type="float" office:value="-0.823287">
                <text:p>-0.823287</text:p>
              </table:table-cell>
              <table:table-cell office:value-type="float" office:value="0.0602074">
                <text:p>0.0602074</text:p>
              </table:table-cell>
              <table:table-cell office:value-type="float" office:value="0.740077">
                <text:p>0.740077</text:p>
              </table:table-cell>
              <table:table-cell office:value-type="float" office:value="0.365668">
                <text:p>0.365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480823">
                <text:p>0.480823</text:p>
              </table:table-cell>
              <table:table-cell office:value-type="float" office:value="-0.806019">
                <text:p>-0.806019</text:p>
              </table:table-cell>
              <table:table-cell office:value-type="float" office:value="-0.00570654">
                <text:p>-0.00570654</text:p>
              </table:table-cell>
              <table:table-cell office:value-type="float" office:value="0.748889">
                <text:p>0.748889</text:p>
              </table:table-cell>
              <table:table-cell office:value-type="float" office:value="0.298102">
                <text:p>0.2981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445375">
                <text:p>0.445375</text:p>
              </table:table-cell>
              <table:table-cell office:value-type="float" office:value="-0.78743">
                <text:p>-0.78743</text:p>
              </table:table-cell>
              <table:table-cell office:value-type="float" office:value="-0.0729288">
                <text:p>-0.0729288</text:p>
              </table:table-cell>
              <table:table-cell office:value-type="float" office:value="0.75697">
                <text:p>0.75697</text:p>
              </table:table-cell>
              <table:table-cell office:value-type="float" office:value="0.228826">
                <text:p>0.228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409214">
                <text:p>0.409214</text:p>
              </table:table-cell>
              <table:table-cell office:value-type="float" office:value="-0.767619">
                <text:p>-0.767619</text:p>
              </table:table-cell>
              <table:table-cell office:value-type="float" office:value="-0.141363">
                <text:p>-0.141363</text:p>
              </table:table-cell>
              <table:table-cell office:value-type="float" office:value="0.764375">
                <text:p>0.764375</text:p>
              </table:table-cell>
              <table:table-cell office:value-type="float" office:value="0.157968">
                <text:p>0.157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372399">
                <text:p>0.372399</text:p>
              </table:table-cell>
              <table:table-cell office:value-type="float" office:value="-0.746686">
                <text:p>-0.746686</text:p>
              </table:table-cell>
              <table:table-cell office:value-type="float" office:value="-0.210912">
                <text:p>-0.210912</text:p>
              </table:table-cell>
              <table:table-cell office:value-type="float" office:value="0.771159">
                <text:p>0.771159</text:p>
              </table:table-cell>
              <table:table-cell office:value-type="float" office:value="0.0856549">
                <text:p>0.0856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334988">
                <text:p>0.334988</text:p>
              </table:table-cell>
              <table:table-cell office:value-type="float" office:value="-0.724729">
                <text:p>-0.724729</text:p>
              </table:table-cell>
              <table:table-cell office:value-type="float" office:value="-0.281474">
                <text:p>-0.281474</text:p>
              </table:table-cell>
              <table:table-cell office:value-type="float" office:value="0.777377">
                <text:p>0.777377</text:p>
              </table:table-cell>
              <table:table-cell office:value-type="float" office:value="0.012018">
                <text:p>0.012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297041">
                <text:p>0.297041</text:p>
              </table:table-cell>
              <table:table-cell office:value-type="float" office:value="-0.701854">
                <text:p>-0.701854</text:p>
              </table:table-cell>
              <table:table-cell office:value-type="float" office:value="-0.352947">
                <text:p>-0.352947</text:p>
              </table:table-cell>
              <table:table-cell office:value-type="float" office:value="0.783087">
                <text:p>0.783087</text:p>
              </table:table-cell>
              <table:table-cell office:value-type="float" office:value="-0.0628096">
                <text:p>-0.06280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258619">
                <text:p>0.258619</text:p>
              </table:table-cell>
              <table:table-cell office:value-type="float" office:value="-0.678163">
                <text:p>-0.678163</text:p>
              </table:table-cell>
              <table:table-cell office:value-type="float" office:value="-0.42523">
                <text:p>-0.42523</text:p>
              </table:table-cell>
              <table:table-cell office:value-type="float" office:value="0.788346">
                <text:p>0.788346</text:p>
              </table:table-cell>
              <table:table-cell office:value-type="float" office:value="-0.138694">
                <text:p>-0.138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219784">
                <text:p>0.219784</text:p>
              </table:table-cell>
              <table:table-cell office:value-type="float" office:value="-0.653762">
                <text:p>-0.653762</text:p>
              </table:table-cell>
              <table:table-cell office:value-type="float" office:value="-0.498216">
                <text:p>-0.498216</text:p>
              </table:table-cell>
              <table:table-cell office:value-type="float" office:value="0.793212">
                <text:p>0.793212</text:p>
              </table:table-cell>
              <table:table-cell office:value-type="float" office:value="-0.215497">
                <text:p>-0.215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180596">
                <text:p>0.180596</text:p>
              </table:table-cell>
              <table:table-cell office:value-type="float" office:value="-0.628758">
                <text:p>-0.628758</text:p>
              </table:table-cell>
              <table:table-cell office:value-type="float" office:value="-0.5718">
                <text:p>-0.5718</text:p>
              </table:table-cell>
              <table:table-cell office:value-type="float" office:value="0.797745">
                <text:p>0.797745</text:p>
              </table:table-cell>
              <table:table-cell office:value-type="float" office:value="-0.293081">
                <text:p>-0.2930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14112">
                <text:p>0.14112</text:p>
              </table:table-cell>
              <table:table-cell office:value-type="float" office:value="-0.603259">
                <text:p>-0.603259</text:p>
              </table:table-cell>
              <table:table-cell office:value-type="float" office:value="-0.645876">
                <text:p>-0.645876</text:p>
              </table:table-cell>
              <table:table-cell office:value-type="float" office:value="0.802003">
                <text:p>0.802003</text:p>
              </table:table-cell>
              <table:table-cell office:value-type="float" office:value="-0.371307">
                <text:p>-0.37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101418">
                <text:p>0.101418</text:p>
              </table:table-cell>
              <table:table-cell office:value-type="float" office:value="-0.577372">
                <text:p>-0.577372</text:p>
              </table:table-cell>
              <table:table-cell office:value-type="float" office:value="-0.720336">
                <text:p>-0.720336</text:p>
              </table:table-cell>
              <table:table-cell office:value-type="float" office:value="0.806047">
                <text:p>0.806047</text:p>
              </table:table-cell>
              <table:table-cell office:value-type="float" office:value="-0.450035">
                <text:p>-0.450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615538">
                <text:p>0.0615538</text:p>
              </table:table-cell>
              <table:table-cell office:value-type="float" office:value="-0.551207">
                <text:p>-0.551207</text:p>
              </table:table-cell>
              <table:table-cell office:value-type="float" office:value="-0.795072">
                <text:p>-0.795072</text:p>
              </table:table-cell>
              <table:table-cell office:value-type="float" office:value="0.809937">
                <text:p>0.809937</text:p>
              </table:table-cell>
              <table:table-cell office:value-type="float" office:value="-0.529123">
                <text:p>-0.529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215911">
                <text:p>0.0215911</text:p>
              </table:table-cell>
              <table:table-cell office:value-type="float" office:value="-0.524873">
                <text:p>-0.524873</text:p>
              </table:table-cell>
              <table:table-cell office:value-type="float" office:value="-0.869976">
                <text:p>-0.869976</text:p>
              </table:table-cell>
              <table:table-cell office:value-type="float" office:value="0.813733">
                <text:p>0.813733</text:p>
              </table:table-cell>
              <table:table-cell office:value-type="float" office:value="-0.60843">
                <text:p>-0.608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0184064">
                <text:p>-0.0184064</text:p>
              </table:table-cell>
              <table:table-cell office:value-type="float" office:value="-0.498479">
                <text:p>-0.498479</text:p>
              </table:table-cell>
              <table:table-cell office:value-type="float" office:value="-0.944938">
                <text:p>-0.944938</text:p>
              </table:table-cell>
              <table:table-cell office:value-type="float" office:value="0.817497">
                <text:p>0.817497</text:p>
              </table:table-cell>
              <table:table-cell office:value-type="float" office:value="-0.687814">
                <text:p>-0.687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0583742">
                <text:p>-0.0583742</text:p>
              </table:table-cell>
              <table:table-cell office:value-type="float" office:value="-0.472136">
                <text:p>-0.472136</text:p>
              </table:table-cell>
              <table:table-cell office:value-type="float" office:value="-1.01985">
                <text:p>-1.01985</text:p>
              </table:table-cell>
              <table:table-cell office:value-type="float" office:value="0.821289">
                <text:p>0.821289</text:p>
              </table:table-cell>
              <table:table-cell office:value-type="float" office:value="-0.767133">
                <text:p>-0.767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0982486">
                <text:p>-0.0982486</text:p>
              </table:table-cell>
              <table:table-cell office:value-type="float" office:value="-0.445953">
                <text:p>-0.445953</text:p>
              </table:table-cell>
              <table:table-cell office:value-type="float" office:value="-1.0946">
                <text:p>-1.0946</text:p>
              </table:table-cell>
              <table:table-cell office:value-type="float" office:value="0.825169">
                <text:p>0.825169</text:p>
              </table:table-cell>
              <table:table-cell office:value-type="float" office:value="-0.846244">
                <text:p>-0.8462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137966">
                <text:p>-0.137966</text:p>
              </table:table-cell>
              <table:table-cell office:value-type="float" office:value="-0.42004">
                <text:p>-0.42004</text:p>
              </table:table-cell>
              <table:table-cell office:value-type="float" office:value="-1.16909">
                <text:p>-1.16909</text:p>
              </table:table-cell>
              <table:table-cell office:value-type="float" office:value="0.829198">
                <text:p>0.829198</text:p>
              </table:table-cell>
              <table:table-cell office:value-type="float" office:value="-0.925005">
                <text:p>-0.925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177462">
                <text:p>-0.177462</text:p>
              </table:table-cell>
              <table:table-cell office:value-type="float" office:value="-0.394506">
                <text:p>-0.394506</text:p>
              </table:table-cell>
              <table:table-cell office:value-type="float" office:value="-1.2432">
                <text:p>-1.2432</text:p>
              </table:table-cell>
              <table:table-cell office:value-type="float" office:value="0.833438">
                <text:p>0.833438</text:p>
              </table:table-cell>
              <table:table-cell office:value-type="float" office:value="-1.00328">
                <text:p>-1.003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216675">
                <text:p>-0.216675</text:p>
              </table:table-cell>
              <table:table-cell office:value-type="float" office:value="-0.369459">
                <text:p>-0.369459</text:p>
              </table:table-cell>
              <table:table-cell office:value-type="float" office:value="-1.31683">
                <text:p>-1.31683</text:p>
              </table:table-cell>
              <table:table-cell office:value-type="float" office:value="0.837946">
                <text:p>0.837946</text:p>
              </table:table-cell>
              <table:table-cell office:value-type="float" office:value="-1.08092">
                <text:p>-1.080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255541">
                <text:p>-0.255541</text:p>
              </table:table-cell>
              <table:table-cell office:value-type="float" office:value="-0.345006">
                <text:p>-0.345006</text:p>
              </table:table-cell>
              <table:table-cell office:value-type="float" office:value="-1.38987">
                <text:p>-1.38987</text:p>
              </table:table-cell>
              <table:table-cell office:value-type="float" office:value="0.842783">
                <text:p>0.842783</text:p>
              </table:table-cell>
              <table:table-cell office:value-type="float" office:value="-1.15779">
                <text:p>-1.157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293998">
                <text:p>-0.293998</text:p>
              </table:table-cell>
              <table:table-cell office:value-type="float" office:value="-0.321255">
                <text:p>-0.321255</text:p>
              </table:table-cell>
              <table:table-cell office:value-type="float" office:value="-1.46221">
                <text:p>-1.46221</text:p>
              </table:table-cell>
              <table:table-cell office:value-type="float" office:value="0.848009">
                <text:p>0.848009</text:p>
              </table:table-cell>
              <table:table-cell office:value-type="float" office:value="-1.23375">
                <text:p>-1.23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331985">
                <text:p>-0.331985</text:p>
              </table:table-cell>
              <table:table-cell office:value-type="float" office:value="-0.29831">
                <text:p>-0.29831</text:p>
              </table:table-cell>
              <table:table-cell office:value-type="float" office:value="-1.53375">
                <text:p>-1.53375</text:p>
              </table:table-cell>
              <table:table-cell office:value-type="float" office:value="0.85368">
                <text:p>0.85368</text:p>
              </table:table-cell>
              <table:table-cell office:value-type="float" office:value="-1.30867">
                <text:p>-1.30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369441">
                <text:p>-0.369441</text:p>
              </table:table-cell>
              <table:table-cell office:value-type="float" office:value="-0.276277">
                <text:p>-0.276277</text:p>
              </table:table-cell>
              <table:table-cell office:value-type="float" office:value="-1.60439">
                <text:p>-1.60439</text:p>
              </table:table-cell>
              <table:table-cell office:value-type="float" office:value="0.859856">
                <text:p>0.859856</text:p>
              </table:table-cell>
              <table:table-cell office:value-type="float" office:value="-1.3824">
                <text:p>-1.3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406306">
                <text:p>-0.406306</text:p>
              </table:table-cell>
              <table:table-cell office:value-type="float" office:value="-0.255258">
                <text:p>-0.255258</text:p>
              </table:table-cell>
              <table:table-cell office:value-type="float" office:value="-1.67402">
                <text:p>-1.67402</text:p>
              </table:table-cell>
              <table:table-cell office:value-type="float" office:value="0.866593">
                <text:p>0.866593</text:p>
              </table:table-cell>
              <table:table-cell office:value-type="float" office:value="-1.45483">
                <text:p>-1.454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44252">
                <text:p>-0.44252</text:p>
              </table:table-cell>
              <table:table-cell office:value-type="float" office:value="-0.235354">
                <text:p>-0.235354</text:p>
              </table:table-cell>
              <table:table-cell office:value-type="float" office:value="-1.74255">
                <text:p>-1.74255</text:p>
              </table:table-cell>
              <table:table-cell office:value-type="float" office:value="0.873947">
                <text:p>0.873947</text:p>
              </table:table-cell>
              <table:table-cell office:value-type="float" office:value="-1.5258">
                <text:p>-1.5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478027">
                <text:p>-0.478027</text:p>
              </table:table-cell>
              <table:table-cell office:value-type="float" office:value="-0.216665">
                <text:p>-0.216665</text:p>
              </table:table-cell>
              <table:table-cell office:value-type="float" office:value="-1.80987">
                <text:p>-1.80987</text:p>
              </table:table-cell>
              <table:table-cell office:value-type="float" office:value="0.881972">
                <text:p>0.881972</text:p>
              </table:table-cell>
              <table:table-cell office:value-type="float" office:value="-1.59521">
                <text:p>-1.595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512769">
                <text:p>-0.512769</text:p>
              </table:table-cell>
              <table:table-cell office:value-type="float" office:value="-0.199288">
                <text:p>-0.199288</text:p>
              </table:table-cell>
              <table:table-cell office:value-type="float" office:value="-1.87589">
                <text:p>-1.87589</text:p>
              </table:table-cell>
              <table:table-cell office:value-type="float" office:value="0.890724">
                <text:p>0.890724</text:p>
              </table:table-cell>
              <table:table-cell office:value-type="float" office:value="-1.66292">
                <text:p>-1.66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546691">
                <text:p>-0.546691</text:p>
              </table:table-cell>
              <table:table-cell office:value-type="float" office:value="-0.183317">
                <text:p>-0.183317</text:p>
              </table:table-cell>
              <table:table-cell office:value-type="float" office:value="-1.94052">
                <text:p>-1.94052</text:p>
              </table:table-cell>
              <table:table-cell office:value-type="float" office:value="0.900253">
                <text:p>0.900253</text:p>
              </table:table-cell>
              <table:table-cell office:value-type="float" office:value="-1.7288">
                <text:p>-1.72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579738">
                <text:p>-0.579738</text:p>
              </table:table-cell>
              <table:table-cell office:value-type="float" office:value="-0.168848">
                <text:p>-0.168848</text:p>
              </table:table-cell>
              <table:table-cell office:value-type="float" office:value="-2.00365">
                <text:p>-2.00365</text:p>
              </table:table-cell>
              <table:table-cell office:value-type="float" office:value="0.910613">
                <text:p>0.910613</text:p>
              </table:table-cell>
              <table:table-cell office:value-type="float" office:value="-1.79274">
                <text:p>-1.79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611858">
                <text:p>-0.611858</text:p>
              </table:table-cell>
              <table:table-cell office:value-type="float" office:value="-0.15597">
                <text:p>-0.15597</text:p>
              </table:table-cell>
              <table:table-cell office:value-type="float" office:value="-2.06521">
                <text:p>-2.06521</text:p>
              </table:table-cell>
              <table:table-cell office:value-type="float" office:value="0.921854">
                <text:p>0.921854</text:p>
              </table:table-cell>
              <table:table-cell office:value-type="float" office:value="-1.85462">
                <text:p>-1.85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642999">
                <text:p>-0.642999</text:p>
              </table:table-cell>
              <table:table-cell office:value-type="float" office:value="-0.144771">
                <text:p>-0.144771</text:p>
              </table:table-cell>
              <table:table-cell office:value-type="float" office:value="-2.12511">
                <text:p>-2.12511</text:p>
              </table:table-cell>
              <table:table-cell office:value-type="float" office:value="0.934023">
                <text:p>0.934023</text:p>
              </table:table-cell>
              <table:table-cell office:value-type="float" office:value="-1.91433">
                <text:p>-1.91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673111">
                <text:p>-0.673111</text:p>
              </table:table-cell>
              <table:table-cell office:value-type="float" office:value="-0.135337">
                <text:p>-0.135337</text:p>
              </table:table-cell>
              <table:table-cell office:value-type="float" office:value="-2.18325">
                <text:p>-2.18325</text:p>
              </table:table-cell>
              <table:table-cell office:value-type="float" office:value="0.947168">
                <text:p>0.947168</text:p>
              </table:table-cell>
              <table:table-cell office:value-type="float" office:value="-1.97175">
                <text:p>-1.971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702146">
                <text:p>-0.702146</text:p>
              </table:table-cell>
              <table:table-cell office:value-type="float" office:value="-0.12775">
                <text:p>-0.12775</text:p>
              </table:table-cell>
              <table:table-cell office:value-type="float" office:value="-2.23957">
                <text:p>-2.23957</text:p>
              </table:table-cell>
              <table:table-cell office:value-type="float" office:value="0.961336">
                <text:p>0.961336</text:p>
              </table:table-cell>
              <table:table-cell office:value-type="float" office:value="-2.02677">
                <text:p>-2.02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730058">
                <text:p>-0.730058</text:p>
              </table:table-cell>
              <table:table-cell office:value-type="float" office:value="-0.122091">
                <text:p>-0.122091</text:p>
              </table:table-cell>
              <table:table-cell office:value-type="float" office:value="-2.29397">
                <text:p>-2.29397</text:p>
              </table:table-cell>
              <table:table-cell office:value-type="float" office:value="0.976569">
                <text:p>0.976569</text:p>
              </table:table-cell>
              <table:table-cell office:value-type="float" office:value="-2.0793">
                <text:p>-2.0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